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1.5327in"/>
    </style:style>
    <style:style style:name="co15" style:family="table-column">
      <style:table-column-properties fo:break-before="auto" style:column-width="0.9862in"/>
    </style:style>
    <style:style style:name="co16" style:family="table-column">
      <style:table-column-properties fo:break-before="auto" style:column-width="2.7563in"/>
    </style:style>
    <style:style style:name="co17" style:family="table-column">
      <style:table-column-properties fo:break-before="auto" style:column-width="2.2299in"/>
    </style:style>
    <style:style style:name="co18" style:family="table-column">
      <style:table-column-properties fo:break-before="auto" style:column-width="1.4008in"/>
    </style:style>
    <style:style style:name="co19" style:family="table-column">
      <style:table-column-properties fo:break-before="auto" style:column-width="1.3437in"/>
    </style:style>
    <style:style style:name="co20" style:family="table-column">
      <style:table-column-properties fo:break-before="auto" style:column-width="0.7937in"/>
    </style:style>
    <style:style style:name="co21" style:family="table-column">
      <style:table-column-properties fo:break-before="auto" style:column-width="1.0008in"/>
    </style:style>
    <style:style style:name="co22" style:family="table-column">
      <style:table-column-properties fo:break-before="auto" style:column-width="1.0256in"/>
    </style:style>
    <style:style style:name="co13" style:family="table-column">
      <style:table-column-properties fo:break-before="auto" style:column-width="0.6602in"/>
    </style:style>
    <style:style style:name="co11" style:family="table-column">
      <style:table-column-properties fo:break-before="auto" style:column-width="1.2681in"/>
    </style:style>
    <style:style style:name="co12" style:family="table-column">
      <style:table-column-properties fo:break-before="auto" style:column-width="0.5783in"/>
    </style:style>
    <style:style style:name="co23" style:family="table-column">
      <style:table-column-properties fo:break-before="auto" style:column-width="3.1409in"/>
    </style:style>
    <style:style style:name="co24" style:family="table-column">
      <style:table-column-properties fo:break-before="auto" style:column-width="1.9508in"/>
    </style:style>
    <style:style style:name="co25" style:family="table-column">
      <style:table-column-properties fo:break-before="auto" style:column-width="1.6327in"/>
    </style:style>
    <style:style style:name="co26" style:family="table-column">
      <style:table-column-properties fo:break-before="auto" style:column-width="1.5008in"/>
    </style:style>
    <style:style style:name="co27" style:family="table-column">
      <style:table-column-properties fo:break-before="auto" style:column-width="1.061in"/>
    </style:style>
    <style:style style:name="co28" style:family="table-column">
      <style:table-column-properties fo:break-before="auto" style:column-width="1.5437in"/>
    </style:style>
    <style:style style:name="co29" style:family="table-column">
      <style:table-column-properties fo:break-before="auto" style:column-width="1.5866in"/>
    </style:style>
    <style:style style:name="co30" style:family="table-column">
      <style:table-column-properties fo:break-before="auto" style:column-width="1.5728in"/>
    </style:style>
    <style:style style:name="co31" style:family="table-column">
      <style:table-column-properties fo:break-before="auto" style:column-width="1.7807in"/>
    </style:style>
    <style:style style:name="co32" style:family="table-column">
      <style:table-column-properties fo:break-before="auto" style:column-width="1.1929in"/>
    </style:style>
    <style:style style:name="ro1" style:family="table-row">
      <style:table-row-properties style:row-height="0.4165in" fo:break-before="auto" style:use-optimal-row-height="false"/>
    </style:style>
    <style:style style:name="ro7" style:family="table-row">
      <style:table-row-properties style:row-height="0.2173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1953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8492in" fo:break-before="auto" style:use-optimal-row-height="true"/>
    </style:style>
    <style:style style:name="ro10" style:family="table-row">
      <style:table-row-properties style:row-height="0.352in" fo:break-before="auto" style:use-optimal-row-height="true"/>
    </style:style>
    <style:style style:name="ro11" style:family="table-row">
      <style:table-row-properties style:row-height="0.2083in" fo:break-before="auto" style:use-optimal-row-height="false"/>
    </style:style>
    <style:style style:name="ro12" style:family="table-row">
      <style:table-row-properties style:row-height="0.178in" fo:break-before="auto" style:use-optimal-row-height="true"/>
    </style:style>
    <style:style style:name="ta1" style:family="table" style:master-page-name="PageStyle_5f_ciaa-nxp">
      <style:table-properties table:display="true" style:writing-mode="lr-tb" tableooo:tab-color="#ffffff"/>
    </style:style>
    <number:percentage-style style:name="N10">
      <number:number number:decimal-places="0" number:min-integer-digits="1"/>
      <number:text>%</number:text>
    </number:percentage-style>
    <style:style style:name="ce48"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text-line-through-type="none" style:text-position=""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3" style:family="table-cell" style:parent-style-name="Excel_20_Built-in_20_Currency" style:data-style-name="N128">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Excel_20_Built-in_20_Currency" style:data-style-name="N128">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Currency" style:data-style-name="N128">
      <style:table-cell-properties style:cell-protect="protected" style:print-content="true" style:diagonal-bl-tr="none" style:diagonal-tl-br="none" style:rotation-align="non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text-position=""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13" style:family="table-cell" style:parent-style-name="Excel_20_Built-in_20_Excel_20_Built-in_20_Good">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style:paragraph-properties fo:text-align="center" fo:margin-left="0in"/>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fix" style:repeat-content="false" fo:background-color="transparent"/>
      <style:paragraph-properties fo:text-align="center" fo:margin-left="0in"/>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Excel_20_Built-in_20_Good">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transparent" fo:wrap-option="wrap"/>
      <style:text-properties style:font-name="Liberation Sans Narrow" fo:font-size="10pt" style:font-size-asian="10pt" style:font-size-complex="10pt" fo:hyphenate="true"/>
    </style:style>
    <style:style style:name="ce19" style:family="table-cell" style:parent-style-name="Default">
      <style:table-cell-properties fo:background-color="transparent" fo:wrap-option="wrap"/>
      <style:text-properties style:font-name="Liberation Sans Narrow" fo:hyphenate="true"/>
    </style:style>
    <style:style style:name="ce2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ackground-color="transparent"/>
      <style:text-properties style:font-name="Liberation Sans Narrow" fo:font-size="10pt" style:font-size-asian="10pt" style:font-size-complex="10pt"/>
    </style:style>
    <style:style style:name="ce2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text-line-through-type="none" style:font-name="Liberation Sans Narrow" fo:font-size="10pt" fo:font-style="normal" fo:text-shadow="none" style:text-underline-style="none" fo:font-weight="normal" style:font-name-asian="Droid Sans Fallback" style:font-size-asian="10pt" style:font-style-asian="normal" style:font-weight-asian="normal" style:font-name-complex="FreeSans" style:font-size-complex="10pt" style:font-style-complex="normal" style:font-weight-complex="normal"/>
    </style:style>
    <style:style style:name="ce23" style:family="table-cell" style:parent-style-name="Excel_20_Built-in_20_Excel_20_Built-in_20_Good">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61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Excel_20_Built-in_20_Hyperlink">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7" style:family="table-cell" style:parent-style-name="Defaul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Excel_20_Built-in_20_Hyperlink">
      <style:table-cell-properties fo:background-color="#ffff99"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text-line-through-type="none" style:font-name="Liberation Sans Narrow"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Excel_20_Built-in_20_Excel_20_Built-in_20_Accent1">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in"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middle"/>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order-bottom="none" style:diagonal-bl-tr="none" style:diagonal-tl-br="none" style:text-align-source="fix" style:repeat-content="false" fo:wrap-option="no-wrap" fo:border-left="none" style:direction="ltr" fo:border-right="0.99pt solid #7f7f7f" style:rotation-angle="0" style:rotation-align="none" style:shrink-to-fit="false" fo:border-top="non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Excel_20_Built-in_20_Excel_20_Built-in_20_Accent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Excel_20_Built-in_20_Currency"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Excel_20_Built-in_20_Currency" style:data-style-name="N128">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Excel_20_Built-in_20_Currency" style:data-style-name="N128">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Excel_20_Built-in_20_Currency" style:data-style-name="N128">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Currency" style:data-style-name="N128">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Excel_20_Built-in_20_Currency" style:data-style-name="N128">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Excel_20_Built-in_20_Currency" style:data-style-name="N128">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Excel_20_Built-in_20_Currency" style:data-style-name="N128">
      <style:table-cell-properties fo:border-bottom="none" style:cell-protect="protected" style:print-content="true" style:diagonal-bl-tr="none" style:diagonal-tl-br="none" style:text-align-source="fix" style:repeat-content="false" fo:wrap-option="no-wrap" fo:border-left="0.99pt solid #7f7f7f" style:direction="ltr" fo:border-right="0.99pt solid #7f7f7f" style:rotation-angle="0" style:rotation-align="none" style:shrink-to-fit="false" fo:border-top="non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Excel_20_Built-in_20_Currency" style:data-style-name="N0">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Excel_20_Built-in_20_Excel_20_Built-in_20_Input" style:data-style-name="N125">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Excel_20_Built-in_20_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Excel_20_Built-in_20_Excel_20_Built-in_20_Input" style:data-style-name="N128">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3f3f76"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Excel_20_Built-in_20_Excel_20_Built-in_20_Accent1" style:data-style-name="N125">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ffffff"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25">
      <style:text-properties fo:color="#00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Excel_20_Built-in_20_Currency" style:data-style-name="N128">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Excel_20_Built-in_20_Currency" style:data-style-name="N128">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fo:background-color="transparent"/>
      <style:text-properties fo:color="#000000" style:text-outline="false" style:text-line-through-style="none" style:text-line-through-type="none" style:font-name="Liberation Sans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ext-properties fo:color="#ff0000" style:text-outline="false" style:text-line-through-style="none" style:text-line-through-type="none" style:font-name="Liberation Sans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ext-properties style:font-name="Liberation Sans Narrow" fo:font-size="10pt" style:font-size-asian="10pt" style:font-size-complex="10pt"/>
    </style:style>
    <style:style style:name="ce66" style:family="table-cell" style:parent-style-name="Default">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Hyperlink">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text-line-through-type="none" style:font-name="Liberation Sans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1" style:family="table-cell" style:parent-style-name="Excel_20_Built-in_20_Currency" style:data-style-name="N128">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Excel_20_Built-in_20_Currency" style:data-style-name="N128">
      <style:table-cell-properties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Currency" style:data-style-name="N128">
      <style:table-cell-properties style:cell-protect="protected" style:print-content="true" style:diagonal-bl-tr="none" style:diagonal-tl-br="none"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28in" svg:stroke-color="#f79646" draw:stroke-linejoin="round" draw:fill="solid" draw:fill-color="#ffffff" draw:textarea-vertical-align="top" draw:auto-grow-height="false" fo:min-height="0.0394in" fo:min-width="0.0394in" fo:padding-top="0.0492in" fo:padding-bottom="0.0492in" fo:padding-left="0.0984in" fo:padding-right="0.0984in" fo:wrap-option="wra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color="#ff0000" style:text-line-through-style="none" style:text-line-through-typ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2">
        <table:table-column table:style-name="co11" table:default-cell-style-name="ce11"/>
        <table:table-column table:style-name="co12" table:default-cell-style-name="ce14"/>
        <table:table-column table:style-name="co23" table:default-cell-style-name="ce20"/>
        <table:table-column table:style-name="co24" table:default-cell-style-name="ce24"/>
        <table:table-column table:style-name="co25" table:default-cell-style-name="ce27"/>
        <table:table-column table:style-name="co26" table:default-cell-style-name="ce27"/>
        <table:table-column table:style-name="co27" table:default-cell-style-name="ce27"/>
        <table:table-column table:style-name="co28" table:default-cell-style-name="ce42"/>
        <table:table-column table:style-name="co29" table:default-cell-style-name="ce42"/>
        <table:table-column table:style-name="co30" table:default-cell-style-name="ce27"/>
        <table:table-column table:style-name="co31" table:default-cell-style-name="ce27"/>
        <table:table-column table:style-name="co32" table:default-cell-style-name="ce27"/>
        <table:table-column table:style-name="co13" table:number-columns-repeated="1011" table:default-cell-style-name="ce27"/>
        <table:table-column table:style-name="co13" table:default-cell-style-name="ce65"/>
        <table:table-row table:style-name="ro1">
          <table:table-cell table:style-name="ce10" office:value-type="string" calcext:value-type="string">
            <text:p>Componente</text:p>
          </table:table-cell>
          <table:table-cell table:style-name="ce10" office:value-type="string" calcext:value-type="string">
            <text:p>Cantidad por PCB</text:p>
          </table:table-cell>
          <table:table-cell table:style-name="ce17" office:value-type="string" calcext:value-type="string">
            <text:p>Referencia</text:p>
          </table:table-cell>
          <table:table-cell table:style-name="ce10" office:value-type="string" calcext:value-type="string">
            <text:p>Descripción</text:p>
          </table:table-cell>
          <table:table-cell table:style-name="ce10" office:value-type="string" calcext:value-type="string">
            <text:p>Código Digi-Key</text:p>
          </table:table-cell>
          <table:table-cell table:style-name="ce10" office:value-type="string" calcext:value-type="string">
            <text:p>Código Mouser</text:p>
          </table:table-cell>
          <table:table-cell table:style-name="ce10" office:value-type="string" calcext:value-type="string">
            <text:p>Cantidad para 100 PCBs</text:p>
          </table:table-cell>
          <table:table-cell table:style-name="ce38" office:value-type="string" office:string-value="Costo unitario (USD FOB DigiKey)" calcext:value-type="string">
            <text:p>Costo unitario (USD FOB DigiKey) </text:p>
          </table:table-cell>
          <table:table-cell table:style-name="ce38" office:value-type="string" office:string-value="Costo por PCB (USD FOB DigiKey)" calcext:value-type="string">
            <text:p>Costo por PCB (USD FOB DigiKey) </text:p>
          </table:table-cell>
          <table:table-cell table:style-name="ce59" table:number-columns-repeated="1014"/>
          <table:table-cell/>
        </table:table-row>
        <table:table-row table:style-name="ro5">
          <table:table-cell office:value-type="string" calcext:value-type="string">
            <text:p>BK-913</text:p>
          </table:table-cell>
          <table:table-cell office:value-type="float" office:value="1" calcext:value-type="float">
            <text:p>1</text:p>
          </table:table-cell>
          <table:table-cell table:style-name="ce18" office:value-type="string" calcext:value-type="string">
            <text:p>BT1</text:p>
          </table:table-cell>
          <table:table-cell office:value-type="string" calcext:value-type="string">
            <text:p>Soporte batería CR2032</text:p>
          </table:table-cell>
          <table:table-cell table:style-name="ce25" table:formula="of:=HYPERLINK(&quot;http://www.digikey.com/product-search/en?KeyWords=&quot;&amp;[.J2];[.J2])" office:value-type="string" office:string-value="BK-913-ND" calcext:value-type="string">
            <text:p>BK-913-ND</text:p>
          </table:table-cell>
          <table:table-cell table:style-name="ce25" table:formula="of:=HYPERLINK(&quot;http://ar.mouser.com/Search/Refine.aspx?Keyword=&quot;&amp;[.K2];[.K2])" office:value-type="string" office:string-value="534-3003" calcext:value-type="string">
            <text:p>534-3003</text:p>
          </table:table-cell>
          <table:table-cell table:formula="of:=100*[.B2]" office:value-type="float" office:value="100" calcext:value-type="float">
            <text:p>100</text:p>
          </table:table-cell>
          <table:table-cell table:style-name="ce39" office:value-type="float" office:value="0.27" calcext:value-type="float">
            <text:p><text:s/>$0.27000 </text:p>
          </table:table-cell>
          <table:table-cell table:style-name="ce39" table:formula="of:=[.B2]*[.H2]" office:value-type="float" office:value="0.27" calcext:value-type="float">
            <text:p><text:s/>$0.27000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5">
          <table:table-cell office:value-type="string" calcext:value-type="string">
            <text:p>15p</text:p>
          </table:table-cell>
          <table:table-cell office:value-type="float" office:value="2" calcext:value-type="float">
            <text:p>2</text:p>
          </table:table-cell>
          <table:table-cell table:style-name="ce18" office:value-type="string" calcext:value-type="string">
            <text:p>C79 C81</text:p>
          </table:table-cell>
          <table:table-cell office:value-type="string" calcext:value-type="string">
            <text:p>Cap. Cerámico 0603</text:p>
          </table:table-cell>
          <table:table-cell table:style-name="ce25" table:formula="of:=HYPERLINK(&quot;http://www.digikey.com/product-search/en?KeyWords=&quot;&amp;[.J3];[.J3])" office:value-type="string" office:string-value="1276-1296-1-ND" calcext:value-type="string">
            <text:p>1276-1296-1-ND</text:p>
          </table:table-cell>
          <table:table-cell table:style-name="ce25"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200</text:p>
          </table:table-cell>
          <table:table-cell table:style-name="ce39" office:value-type="float" office:value="0.0121" calcext:value-type="float">
            <text:p><text:s/>$0.01210 </text:p>
          </table:table-cell>
          <table:table-cell table:style-name="ce39" table:formula="of:=[.B3]*[.H3]" office:value-type="float" office:value="0.0242" calcext:value-type="float">
            <text:p><text:s/>$0.02420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5">
          <table:table-cell office:value-type="string" calcext:value-type="string">
            <text:p>18pF</text:p>
          </table:table-cell>
          <table:table-cell office:value-type="float" office:value="4" calcext:value-type="float">
            <text:p>4</text:p>
          </table:table-cell>
          <table:table-cell table:style-name="ce18" office:value-type="string" calcext:value-type="string">
            <text:p>C11 C12 C13 C14</text:p>
          </table:table-cell>
          <table:table-cell office:value-type="string" calcext:value-type="string">
            <text:p>Cap. Cerámico 0603</text:p>
          </table:table-cell>
          <table:table-cell table:style-name="ce25" table:formula="of:=HYPERLINK(&quot;http://www.digikey.com/product-search/en?KeyWords=&quot;&amp;[.J4];[.J4])" office:value-type="string" office:string-value="399-1052-1-ND" calcext:value-type="string">
            <text:p>399-1052-1-ND</text:p>
          </table:table-cell>
          <table:table-cell table:style-name="ce25"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400</text:p>
          </table:table-cell>
          <table:table-cell table:style-name="ce39" office:value-type="float" office:value="0.0154" calcext:value-type="float">
            <text:p><text:s/>$0.01540 </text:p>
          </table:table-cell>
          <table:table-cell table:style-name="ce39" table:formula="of:=[.B4]*[.H4]" office:value-type="float" office:value="0.0616" calcext:value-type="float">
            <text:p><text:s/>$0.06160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5">
          <table:table-cell office:value-type="string" calcext:value-type="string">
            <text:p>20p</text:p>
          </table:table-cell>
          <table:table-cell office:value-type="float" office:value="2" calcext:value-type="float">
            <text:p>2</text:p>
          </table:table-cell>
          <table:table-cell table:style-name="ce18" office:value-type="string" calcext:value-type="string">
            <text:p>C82 C83</text:p>
          </table:table-cell>
          <table:table-cell office:value-type="string" calcext:value-type="string">
            <text:p>Cap. Cerámico 0603</text:p>
          </table:table-cell>
          <table:table-cell table:style-name="ce25" table:formula="of:=HYPERLINK(&quot;http://www.digikey.com/product-search/en?KeyWords=&quot;&amp;[.J5];[.J5])" office:value-type="string" office:string-value="1276-1187-1-ND" calcext:value-type="string">
            <text:p>1276-1187-1-ND</text:p>
          </table:table-cell>
          <table:table-cell table:style-name="ce25"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200</text:p>
          </table:table-cell>
          <table:table-cell table:style-name="ce39" office:value-type="float" office:value="0.0138" calcext:value-type="float">
            <text:p><text:s/>$0.01380 </text:p>
          </table:table-cell>
          <table:table-cell table:style-name="ce39" table:formula="of:=[.B5]*[.H5]" office:value-type="float" office:value="0.0276" calcext:value-type="float">
            <text:p><text:s/>$0.02760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5">
          <table:table-cell office:value-type="string" calcext:value-type="string">
            <text:p>22p</text:p>
          </table:table-cell>
          <table:table-cell office:value-type="float" office:value="2" calcext:value-type="float">
            <text:p>2</text:p>
          </table:table-cell>
          <table:table-cell table:style-name="ce18" office:value-type="string" calcext:value-type="string">
            <text:p>C84 C85</text:p>
          </table:table-cell>
          <table:table-cell office:value-type="string" calcext:value-type="string">
            <text:p>Cap. Cerámico 0603</text:p>
          </table:table-cell>
          <table:table-cell table:style-name="ce25" table:formula="of:=HYPERLINK(&quot;http://www.digikey.com/product-search/en?KeyWords=&quot;&amp;[.J6];[.J6])" office:value-type="string" office:string-value="445-1273-1-ND" calcext:value-type="string">
            <text:p>445-1273-1-ND</text:p>
          </table:table-cell>
          <table:table-cell table:style-name="ce25"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200</text:p>
          </table:table-cell>
          <table:table-cell table:style-name="ce39" office:value-type="float" office:value="0.0138" calcext:value-type="float">
            <text:p><text:s/>$0.01380 </text:p>
          </table:table-cell>
          <table:table-cell table:style-name="ce39" table:formula="of:=[.B6]*[.H6]" office:value-type="float" office:value="0.0276" calcext:value-type="float">
            <text:p><text:s/>$0.02760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5">
          <table:table-cell office:value-type="string" calcext:value-type="string">
            <text:p>470pF</text:p>
          </table:table-cell>
          <table:table-cell office:value-type="float" office:value="5" calcext:value-type="float">
            <text:p>5</text:p>
          </table:table-cell>
          <table:table-cell table:style-name="ce18" office:value-type="string" calcext:value-type="string">
            <text:p>C7 C38 C40 C44 C92</text:p>
          </table:table-cell>
          <table:table-cell office:value-type="string" calcext:value-type="string">
            <text:p>Cap. Cerámico 0603</text:p>
          </table:table-cell>
          <table:table-cell table:style-name="ce25" table:formula="of:=HYPERLINK(&quot;http://www.digikey.com/product-search/en?KeyWords=&quot;&amp;[.J7];[.J7])" office:value-type="string" office:string-value="399-1075-1-ND" calcext:value-type="string">
            <text:p>399-1075-1-ND</text:p>
          </table:table-cell>
          <table:table-cell table:style-name="ce25"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500</text:p>
          </table:table-cell>
          <table:table-cell table:style-name="ce39" office:value-type="float" office:value="0.01652" calcext:value-type="float">
            <text:p><text:s/>$0.01652 </text:p>
          </table:table-cell>
          <table:table-cell table:style-name="ce39" table:formula="of:=[.B7]*[.H7]" office:value-type="float" office:value="0.0826" calcext:value-type="float">
            <text:p><text:s/>$0.08260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5">
          <table:table-cell office:value-type="string" calcext:value-type="string">
            <text:p>1nF</text:p>
          </table:table-cell>
          <table:table-cell office:value-type="float" office:value="5" calcext:value-type="float">
            <text:p>5</text:p>
          </table:table-cell>
          <table:table-cell table:style-name="ce18" office:value-type="string" calcext:value-type="string">
            <text:p>C8 C36 C42 C91 C93</text:p>
          </table:table-cell>
          <table:table-cell office:value-type="string" calcext:value-type="string">
            <text:p>Cap. Cerámico 0603</text:p>
          </table:table-cell>
          <table:table-cell table:style-name="ce25" table:formula="of:=HYPERLINK(&quot;http://www.digikey.com/product-search/en?KeyWords=&quot;&amp;[.J8];[.J8])" office:value-type="string" office:string-value="399-1082-1-ND" calcext:value-type="string">
            <text:p>399-1082-1-ND</text:p>
          </table:table-cell>
          <table:table-cell table:style-name="ce25"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500</text:p>
          </table:table-cell>
          <table:table-cell table:style-name="ce39" office:value-type="float" office:value="0.0112" calcext:value-type="float">
            <text:p><text:s/>$0.01120 </text:p>
          </table:table-cell>
          <table:table-cell table:style-name="ce39" table:formula="of:=[.B8]*[.H8]" office:value-type="float" office:value="0.056" calcext:value-type="float">
            <text:p><text:s/>$0.05600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5">
          <table:table-cell office:value-type="string" calcext:value-type="string">
            <text:p>10nF</text:p>
          </table:table-cell>
          <table:table-cell office:value-type="float" office:value="2" calcext:value-type="float">
            <text:p>2</text:p>
          </table:table-cell>
          <table:table-cell table:style-name="ce18" office:value-type="string" calcext:value-type="string">
            <text:p>C69 C88</text:p>
          </table:table-cell>
          <table:table-cell office:value-type="string" calcext:value-type="string">
            <text:p>Cap. Cerámico 0603</text:p>
          </table:table-cell>
          <table:table-cell table:style-name="ce25" table:formula="of:=HYPERLINK(&quot;http://www.digikey.com/product-search/en?KeyWords=&quot;&amp;[.J9];[.J9])" office:value-type="string" office:string-value="399-1091-1-ND" calcext:value-type="string">
            <text:p>399-1091-1-ND</text:p>
          </table:table-cell>
          <table:table-cell table:style-name="ce25" table:formula="of:=HYPERLINK(&quot;http://ar.mouser.com/Search/Refine.aspx?Keyword=&quot;&amp;[.K9];[.K9])" office:value-type="string" office:string-value="80-C0603C103K5R" calcext:value-type="string">
            <text:p>80-C0603C103K5R</text:p>
          </table:table-cell>
          <table:table-cell table:formula="of:=100*[.B9]" office:value-type="float" office:value="200" calcext:value-type="float">
            <text:p>200</text:p>
          </table:table-cell>
          <table:table-cell table:style-name="ce39" office:value-type="float" office:value="0.009" calcext:value-type="float">
            <text:p><text:s/>$0.00900 </text:p>
          </table:table-cell>
          <table:table-cell table:style-name="ce39" table:formula="of:=[.B9]*[.H9]" office:value-type="float" office:value="0.018" calcext:value-type="float">
            <text:p><text:s/>$0.01800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6">
          <table:table-cell office:value-type="string" calcext:value-type="string">
            <text:p>100nF</text:p>
          </table:table-cell>
          <table:table-cell office:value-type="float" office:value="61" calcext:value-type="float">
            <text:p>61</text:p>
          </table:table-cell>
          <table:table-cell table:style-name="ce18" office:value-type="string" calcext:value-type="string">
            <text:p>C2 C3 C4 C6 C9 C10 C15 C19 C20 C22 C23 C24 C25 C26 C27 C29 C30 C32 C33 C35 C37 C39 C41 C43 C45 C46 C47 C48 C49 C50 C51 C52 C53 C54 C55 C56 C57 C58 C59 C61 C62 C63 C64 C65 C66 C67 C70 C71 C72 C73 C74 C75 C76 C77 C86 C87 C89 C90 C94 C95 C96</text:p>
          </table:table-cell>
          <table:table-cell office:value-type="string" calcext:value-type="string">
            <text:p>Cap. Cerámico 0603</text:p>
          </table:table-cell>
          <table:table-cell table:style-name="ce25" table:formula="of:=HYPERLINK(&quot;http://www.digikey.com/product-search/en?KeyWords=&quot;&amp;[.J10];[.J10])" office:value-type="string" office:string-value="399-5089-1-ND" calcext:value-type="string">
            <text:p>399-5089-1-ND</text:p>
          </table:table-cell>
          <table:table-cell table:style-name="ce25" table:formula="of:=HYPERLINK(&quot;http://ar.mouser.com/Search/Refine.aspx?Keyword=&quot;&amp;[.K10];[.K10])" office:value-type="string" office:string-value="80-C0603C104K5R" calcext:value-type="string">
            <text:p>80-C0603C104K5R</text:p>
          </table:table-cell>
          <table:table-cell table:formula="of:=100*[.B10]" office:value-type="float" office:value="6100" calcext:value-type="float">
            <text:p>6100</text:p>
          </table:table-cell>
          <table:table-cell table:style-name="ce39" office:value-type="float" office:value="0.00782" calcext:value-type="float">
            <text:p><text:s/>$0.00782 </text:p>
          </table:table-cell>
          <table:table-cell table:style-name="ce39" table:formula="of:=[.B10]*[.H10]" office:value-type="float" office:value="0.47702" calcext:value-type="float">
            <text:p><text:s/>$0.47702 </text:p>
          </table:table-cell>
          <table:table-cell office:value-type="string" calcext:value-type="string">
            <text:p>399-5089-1-ND</text:p>
          </table:table-cell>
          <table:table-cell office:value-type="string" calcext:value-type="string">
            <text:p>80-C0603C104K5R</text:p>
          </table:table-cell>
          <table:table-cell table:number-columns-repeated="1013"/>
        </table:table-row>
        <table:table-row table:style-name="ro5">
          <table:table-cell office:value-type="string" calcext:value-type="string">
            <text:p>1uF</text:p>
          </table:table-cell>
          <table:table-cell office:value-type="float" office:value="4" calcext:value-type="float">
            <text:p>4</text:p>
          </table:table-cell>
          <table:table-cell table:style-name="ce18" office:value-type="string" calcext:value-type="string">
            <text:p>C97 C98 C99 C100</text:p>
          </table:table-cell>
          <table:table-cell office:value-type="string" calcext:value-type="string">
            <text:p>Cap. Cerámico 0603</text:p>
          </table:table-cell>
          <table:table-cell table:style-name="ce25" table:formula="of:=HYPERLINK(&quot;http://www.digikey.com/product-search/en?KeyWords=&quot;&amp;[.J11];[.J11])" office:value-type="string" office:string-value="399-7848-1-ND" calcext:value-type="string">
            <text:p>399-7848-1-ND</text:p>
          </table:table-cell>
          <table:table-cell table:style-name="ce25" table:formula="of:=HYPERLINK(&quot;http://ar.mouser.com/Search/Refine.aspx?Keyword=&quot;&amp;[.K11];[.K11])" office:value-type="string" office:string-value="80-C0603C105K9P" calcext:value-type="string">
            <text:p>80-C0603C105K9P</text:p>
          </table:table-cell>
          <table:table-cell table:formula="of:=100*[.B11]" office:value-type="float" office:value="400" calcext:value-type="float">
            <text:p>400</text:p>
          </table:table-cell>
          <table:table-cell table:style-name="ce40" office:value-type="float" office:value="0.01836" calcext:value-type="float">
            <text:p><text:s/>$0.01836 </text:p>
          </table:table-cell>
          <table:table-cell table:style-name="ce39" table:formula="of:=[.B11]*[.H11]" office:value-type="float" office:value="0.07344" calcext:value-type="float">
            <text:p><text:s/>$0.07344 </text:p>
          </table:table-cell>
          <table:table-cell office:value-type="string" calcext:value-type="string">
            <text:p>399-7848-1-ND</text:p>
          </table:table-cell>
          <table:table-cell office:value-type="string" calcext:value-type="string">
            <text:p>80-C0603C105K9P</text:p>
          </table:table-cell>
          <table:table-cell table:number-columns-repeated="1013"/>
        </table:table-row>
        <table:table-row table:style-name="ro5">
          <table:table-cell office:value-type="string" calcext:value-type="string">
            <text:p>3.3uF</text:p>
          </table:table-cell>
          <table:table-cell office:value-type="float" office:value="1" calcext:value-type="float">
            <text:p>1</text:p>
          </table:table-cell>
          <table:table-cell table:style-name="ce18" office:value-type="string" calcext:value-type="string">
            <text:p>C80</text:p>
          </table:table-cell>
          <table:table-cell office:value-type="string" calcext:value-type="string">
            <text:p>Cap. Cerámico SMD</text:p>
          </table:table-cell>
          <table:table-cell table:style-name="ce25" table:formula="of:=HYPERLINK(&quot;http://www.digikey.com/product-search/en?KeyWords=&quot;&amp;[.J12];[.J12])" office:value-type="string" office:string-value="399-5502-1-ND" calcext:value-type="string">
            <text:p>399-5502-1-ND</text:p>
          </table:table-cell>
          <table:table-cell table:style-name="ce25" table:formula="of:=HYPERLINK(&quot;http://ar.mouser.com/Search/Refine.aspx?Keyword=&quot;&amp;[.K12];[.K12])" office:value-type="string" office:string-value="80-C0603C335M9P" calcext:value-type="string">
            <text:p>80-C0603C335M9P</text:p>
          </table:table-cell>
          <table:table-cell table:formula="of:=100*[.B12]" office:value-type="float" office:value="100" calcext:value-type="float">
            <text:p>100</text:p>
          </table:table-cell>
          <table:table-cell table:style-name="ce39" office:value-type="float" office:value="0.0147" calcext:value-type="float">
            <text:p><text:s/>$0.01470 </text:p>
          </table:table-cell>
          <table:table-cell table:style-name="ce39" table:formula="of:=[.B12]*[.H12]" office:value-type="float" office:value="0.0147" calcext:value-type="float">
            <text:p><text:s/>$0.01470 </text:p>
          </table:table-cell>
          <table:table-cell office:value-type="string" calcext:value-type="string">
            <text:p>399-5502-1-ND</text:p>
          </table:table-cell>
          <table:table-cell office:value-type="string" calcext:value-type="string">
            <text:p>80-C0603C335M9P</text:p>
          </table:table-cell>
          <table:table-cell table:number-columns-repeated="1013"/>
        </table:table-row>
        <table:table-row table:style-name="ro5">
          <table:table-cell office:value-type="string" calcext:value-type="string">
            <text:p>10uF</text:p>
          </table:table-cell>
          <table:table-cell office:value-type="float" office:value="10" calcext:value-type="float">
            <text:p>10</text:p>
          </table:table-cell>
          <table:table-cell table:style-name="ce18" office:value-type="string" calcext:value-type="string">
            <text:p>C1 C5 C18 C31 C34 C60 C68 C78 C21 C28</text:p>
          </table:table-cell>
          <table:table-cell office:value-type="string" calcext:value-type="string">
            <text:p>Cap. Tantáleo SMD</text:p>
          </table:table-cell>
          <table:table-cell table:style-name="ce25" table:formula="of:=HYPERLINK(&quot;http://www.digikey.com/product-search/en?KeyWords=&quot;&amp;[.J13];[.J13])" office:value-type="string" office:string-value="399-10116-1-ND" calcext:value-type="string">
            <text:p>399-10116-1-ND</text:p>
          </table:table-cell>
          <table:table-cell table:style-name="ce25" table:formula="of:=HYPERLINK(&quot;http://ar.mouser.com/Search/Refine.aspx?Keyword=&quot;&amp;[.K13];[.K13])" office:value-type="string" office:string-value="80-T491A106K0067280" calcext:value-type="string">
            <text:p>80-T491A106K0067280</text:p>
          </table:table-cell>
          <table:table-cell table:formula="of:=100*[.B13]" office:value-type="float" office:value="1000" calcext:value-type="float">
            <text:p>1000</text:p>
          </table:table-cell>
          <table:table-cell table:style-name="ce39" office:value-type="float" office:value="0.092" calcext:value-type="float">
            <text:p><text:s/>$0.09200 </text:p>
          </table:table-cell>
          <table:table-cell table:style-name="ce39" table:formula="of:=[.B13]*[.H13]" office:value-type="float" office:value="0.92" calcext:value-type="float">
            <text:p><text:s/>$0.92000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5">
          <table:table-cell office:value-type="string" calcext:value-type="string">
            <text:p>330uF/16V</text:p>
          </table:table-cell>
          <table:table-cell office:value-type="float" office:value="1" calcext:value-type="float">
            <text:p>1</text:p>
          </table:table-cell>
          <table:table-cell table:style-name="ce18" office:value-type="string" calcext:value-type="string">
            <text:p>C17</text:p>
          </table:table-cell>
          <table:table-cell office:value-type="string" calcext:value-type="string">
            <text:p>Cap. Aluminio SMD</text:p>
          </table:table-cell>
          <table:table-cell table:style-name="ce25" table:formula="of:=HYPERLINK(&quot;http://www.digikey.com/product-search/en?KeyWords=&quot;&amp;[.J14];[.J14])" office:value-type="string" office:string-value="493-9415-1-ND" calcext:value-type="string">
            <text:p>493-9415-1-ND</text:p>
          </table:table-cell>
          <table:table-cell table:style-name="ce25" table:formula="of:=HYPERLINK(&quot;http://ar.mouser.com/Search/Refine.aspx?Keyword=&quot;&amp;[.K14];[.K14])" office:value-type="string" office:string-value="647-UCW1C331MNL1GS" calcext:value-type="string">
            <text:p>647-UCW1C331MNL1GS</text:p>
          </table:table-cell>
          <table:table-cell table:formula="of:=100*[.B14]" office:value-type="float" office:value="100" calcext:value-type="float">
            <text:p>100</text:p>
          </table:table-cell>
          <table:table-cell table:style-name="ce39" office:value-type="float" office:value="0.4061" calcext:value-type="float">
            <text:p><text:s/>$0.40610 </text:p>
          </table:table-cell>
          <table:table-cell table:style-name="ce39" table:formula="of:=[.B14]*[.H14]" office:value-type="float" office:value="0.4061" calcext:value-type="float">
            <text:p><text:s/>$0.40610 </text:p>
          </table:table-cell>
          <table:table-cell office:value-type="string" calcext:value-type="string">
            <text:p>493-9415-1-ND</text:p>
          </table:table-cell>
          <table:table-cell office:value-type="string" calcext:value-type="string">
            <text:p>647-UCW1C331MNL1GS</text:p>
          </table:table-cell>
          <table:table-cell table:number-columns-repeated="1013"/>
        </table:table-row>
        <table:table-row table:style-name="ro5">
          <table:table-cell office:value-type="string" calcext:value-type="string">
            <text:p>470uF/35V</text:p>
          </table:table-cell>
          <table:table-cell office:value-type="float" office:value="1" calcext:value-type="float">
            <text:p>1</text:p>
          </table:table-cell>
          <table:table-cell table:style-name="ce18" office:value-type="string" calcext:value-type="string">
            <text:p>C16</text:p>
          </table:table-cell>
          <table:table-cell office:value-type="string" calcext:value-type="string">
            <text:p>Cap. Aluminio SMD</text:p>
          </table:table-cell>
          <table:table-cell table:style-name="ce25" table:formula="of:=HYPERLINK(&quot;http://www.digikey.com/product-search/en?KeyWords=&quot;&amp;[.J15];[.J15])" office:value-type="string" office:string-value="493-3961-1-ND" calcext:value-type="string">
            <text:p>493-3961-1-ND</text:p>
          </table:table-cell>
          <table:table-cell table:style-name="ce25" table:formula="of:=HYPERLINK(&quot;http://ar.mouser.com/Search/Refine.aspx?Keyword=&quot;&amp;[.K15];[.K15])" office:value-type="string" office:string-value="647-UCL1V471MNL1GS" calcext:value-type="string">
            <text:p>647-UCL1V471MNL1GS</text:p>
          </table:table-cell>
          <table:table-cell table:formula="of:=100*[.B15]" office:value-type="float" office:value="100" calcext:value-type="float">
            <text:p>100</text:p>
          </table:table-cell>
          <table:table-cell table:style-name="ce39" office:value-type="float" office:value="1.517" calcext:value-type="float">
            <text:p><text:s/>$1.51700 </text:p>
          </table:table-cell>
          <table:table-cell table:style-name="ce39" table:formula="of:=[.B15]*[.H15]" office:value-type="float" office:value="1.517" calcext:value-type="float">
            <text:p><text:s/>$1.51700 </text:p>
          </table:table-cell>
          <table:table-cell office:value-type="string" calcext:value-type="string">
            <text:p>493-3961-1-ND</text:p>
          </table:table-cell>
          <table:table-cell office:value-type="string" calcext:value-type="string">
            <text:p>647-UCL1V471MNL1GS</text:p>
          </table:table-cell>
          <table:table-cell table:number-columns-repeated="1013"/>
        </table:table-row>
        <table:table-row table:style-name="ro5">
          <table:table-cell office:value-type="string" calcext:value-type="string">
            <text:p>BAV199</text:p>
          </table:table-cell>
          <table:table-cell office:value-type="float" office:value="6" calcext:value-type="float">
            <text:p>6</text:p>
          </table:table-cell>
          <table:table-cell table:style-name="ce19" office:value-type="string" calcext:value-type="string">
            <text:p>D9 D10 D11 D12 D46 D48</text:p>
          </table:table-cell>
          <table:table-cell office:value-type="string" calcext:value-type="string">
            <text:p>Array de diodos SMD</text:p>
          </table:table-cell>
          <table:table-cell table:style-name="ce25" table:formula="of:=HYPERLINK(&quot;http://www.digikey.com/product-search/en?KeyWords=&quot;&amp;[.J16];[.J16])" office:value-type="string" office:string-value="BAV199LT1GOSCT-ND" calcext:value-type="string">
            <text:p>BAV199LT1GOSCT-ND</text:p>
          </table:table-cell>
          <table:table-cell table:style-name="ce25" table:formula="of:=HYPERLINK(&quot;http://ar.mouser.com/Search/Refine.aspx?Keyword=&quot;&amp;[.K16];[.K16])" office:value-type="string" office:string-value="863-BAV199LT1G" calcext:value-type="string">
            <text:p>863-BAV199LT1G</text:p>
          </table:table-cell>
          <table:table-cell table:formula="of:=100*[.B16]" office:value-type="float" office:value="600" calcext:value-type="float">
            <text:p>600</text:p>
          </table:table-cell>
          <table:table-cell table:style-name="ce39" office:value-type="float" office:value="0.08646" calcext:value-type="float">
            <text:p><text:s/>$0.08646 </text:p>
          </table:table-cell>
          <table:table-cell table:style-name="ce39" table:formula="of:=[.B16]*[.H16]" office:value-type="float" office:value="0.51876" calcext:value-type="float">
            <text:p><text:s/>$0.51876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5">
          <table:table-cell office:value-type="string" calcext:value-type="string">
            <text:p>PMEG3020EH</text:p>
          </table:table-cell>
          <table:table-cell office:value-type="float" office:value="3" calcext:value-type="float">
            <text:p>3</text:p>
          </table:table-cell>
          <table:table-cell table:style-name="ce19" office:value-type="string" calcext:value-type="string">
            <text:p>D1 D5 D45</text:p>
          </table:table-cell>
          <table:table-cell office:value-type="string" calcext:value-type="string">
            <text:p>Diodo Schottky</text:p>
          </table:table-cell>
          <table:table-cell table:style-name="ce25" table:formula="of:=HYPERLINK(&quot;http://www.digikey.com/product-search/en?KeyWords=&quot;&amp;[.J17];[.J17])" office:value-type="string" office:string-value="568-4129-1-ND" calcext:value-type="string">
            <text:p>568-4129-1-ND</text:p>
          </table:table-cell>
          <table:table-cell table:style-name="ce25" table:formula="of:=HYPERLINK(&quot;http://ar.mouser.com/Search/Refine.aspx?Keyword=&quot;&amp;[.K17];[.K17])" office:value-type="string" office:string-value="771-PMEG3020EH-T/R" calcext:value-type="string">
            <text:p>771-PMEG3020EH-T/R</text:p>
          </table:table-cell>
          <table:table-cell table:formula="of:=100*[.B17]" office:value-type="float" office:value="300" calcext:value-type="float">
            <text:p>300</text:p>
          </table:table-cell>
          <table:table-cell table:style-name="ce39" office:value-type="float" office:value="0.20752" calcext:value-type="float">
            <text:p><text:s/>$0.20752 </text:p>
          </table:table-cell>
          <table:table-cell table:style-name="ce39" table:formula="of:=[.B17]*[.H17]" office:value-type="float" office:value="0.62256" calcext:value-type="float">
            <text:p><text:s/>$0.62256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5">
          <table:table-cell office:value-type="string" calcext:value-type="string">
            <text:p>MURS360T3G</text:p>
          </table:table-cell>
          <table:table-cell office:value-type="float" office:value="1" calcext:value-type="float">
            <text:p>1</text:p>
          </table:table-cell>
          <table:table-cell table:style-name="ce19" office:value-type="string" calcext:value-type="string">
            <text:p>D2</text:p>
          </table:table-cell>
          <table:table-cell office:value-type="string" calcext:value-type="string">
            <text:p>Diodo 600V 3A</text:p>
          </table:table-cell>
          <table:table-cell table:style-name="ce25" table:formula="of:=HYPERLINK(&quot;http://www.digikey.com/product-search/en?KeyWords=&quot;&amp;[.J18];[.J18])" office:value-type="string" office:string-value="MURS360T3GOSCT-ND" calcext:value-type="string">
            <text:p>MURS360T3GOSCT-ND</text:p>
          </table:table-cell>
          <table:table-cell table:style-name="ce25" table:formula="of:=HYPERLINK(&quot;http://ar.mouser.com/Search/Refine.aspx?Keyword=&quot;&amp;[.K18];[.K18])" office:value-type="string" office:string-value="863-MURS360T3G" calcext:value-type="string">
            <text:p>863-MURS360T3G</text:p>
          </table:table-cell>
          <table:table-cell table:formula="of:=100*[.B18]" office:value-type="float" office:value="100" calcext:value-type="float">
            <text:p>100</text:p>
          </table:table-cell>
          <table:table-cell table:style-name="ce39" office:value-type="float" office:value="0.467" calcext:value-type="float">
            <text:p><text:s/>$0.46700 </text:p>
          </table:table-cell>
          <table:table-cell table:style-name="ce39" table:formula="of:=[.B18]*[.H18]" office:value-type="float" office:value="0.467" calcext:value-type="float">
            <text:p><text:s/>$0.46700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5">
          <table:table-cell office:value-type="string" calcext:value-type="string">
            <text:p>B540C-13-F</text:p>
          </table:table-cell>
          <table:table-cell office:value-type="float" office:value="1" calcext:value-type="float">
            <text:p>1</text:p>
          </table:table-cell>
          <table:table-cell table:style-name="ce19" office:value-type="string" calcext:value-type="string">
            <text:p>D3</text:p>
          </table:table-cell>
          <table:table-cell office:value-type="string" calcext:value-type="string">
            <text:p>Diodo Schottky</text:p>
          </table:table-cell>
          <table:table-cell table:style-name="ce25" table:formula="of:=HYPERLINK(&quot;http://www.digikey.com/product-search/en?KeyWords=&quot;&amp;[.J19];[.J19])" office:value-type="string" office:string-value="B540C-FDICT-ND" calcext:value-type="string">
            <text:p>B540C-FDICT-ND</text:p>
          </table:table-cell>
          <table:table-cell table:style-name="ce25" table:formula="of:=HYPERLINK(&quot;http://ar.mouser.com/Search/Refine.aspx?Keyword=&quot;&amp;[.K19];[.K19])" office:value-type="string" office:string-value="621-B540C-F" calcext:value-type="string">
            <text:p>621-B540C-F</text:p>
          </table:table-cell>
          <table:table-cell table:formula="of:=100*[.B19]" office:value-type="float" office:value="100" calcext:value-type="float">
            <text:p>100</text:p>
          </table:table-cell>
          <table:table-cell table:style-name="ce39" office:value-type="float" office:value="0.7344" calcext:value-type="float">
            <text:p><text:s/>$0.73440 </text:p>
          </table:table-cell>
          <table:table-cell table:style-name="ce39" table:formula="of:=[.B19]*[.H19]" office:value-type="float" office:value="0.7344" calcext:value-type="float">
            <text:p><text:s/>$0.73440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10">
          <table:table-cell office:value-type="string" calcext:value-type="string">
            <text:p>LED red</text:p>
          </table:table-cell>
          <table:table-cell office:value-type="float" office:value="17" calcext:value-type="float">
            <text:p>17</text:p>
          </table:table-cell>
          <table:table-cell table:style-name="ce19" office:value-type="string" calcext:value-type="string">
            <text:p>D4 D13 D14 D15 D16 D17 D18 D19 D20 D21 D22 D23 D24 D33 D34 D35 D36</text:p>
          </table:table-cell>
          <table:table-cell office:value-type="string" calcext:value-type="string">
            <text:p>LED Rojo 0603</text:p>
          </table:table-cell>
          <table:table-cell table:style-name="ce25" table:formula="of:=HYPERLINK(&quot;http://www.digikey.com/product-search/en?KeyWords=&quot;&amp;[.J20];[.J20])" office:value-type="string" office:string-value="1080-1400-1-ND" calcext:value-type="string">
            <text:p>1080-1400-1-ND</text:p>
          </table:table-cell>
          <table:table-cell table:style-name="ce25" table:formula="of:=HYPERLINK(&quot;http://ar.mouser.com/Search/Refine.aspx?Keyword=&quot;&amp;[.K20];[.K20])" office:value-type="string" office:string-value="78-VLMS1300-GS08" calcext:value-type="string">
            <text:p>78-VLMS1300-GS08</text:p>
          </table:table-cell>
          <table:table-cell table:formula="of:=100*[.B20]" office:value-type="float" office:value="1700" calcext:value-type="float">
            <text:p>1700</text:p>
          </table:table-cell>
          <table:table-cell table:style-name="ce39" office:value-type="float" office:value="0.075" calcext:value-type="float">
            <text:p><text:s/>$0.07500 </text:p>
          </table:table-cell>
          <table:table-cell table:style-name="ce39" table:formula="of:=[.B20]*[.H20]" office:value-type="float" office:value="1.275" calcext:value-type="float">
            <text:p><text:s/>$1.27500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5">
          <table:table-cell office:value-type="string" calcext:value-type="string">
            <text:p>PSD12C</text:p>
          </table:table-cell>
          <table:table-cell office:value-type="float" office:value="3" calcext:value-type="float">
            <text:p>3</text:p>
          </table:table-cell>
          <table:table-cell table:style-name="ce19" office:value-type="string" calcext:value-type="string">
            <text:p>D6 D7 D8</text:p>
          </table:table-cell>
          <table:table-cell office:value-type="string" calcext:value-type="string">
            <text:p>TVS</text:p>
          </table:table-cell>
          <table:table-cell table:style-name="ce25" table:formula="of:=HYPERLINK(&quot;http://www.digikey.com/product-search/en?KeyWords=&quot;&amp;[.J21];[.J21])" office:value-type="string" office:string-value="P6SMB12CAT3GOSCT-ND" calcext:value-type="string">
            <text:p>P6SMB12CAT3GOSCT-ND</text:p>
          </table:table-cell>
          <table:table-cell table:style-name="ce25" table:formula="of:=HYPERLINK(&quot;http://ar.mouser.com/Search/Refine.aspx?Keyword=&quot;&amp;[.K21];[.K21])" office:value-type="string" office:string-value="863-P6SMB12CAT3G" calcext:value-type="string">
            <text:p>863-P6SMB12CAT3G</text:p>
          </table:table-cell>
          <table:table-cell table:formula="of:=100*[.B21]" office:value-type="float" office:value="300" calcext:value-type="float">
            <text:p>300</text:p>
          </table:table-cell>
          <table:table-cell table:style-name="ce39" office:value-type="float" office:value="0.23832" calcext:value-type="float">
            <text:p><text:s/>$0.23832 </text:p>
          </table:table-cell>
          <table:table-cell table:style-name="ce39" table:formula="of:=[.B21]*[.H21]" office:value-type="float" office:value="0.71496" calcext:value-type="float">
            <text:p><text:s/>$0.71496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5">
          <table:table-cell office:value-type="string" calcext:value-type="string">
            <text:p>LL4148</text:p>
          </table:table-cell>
          <table:table-cell office:value-type="float" office:value="4" calcext:value-type="float">
            <text:p>4</text:p>
          </table:table-cell>
          <table:table-cell table:style-name="ce19" office:value-type="string" calcext:value-type="string">
            <text:p>D27 D28 D30 D31</text:p>
          </table:table-cell>
          <table:table-cell office:value-type="string" calcext:value-type="string">
            <text:p>Diodo SOD80</text:p>
          </table:table-cell>
          <table:table-cell table:style-name="ce25" table:formula="of:=HYPERLINK(&quot;http://www.digikey.com/product-search/en?KeyWords=&quot;&amp;[.J22];[.J22])" office:value-type="string" office:string-value="LL4148FSCT-ND" calcext:value-type="string">
            <text:p>LL4148FSCT-ND</text:p>
          </table:table-cell>
          <table:table-cell table:style-name="ce25" table:formula="of:=HYPERLINK(&quot;http://ar.mouser.com/Search/Refine.aspx?Keyword=&quot;&amp;[.K22];[.K22])" office:value-type="string" office:string-value="78-LL4148" calcext:value-type="string">
            <text:p>78-LL4148</text:p>
          </table:table-cell>
          <table:table-cell table:formula="of:=100*[.B22]" office:value-type="float" office:value="400" calcext:value-type="float">
            <text:p>400</text:p>
          </table:table-cell>
          <table:table-cell table:style-name="ce39" office:value-type="float" office:value="0.01483" calcext:value-type="float">
            <text:p><text:s/>$0.01483 </text:p>
          </table:table-cell>
          <table:table-cell table:style-name="ce39" table:formula="of:=[.B22]*[.H22]" office:value-type="float" office:value="0.05932" calcext:value-type="float">
            <text:p><text:s/>$0.05932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5">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office:value-type="string" calcext:value-type="string">
            <text:p>EMI Filter 0603</text:p>
          </table:table-cell>
          <table:table-cell table:style-name="ce25" table:formula="of:=HYPERLINK(&quot;http://www.digikey.com/product-search/en?KeyWords=&quot;&amp;[.J23];[.J23])" office:value-type="string" office:string-value="445-2166-1-ND" calcext:value-type="string">
            <text:p>445-2166-1-ND</text:p>
          </table:table-cell>
          <table:table-cell table:style-name="ce25"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1100</text:p>
          </table:table-cell>
          <table:table-cell table:style-name="ce39" office:value-type="float" office:value="0.02508" calcext:value-type="float">
            <text:p><text:s/>$0.02508 </text:p>
          </table:table-cell>
          <table:table-cell table:style-name="ce39" table:formula="of:=[.B23]*[.H23]" office:value-type="float" office:value="0.27588" calcext:value-type="float">
            <text:p><text:s/>$0.27588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5">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office:value-type="string" calcext:value-type="string">
            <text:p>EMI Filter 0603</text:p>
          </table:table-cell>
          <table:table-cell table:style-name="ce25" table:formula="of:=HYPERLINK(&quot;http://www.digikey.com/product-search/en?KeyWords=&quot;&amp;[.J24];[.J24])" office:value-type="string" office:string-value="490-5255-1-ND" calcext:value-type="string">
            <text:p>490-5255-1-ND</text:p>
          </table:table-cell>
          <table:table-cell table:style-name="ce25"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500</text:p>
          </table:table-cell>
          <table:table-cell table:style-name="ce39" office:value-type="float" office:value="0.03484" calcext:value-type="float">
            <text:p><text:s/>$0.03484 </text:p>
          </table:table-cell>
          <table:table-cell table:style-name="ce39" table:formula="of:=[.B24]*[.H24]" office:value-type="float" office:value="0.1742" calcext:value-type="float">
            <text:p><text:s/>$0.17420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5">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office:value-type="string" calcext:value-type="string">
            <text:p>EMI Filter 0603</text:p>
          </table:table-cell>
          <table:table-cell table:style-name="ce25" table:formula="of:=HYPERLINK(&quot;http://www.digikey.com/product-search/en?KeyWords=&quot;&amp;[.J25];[.J25])" office:value-type="string" office:string-value="490-5211-1-ND" calcext:value-type="string">
            <text:p>490-5211-1-ND</text:p>
          </table:table-cell>
          <table:table-cell table:style-name="ce25"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500</text:p>
          </table:table-cell>
          <table:table-cell table:style-name="ce39" office:value-type="float" office:value="0.03484" calcext:value-type="float">
            <text:p><text:s/>$0.03484 </text:p>
          </table:table-cell>
          <table:table-cell table:style-name="ce39" table:formula="of:=[.B25]*[.H25]" office:value-type="float" office:value="0.1742" calcext:value-type="float">
            <text:p><text:s/>$0.17420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5">
          <table:table-cell office:value-type="string" calcext:value-type="string">
            <text:p>PS2805C-4</text:p>
          </table:table-cell>
          <table:table-cell office:value-type="float" office:value="2" calcext:value-type="float">
            <text:p>2</text:p>
          </table:table-cell>
          <table:table-cell office:value-type="string" calcext:value-type="string">
            <text:p>IC1 IC2</text:p>
          </table:table-cell>
          <table:table-cell office:value-type="string" calcext:value-type="string">
            <text:p>Optoacoplador SMD AC.</text:p>
          </table:table-cell>
          <table:table-cell table:style-name="ce25" table:formula="of:=HYPERLINK(&quot;http://www.digikey.com/product-search/en?KeyWords=&quot;&amp;[.J26];[.J26])" office:value-type="string" office:string-value="PS2805C-4-A-ND" calcext:value-type="string">
            <text:p>PS2805C-4-A-ND</text:p>
          </table:table-cell>
          <table:table-cell table:style-name="ce25" table:formula="of:=HYPERLINK(&quot;http://ar.mouser.com/Search/Refine.aspx?Keyword=&quot;&amp;[.K26];[.K26])" office:value-type="string" office:string-value="551-PS2805C-4-F3-A" calcext:value-type="string">
            <text:p>551-PS2805C-4-F3-A</text:p>
          </table:table-cell>
          <table:table-cell table:formula="of:=100*[.B26]" office:value-type="float" office:value="200" calcext:value-type="float">
            <text:p>200</text:p>
          </table:table-cell>
          <table:table-cell table:style-name="ce40" office:value-type="float" office:value="2.091" calcext:value-type="float">
            <text:p><text:s/>$2.09100 </text:p>
          </table:table-cell>
          <table:table-cell table:style-name="ce39" table:formula="of:=[.B26]*[.H26]" office:value-type="float" office:value="4.182" calcext:value-type="float">
            <text:p><text:s/>$4.18200 </text:p>
          </table:table-cell>
          <table:table-cell office:value-type="string" calcext:value-type="string">
            <text:p>PS2805C-4-A-ND</text:p>
          </table:table-cell>
          <table:table-cell office:value-type="string" calcext:value-type="string">
            <text:p>551-PS2805C-4-F3-A</text:p>
          </table:table-cell>
          <table:table-cell table:number-columns-repeated="1013"/>
        </table:table-row>
        <table:table-row table:style-name="ro10">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office:value-type="string" calcext:value-type="string">
            <text:p>Conector DB9 macho para PCB Thru-hole</text:p>
          </table:table-cell>
          <table:table-cell table:style-name="ce25" table:formula="of:=HYPERLINK(&quot;http://www.digikey.com/product-search/en?KeyWords=&quot;&amp;[.J27];[.J27])" office:value-type="string" office:string-value="S9575-ND" calcext:value-type="string">
            <text:p>S9575-ND</text:p>
          </table:table-cell>
          <table:table-cell table:style-name="ce25"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100</text:p>
          </table:table-cell>
          <table:table-cell table:style-name="ce39" office:value-type="float" office:value="0.5445" calcext:value-type="float">
            <text:p><text:s/>$0.54450 </text:p>
          </table:table-cell>
          <table:table-cell table:style-name="ce39" table:formula="of:=[.B27]*[.H27]" office:value-type="float" office:value="0.5445" calcext:value-type="float">
            <text:p><text:s/>$0.54450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5">
          <table:table-cell office:value-type="string" calcext:value-type="string">
            <text:p>ZX62-AB-5PA</text:p>
          </table:table-cell>
          <table:table-cell office:value-type="float" office:value="1" calcext:value-type="float">
            <text:p>1</text:p>
          </table:table-cell>
          <table:table-cell office:value-type="string" calcext:value-type="string">
            <text:p>J6</text:p>
          </table:table-cell>
          <table:table-cell office:value-type="string" calcext:value-type="string">
            <text:p>Conector micro USB tipo AB</text:p>
          </table:table-cell>
          <table:table-cell table:style-name="ce25" table:formula="of:=HYPERLINK(&quot;http://www.digikey.com/product-search/en?KeyWords=&quot;&amp;[.J28];[.J28])" office:value-type="string" office:string-value="H11635TR-ND" calcext:value-type="string">
            <text:p>H11635TR-ND</text:p>
          </table:table-cell>
          <table:table-cell table:style-name="ce25" table:formula="of:=HYPERLINK(&quot;http://ar.mouser.com/Search/Refine.aspx?Keyword=&quot;&amp;[.K28];[.K28])" office:value-type="string" office:string-value="798-ZX62-AB-5PA11" calcext:value-type="string">
            <text:p>798-ZX62-AB-5PA11</text:p>
          </table:table-cell>
          <table:table-cell table:formula="of:=100*[.B28]" office:value-type="float" office:value="100" calcext:value-type="float">
            <text:p>100</text:p>
          </table:table-cell>
          <table:table-cell table:style-name="ce39" office:value-type="float" office:value="0.7744" calcext:value-type="float">
            <text:p><text:s/>$0.77440 </text:p>
          </table:table-cell>
          <table:table-cell table:style-name="ce39" table:formula="of:=[.B28]*[.H28]" office:value-type="float" office:value="0.7744" calcext:value-type="float">
            <text:p><text:s/>$0.77440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5">
          <table:table-cell office:value-type="string" calcext:value-type="string">
            <text:p>ZX62-B-5PA</text:p>
          </table:table-cell>
          <table:table-cell office:value-type="float" office:value="2" calcext:value-type="float">
            <text:p>2</text:p>
          </table:table-cell>
          <table:table-cell office:value-type="string" calcext:value-type="string">
            <text:p>J7 P16</text:p>
          </table:table-cell>
          <table:table-cell office:value-type="string" calcext:value-type="string">
            <text:p>Conector micro USB tipo B</text:p>
          </table:table-cell>
          <table:table-cell table:style-name="ce25" table:formula="of:=HYPERLINK(&quot;http://www.digikey.com/product-search/en?KeyWords=&quot;&amp;[.J29];[.J29])" office:value-type="string" office:string-value="H11634CT-ND" calcext:value-type="string">
            <text:p>H11634CT-ND</text:p>
          </table:table-cell>
          <table:table-cell table:style-name="ce25" table:formula="of:=HYPERLINK(&quot;http://ar.mouser.com/Search/Refine.aspx?Keyword=&quot;&amp;[.K29];[.K29])" office:value-type="string" office:string-value="798-ZX62-B-5PA11" calcext:value-type="string">
            <text:p>798-ZX62-B-5PA11</text:p>
          </table:table-cell>
          <table:table-cell table:formula="of:=100*[.B29]" office:value-type="float" office:value="200" calcext:value-type="float">
            <text:p>200</text:p>
          </table:table-cell>
          <table:table-cell table:style-name="ce39" office:value-type="float" office:value="0.726" calcext:value-type="float">
            <text:p><text:s/>$0.72600 </text:p>
          </table:table-cell>
          <table:table-cell table:style-name="ce39" table:formula="of:=[.B29]*[.H29]" office:value-type="float" office:value="1.452" calcext:value-type="float">
            <text:p><text:s/>$1.45200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5">
          <table:table-cell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office:value-type="string" calcext:value-type="string">
            <text:p>Bornes fijos x3</text:p>
          </table:table-cell>
          <table:table-cell table:style-name="ce25" table:formula="of:=HYPERLINK(&quot;http://www.digikey.com/product-search/en?KeyWords=&quot;&amp;[.J30];[.J30])" office:value-type="string" office:string-value="ED2610-ND" calcext:value-type="string">
            <text:p>ED2610-ND</text:p>
          </table:table-cell>
          <table:table-cell table:style-name="ce28" table:formula="of:=HYPERLINK(&quot;http://ar.mouser.com/Search/Refine.aspx?Keyword=&quot;&amp;[.K30];[.K30])" office:value-type="string" office:string-value="FIX" calcext:value-type="string">
            <text:p>FIX</text:p>
          </table:table-cell>
          <table:table-cell table:formula="of:=100*[.B30]" office:value-type="float" office:value="1000" calcext:value-type="float">
            <text:p>1000</text:p>
          </table:table-cell>
          <table:table-cell table:style-name="ce39" office:value-type="float" office:value="0.264" calcext:value-type="float">
            <text:p><text:s/>$0.26400 </text:p>
          </table:table-cell>
          <table:table-cell table:style-name="ce39" table:formula="of:=[.B30]*[.H30]" office:value-type="float" office:value="2.64" calcext:value-type="float">
            <text:p><text:s/>$2.64000 </text:p>
          </table:table-cell>
          <table:table-cell office:value-type="string" calcext:value-type="string">
            <text:p>ED2610-ND</text:p>
          </table:table-cell>
          <table:table-cell office:value-type="string" calcext:value-type="string">
            <text:p>FIX</text:p>
          </table:table-cell>
          <table:table-cell table:number-columns-repeated="1013"/>
        </table:table-row>
        <table:table-row table:style-name="ro5">
          <table:table-cell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office:value-type="string" calcext:value-type="string">
            <text:p>Bornes fijos x2</text:p>
          </table:table-cell>
          <table:table-cell table:style-name="ce25" table:formula="of:=HYPERLINK(&quot;http://www.digikey.com/product-search/en?KeyWords=&quot;&amp;[.J31];[.J31])" office:value-type="string" office:string-value="ED2609-ND" calcext:value-type="string">
            <text:p>ED2609-ND</text:p>
          </table:table-cell>
          <table:table-cell table:style-name="ce28" table:formula="of:=HYPERLINK(&quot;http://ar.mouser.com/Search/Refine.aspx?Keyword=&quot;&amp;[.K31];[.K31])" office:value-type="string" office:string-value="FIX" calcext:value-type="string">
            <text:p>FIX</text:p>
          </table:table-cell>
          <table:table-cell table:formula="of:=100*[.B31]" office:value-type="float" office:value="500" calcext:value-type="float">
            <text:p>500</text:p>
          </table:table-cell>
          <table:table-cell table:style-name="ce39" office:value-type="float" office:value="0.231" calcext:value-type="float">
            <text:p><text:s/>$0.23100 </text:p>
          </table:table-cell>
          <table:table-cell table:style-name="ce39" table:formula="of:=[.B31]*[.H31]" office:value-type="float" office:value="1.155" calcext:value-type="float">
            <text:p><text:s/>$1.15500 </text:p>
          </table:table-cell>
          <table:table-cell office:value-type="string" calcext:value-type="string">
            <text:p>ED2609-ND</text:p>
          </table:table-cell>
          <table:table-cell office:value-type="string" calcext:value-type="string">
            <text:p>FIX</text:p>
          </table:table-cell>
          <table:table-cell table:number-columns-repeated="1013"/>
        </table:table-row>
        <table:table-row table:style-name="ro5">
          <table:table-cell office:value-type="string" calcext:value-type="string">
            <text:p>JUMPER</text:p>
          </table:table-cell>
          <table:table-cell office:value-type="float" office:value="5" calcext:value-type="float">
            <text:p>5</text:p>
          </table:table-cell>
          <table:table-cell office:value-type="string" calcext:value-type="string">
            <text:p>JP1 JP2 JP4 JP5 JP6</text:p>
          </table:table-cell>
          <table:table-cell office:value-type="string" calcext:value-type="string">
            <text:p>Jumper</text:p>
          </table:table-cell>
          <table:table-cell table:style-name="ce25" table:formula="of:=HYPERLINK(&quot;http://www.digikey.com/product-search/en?KeyWords=&quot;&amp;[.J32];[.J32])" office:value-type="string" office:string-value="3M9580-ND" calcext:value-type="string">
            <text:p>3M9580-ND</text:p>
          </table:table-cell>
          <table:table-cell table:style-name="ce25" table:formula="of:=HYPERLINK(&quot;http://ar.mouser.com/Search/Refine.aspx?Keyword=&quot;&amp;[.K32];[.K32])" office:value-type="string" office:string-value="649-68786-102LF" calcext:value-type="string">
            <text:p>649-68786-102LF</text:p>
          </table:table-cell>
          <table:table-cell table:formula="of:=100*[.B32]" office:value-type="float" office:value="500" calcext:value-type="float">
            <text:p>500</text:p>
          </table:table-cell>
          <table:table-cell table:style-name="ce39" office:value-type="float" office:value="0.042" calcext:value-type="float">
            <text:p><text:s/>$0.04200 </text:p>
          </table:table-cell>
          <table:table-cell table:style-name="ce39" table:formula="of:=[.B32]*[.H32]" office:value-type="float" office:value="0.21" calcext:value-type="float">
            <text:p><text:s/>$0.21000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5">
          <table:table-cell office:value-type="string" calcext:value-type="string">
            <text:p>PINES 1x40</text:p>
          </table:table-cell>
          <table:table-cell office:value-type="float" office:value="1" calcext:value-type="float">
            <text:p>1</text:p>
          </table:table-cell>
          <table:table-cell office:value-type="string" calcext:value-type="string">
            <text:p>JP1 JP2 JP4 JP5 JP6</text:p>
          </table:table-cell>
          <table:table-cell office:value-type="string" calcext:value-type="string">
            <text:p>Tira de pines 1x40 2.54mm</text:p>
          </table:table-cell>
          <table:table-cell table:style-name="ce25" table:formula="of:=HYPERLINK(&quot;http://www.digikey.com/product-search/en?KeyWords=&quot;&amp;[.J33];[.J33])" office:value-type="string" office:string-value="S1212EC-40-ND" calcext:value-type="string">
            <text:p>S1212EC-40-ND</text:p>
          </table:table-cell>
          <table:table-cell table:style-name="ce25" table:formula="of:=HYPERLINK(&quot;http://ar.mouser.com/Search/Refine.aspx?Keyword=&quot;&amp;[.K33];[.K33])" office:value-type="string" office:string-value="855-M20-9994045" calcext:value-type="string">
            <text:p>855-M20-9994045</text:p>
          </table:table-cell>
          <table:table-cell table:formula="of:=100*[.B33]" office:value-type="float" office:value="100" calcext:value-type="float">
            <text:p>100</text:p>
          </table:table-cell>
          <table:table-cell table:style-name="ce39" office:value-type="float" office:value="0.4704" calcext:value-type="float">
            <text:p><text:s/>$0.47040 </text:p>
          </table:table-cell>
          <table:table-cell table:style-name="ce39" table:formula="of:=[.B33]*[.H33]" office:value-type="float" office:value="0.4704" calcext:value-type="float">
            <text:p><text:s/>$0.47040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5">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office:value-type="string" calcext:value-type="string">
            <text:p>Relé DPDT</text:p>
          </table:table-cell>
          <table:table-cell table:style-name="ce25" table:formula="of:=HYPERLINK(&quot;http://www.digikey.com/product-search/en?KeyWords=&quot;&amp;[.J34];[.J34])" office:value-type="string" office:string-value="Z767-ND" calcext:value-type="string">
            <text:p>Z767-ND</text:p>
          </table:table-cell>
          <table:table-cell table:style-name="ce25"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400</text:p>
          </table:table-cell>
          <table:table-cell table:style-name="ce39" office:value-type="float" office:value="1.98024" calcext:value-type="float">
            <text:p><text:s/>$1.98024 </text:p>
          </table:table-cell>
          <table:table-cell table:style-name="ce39" table:formula="of:=[.B34]*[.H34]" office:value-type="float" office:value="7.92096" calcext:value-type="float">
            <text:p><text:s/>$7.92096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5">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office:value-type="string" calcext:value-type="string">
            <text:p>Inductor 3A SMD</text:p>
          </table:table-cell>
          <table:table-cell table:style-name="ce25" table:formula="of:=HYPERLINK(&quot;http://www.digikey.com/product-search/en?KeyWords=&quot;&amp;[.J35];[.J35])" office:value-type="string" office:string-value="SRN1060-470MCT-ND" calcext:value-type="string">
            <text:p>SRN1060-470MCT-ND</text:p>
          </table:table-cell>
          <table:table-cell table:style-name="ce25"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100</text:p>
          </table:table-cell>
          <table:table-cell table:style-name="ce39" office:value-type="float" office:value="0.45" calcext:value-type="float">
            <text:p><text:s/>$0.45000 </text:p>
          </table:table-cell>
          <table:table-cell table:style-name="ce39" table:formula="of:=[.B35]*[.H35]" office:value-type="float" office:value="0.45" calcext:value-type="float">
            <text:p><text:s/>$0.45000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5">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25" table:formula="of:=HYPERLINK(&quot;http://www.digikey.com/product-search/en?KeyWords=&quot;&amp;[.J36];[.J36])" office:value-type="string" office:string-value="MH1608-221YCT-ND" calcext:value-type="string">
            <text:p>MH1608-221YCT-ND</text:p>
          </table:table-cell>
          <table:table-cell table:style-name="ce25"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100</text:p>
          </table:table-cell>
          <table:table-cell table:style-name="ce39" office:value-type="float" office:value="0.0348" calcext:value-type="float">
            <text:p><text:s/>$0.03480 </text:p>
          </table:table-cell>
          <table:table-cell table:style-name="ce39" table:formula="of:=[.B36]*[.H36]" office:value-type="float" office:value="0.0348" calcext:value-type="float">
            <text:p><text:s/>$0.03480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10">
          <table:table-cell table:style-name="ce12" office:value-type="string" calcext:value-type="string">
            <text:p>SI-52003-F</text:p>
          </table:table-cell>
          <table:table-cell table:style-name="ce15" office:value-type="float" office:value="1" calcext:value-type="float">
            <text:p>1</text:p>
          </table:table-cell>
          <table:table-cell office:value-type="string" calcext:value-type="string">
            <text:p>P1</text:p>
          </table:table-cell>
          <table:table-cell table:style-name="ce20" office:value-type="string" calcext:value-type="string">
            <text:p>Conector Ethernet con trafos y LEDs integrados con salidas PoE.</text:p>
          </table:table-cell>
          <table:table-cell table:style-name="ce26" table:formula="of:=HYPERLINK(&quot;http://www.digikey.com/product-search/en?KeyWords=&quot;&amp;[.J37];[.J37])" office:value-type="string" office:string-value="380-1119-ND" calcext:value-type="string">
            <text:p>380-1119-ND</text:p>
          </table:table-cell>
          <table:table-cell table:style-name="ce28" table:formula="of:=HYPERLINK(&quot;http://components.arrow.com/part/detail/47940822S8018690N6440&quot;;&quot;Ver en ARROW&quot;)" office:value-type="string" office:string-value="Ver en ARROW" calcext:value-type="string">
            <text:p>Ver en ARROW</text:p>
          </table:table-cell>
          <table:table-cell table:style-name="ce32" table:formula="of:=100*[.B37]" office:value-type="float" office:value="100" calcext:value-type="float">
            <text:p>100</text:p>
          </table:table-cell>
          <table:table-cell table:style-name="ce40" office:value-type="float" office:value="4.686" calcext:value-type="float">
            <text:p><text:s/>$4.68600 </text:p>
          </table:table-cell>
          <table:table-cell table:style-name="ce39" table:formula="of:=[.B37]*[.H37]" office:value-type="float" office:value="4.686" calcext:value-type="float">
            <text:p><text:s/>$4.68600 </text:p>
          </table:table-cell>
          <table:table-cell table:style-name="ce32" office:value-type="string" calcext:value-type="string">
            <text:p>380-1119-ND</text:p>
          </table:table-cell>
          <table:table-cell table:style-name="ce32" office:value-type="string" calcext:value-type="string">
            <text:p>FIX</text:p>
          </table:table-cell>
          <table:table-cell table:style-name="ce63" office:value-type="string" calcext:value-type="string">
            <text:p>Ver en ARROW!!!</text:p>
          </table:table-cell>
          <table:table-cell table:style-name="ce32" table:number-columns-repeated="1011"/>
          <table:table-cell table:style-name="ce21"/>
        </table:table-row>
        <table:table-row table:style-name="ro5">
          <table:table-cell office:value-type="string" calcext:value-type="string">
            <text:p>PINES 2x40</text:p>
          </table:table-cell>
          <table:table-cell office:value-type="float" office:value="2" calcext:value-type="float">
            <text:p>2</text:p>
          </table:table-cell>
          <table:table-cell office:value-type="string" calcext:value-type="string">
            <text:p>P2 P3 P12 P13 P14 P15</text:p>
          </table:table-cell>
          <table:table-cell office:value-type="string" calcext:value-type="string">
            <text:p>Tira de pines 2x40 2.54mm</text:p>
          </table:table-cell>
          <table:table-cell table:style-name="ce25" table:formula="of:=HYPERLINK(&quot;http://www.digikey.com/product-search/en?KeyWords=&quot;&amp;[.J38];[.J38])" office:value-type="string" office:string-value="S2012EC-40-ND" calcext:value-type="string">
            <text:p>S2012EC-40-ND</text:p>
          </table:table-cell>
          <table:table-cell table:style-name="ce25" table:formula="of:=HYPERLINK(&quot;http://ar.mouser.com/Search/Refine.aspx?Keyword=&quot;&amp;[.K38];[.K38])" office:value-type="string" office:string-value="571-41037770" calcext:value-type="string">
            <text:p>571-41037770</text:p>
          </table:table-cell>
          <table:table-cell table:formula="of:=100*[.B38]" office:value-type="float" office:value="200" calcext:value-type="float">
            <text:p>200</text:p>
          </table:table-cell>
          <table:table-cell table:style-name="ce39" office:value-type="float" office:value="0.8337" calcext:value-type="float">
            <text:p><text:s/>$0.83370 </text:p>
          </table:table-cell>
          <table:table-cell table:style-name="ce39" table:formula="of:=[.B38]*[.H38]" office:value-type="float" office:value="1.6674" calcext:value-type="float">
            <text:p><text:s/>$1.66740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5">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office:value-type="string" calcext:value-type="string">
            <text:p>Conector 10 pines SMD 1.27mm</text:p>
          </table:table-cell>
          <table:table-cell table:style-name="ce25" table:formula="of:=HYPERLINK(&quot;http://www.digikey.com/product-search/en?KeyWords=&quot;&amp;[.J39];[.J39])" office:value-type="string" office:string-value="952-1389-ND" calcext:value-type="string">
            <text:p>952-1389-ND</text:p>
          </table:table-cell>
          <table:table-cell table:style-name="ce25"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100</text:p>
          </table:table-cell>
          <table:table-cell table:style-name="ce39" office:value-type="float" office:value="0.88" calcext:value-type="float">
            <text:p><text:s/>$0.88000 </text:p>
          </table:table-cell>
          <table:table-cell table:style-name="ce39" table:formula="of:=[.B39]*[.H39]" office:value-type="float" office:value="0.88" calcext:value-type="float">
            <text:p><text:s/>$0.88000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5">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office:value-type="string" calcext:value-type="string">
            <text:p>Polyswitch</text:p>
          </table:table-cell>
          <table:table-cell table:style-name="ce25" table:formula="of:=HYPERLINK(&quot;http://www.digikey.com/product-search/en?KeyWords=&quot;&amp;[.J40];[.J40])" office:value-type="string" office:string-value="MF-USMF020-2CT-ND" calcext:value-type="string">
            <text:p>MF-USMF020-2CT-ND</text:p>
          </table:table-cell>
          <table:table-cell table:style-name="ce25"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200</text:p>
          </table:table-cell>
          <table:table-cell table:style-name="ce39" office:value-type="float" office:value="0.2264" calcext:value-type="float">
            <text:p><text:s/>$0.22640 </text:p>
          </table:table-cell>
          <table:table-cell table:style-name="ce39" table:formula="of:=[.B40]*[.H40]" office:value-type="float" office:value="0.4528" calcext:value-type="float">
            <text:p><text:s/>$0.45280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11">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25" table:formula="of:=HYPERLINK(&quot;http://www.digikey.com/product-search/en?KeyWords=&quot;&amp;[.J41];[.J41])" office:value-type="string" office:string-value="568-10522-1-ND" calcext:value-type="string">
            <text:p>568-10522-1-ND</text:p>
          </table:table-cell>
          <table:table-cell table:style-name="ce25"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100</text:p>
          </table:table-cell>
          <table:table-cell table:style-name="ce39" office:value-type="float" office:value="0.2177" calcext:value-type="float">
            <text:p><text:s/>$0.21770 </text:p>
          </table:table-cell>
          <table:table-cell table:style-name="ce39" table:formula="of:=[.B41]*[.H41]" office:value-type="float" office:value="0.2177" calcext:value-type="float">
            <text:p><text:s/>$0.21770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5">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25" table:formula="of:=HYPERLINK(&quot;http://www.digikey.com/product-search/en?KeyWords=&quot;&amp;[.J42];[.J42])" office:value-type="string" office:string-value="BC817-40LT3GOSCT-ND" calcext:value-type="string">
            <text:p>BC817-40LT3GOSCT-ND</text:p>
          </table:table-cell>
          <table:table-cell table:style-name="ce25"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100</text:p>
          </table:table-cell>
          <table:table-cell table:style-name="ce39" office:value-type="float" office:value="0.0797" calcext:value-type="float">
            <text:p><text:s/>$0.07970 </text:p>
          </table:table-cell>
          <table:table-cell table:style-name="ce39" table:formula="of:=[.B42]*[.H42]" office:value-type="float" office:value="0.0797" calcext:value-type="float">
            <text:p><text:s/>$0.07970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5">
          <table:table-cell office:value-type="string" calcext:value-type="string">
            <text:p>FQT13N06L</text:p>
          </table:table-cell>
          <table:table-cell office:value-type="float" office:value="4" calcext:value-type="float">
            <text:p>4</text:p>
          </table:table-cell>
          <table:table-cell office:value-type="string" calcext:value-type="string">
            <text:p>Q2 Q3 Q4 Q5</text:p>
          </table:table-cell>
          <table:table-cell office:value-type="string" calcext:value-type="string">
            <text:p>MOSFET-N de potencia SMD</text:p>
          </table:table-cell>
          <table:table-cell table:style-name="ce25" table:formula="of:=HYPERLINK(&quot;http://www.digikey.com/product-search/en?KeyWords=&quot;&amp;[.J43];[.J43])" office:value-type="string" office:string-value="FQT13N06LTFCT-ND" calcext:value-type="string">
            <text:p>FQT13N06LTFCT-ND</text:p>
          </table:table-cell>
          <table:table-cell table:style-name="ce25" table:formula="of:=HYPERLINK(&quot;http://ar.mouser.com/Search/Refine.aspx?Keyword=&quot;&amp;[.K43];[.K43])" office:value-type="string" office:string-value="512-FQT13N06LTF" calcext:value-type="string">
            <text:p>512-FQT13N06LTF</text:p>
          </table:table-cell>
          <table:table-cell table:formula="of:=100*[.B43]" office:value-type="float" office:value="400" calcext:value-type="float">
            <text:p>400</text:p>
          </table:table-cell>
          <table:table-cell table:style-name="ce39" office:value-type="float" office:value="1.006" calcext:value-type="float">
            <text:p><text:s/>$1.00600 </text:p>
          </table:table-cell>
          <table:table-cell table:style-name="ce39" table:formula="of:=[.B43]*[.H43]" office:value-type="float" office:value="4.024" calcext:value-type="float">
            <text:p><text:s/>$4.02400 </text:p>
          </table:table-cell>
          <table:table-cell office:value-type="string" calcext:value-type="string">
            <text:p>FQT13N06LTFCT-ND</text:p>
          </table:table-cell>
          <table:table-cell office:value-type="string" calcext:value-type="string">
            <text:p>512-FQT13N06LTF</text:p>
          </table:table-cell>
          <table:table-cell table:number-columns-repeated="1013"/>
        </table:table-row>
        <table:table-row table:style-name="ro5">
          <table:table-cell office:value-type="string" calcext:value-type="string">
            <text:p>NDS7002A</text:p>
          </table:table-cell>
          <table:table-cell office:value-type="float" office:value="4" calcext:value-type="float">
            <text:p>4</text:p>
          </table:table-cell>
          <table:table-cell office:value-type="string" calcext:value-type="string">
            <text:p>Q6 Q7 Q11 Q12</text:p>
          </table:table-cell>
          <table:table-cell office:value-type="string" calcext:value-type="string">
            <text:p>MOSFET-N SMD SOT-23</text:p>
          </table:table-cell>
          <table:table-cell table:style-name="ce25" table:formula="of:=HYPERLINK(&quot;http://www.digikey.com/product-search/en?KeyWords=&quot;&amp;[.J44];[.J44])" office:value-type="string" office:string-value="NDS7002ACT-ND" calcext:value-type="string">
            <text:p>NDS7002ACT-ND</text:p>
          </table:table-cell>
          <table:table-cell table:style-name="ce25" table:formula="of:=HYPERLINK(&quot;http://ar.mouser.com/Search/Refine.aspx?Keyword=&quot;&amp;[.K44];[.K44])" office:value-type="string" office:string-value="512-NDS7002A" calcext:value-type="string">
            <text:p>512-NDS7002A</text:p>
          </table:table-cell>
          <table:table-cell table:formula="of:=100*[.B44]" office:value-type="float" office:value="400" calcext:value-type="float">
            <text:p>400</text:p>
          </table:table-cell>
          <table:table-cell table:style-name="ce39" office:value-type="float" office:value="0.11542" calcext:value-type="float">
            <text:p><text:s/>$0.11542 </text:p>
          </table:table-cell>
          <table:table-cell table:style-name="ce39" table:formula="of:=[.B44]*[.H44]" office:value-type="float" office:value="0.46168" calcext:value-type="float">
            <text:p><text:s/>$0.46168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10">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office:value-type="string" calcext:value-type="string">
            <text:p>Resistor SMD 0603</text:p>
          </table:table-cell>
          <table:table-cell table:style-name="ce25" table:formula="of:=HYPERLINK(&quot;http://www.digikey.com/product-search/en?KeyWords=&quot;&amp;[.J45];[.J45])" office:value-type="string" office:string-value="311-0.0GRCT-ND" calcext:value-type="string">
            <text:p>311-0.0GRCT-ND</text:p>
          </table:table-cell>
          <table:table-cell table:style-name="ce25"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1700</text:p>
          </table:table-cell>
          <table:table-cell table:style-name="ce39" office:value-type="float" office:value="0.00204" calcext:value-type="float">
            <text:p><text:s/>$0.00204 </text:p>
          </table:table-cell>
          <table:table-cell table:style-name="ce39" table:formula="of:=[.B45]*[.H45]" office:value-type="float" office:value="0.03468" calcext:value-type="float">
            <text:p><text:s/>$0.03468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5">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office:value-type="string" calcext:value-type="string">
            <text:p>Resistor SMD 0603</text:p>
          </table:table-cell>
          <table:table-cell table:style-name="ce25" table:formula="of:=HYPERLINK(&quot;http://www.digikey.com/product-search/en?KeyWords=&quot;&amp;[.J46];[.J46])" office:value-type="string" office:string-value="311-4.7GRCT-ND" calcext:value-type="string">
            <text:p>311-4.7GRCT-ND</text:p>
          </table:table-cell>
          <table:table-cell table:style-name="ce25"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400</text:p>
          </table:table-cell>
          <table:table-cell table:style-name="ce39" office:value-type="float" office:value="0.00348" calcext:value-type="float">
            <text:p><text:s/>$0.00348 </text:p>
          </table:table-cell>
          <table:table-cell table:style-name="ce39" table:formula="of:=[.B46]*[.H46]" office:value-type="float" office:value="0.01392" calcext:value-type="float">
            <text:p><text:s/>$0.01392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5">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office:value-type="string" calcext:value-type="string">
            <text:p>Resistor SMD 0603</text:p>
          </table:table-cell>
          <table:table-cell table:style-name="ce25" table:formula="of:=HYPERLINK(&quot;http://www.digikey.com/product-search/en?KeyWords=&quot;&amp;[.J47];[.J47])" office:value-type="string" office:string-value="311-22GRCT-ND" calcext:value-type="string">
            <text:p>311-22GRCT-ND</text:p>
          </table:table-cell>
          <table:table-cell table:style-name="ce25"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300</text:p>
          </table:table-cell>
          <table:table-cell table:style-name="ce39" office:value-type="float" office:value="0.00348" calcext:value-type="float">
            <text:p><text:s/>$0.00348 </text:p>
          </table:table-cell>
          <table:table-cell table:style-name="ce39" table:formula="of:=[.B47]*[.H47]" office:value-type="float" office:value="0.01044" calcext:value-type="float">
            <text:p><text:s/>$0.01044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5">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office:value-type="string" calcext:value-type="string">
            <text:p>Resistor SMD 0603</text:p>
          </table:table-cell>
          <table:table-cell table:style-name="ce25" table:formula="of:=HYPERLINK(&quot;http://www.digikey.com/product-search/en?KeyWords=&quot;&amp;[.J48];[.J48])" office:value-type="string" office:string-value="A109954CT-ND" calcext:value-type="string">
            <text:p>A109954CT-ND</text:p>
          </table:table-cell>
          <table:table-cell table:style-name="ce25"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200</text:p>
          </table:table-cell>
          <table:table-cell table:style-name="ce39" office:value-type="float" office:value="0.2823" calcext:value-type="float">
            <text:p><text:s/>$0.28230 </text:p>
          </table:table-cell>
          <table:table-cell table:style-name="ce39" table:formula="of:=[.B48]*[.H48]" office:value-type="float" office:value="0.5646" calcext:value-type="float">
            <text:p><text:s/>$0.56460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5">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office:value-type="string" calcext:value-type="string">
            <text:p>Resistor SMD 0603</text:p>
          </table:table-cell>
          <table:table-cell table:style-name="ce25" table:formula="of:=HYPERLINK(&quot;http://www.digikey.com/product-search/en?KeyWords=&quot;&amp;[.J49];[.J49])" office:value-type="string" office:string-value="311-49.9HRCT-ND" calcext:value-type="string">
            <text:p>311-49.9HRCT-ND</text:p>
          </table:table-cell>
          <table:table-cell table:style-name="ce25"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400</text:p>
          </table:table-cell>
          <table:table-cell table:style-name="ce39" office:value-type="float" office:value="0.00456" calcext:value-type="float">
            <text:p><text:s/>$0.00456 </text:p>
          </table:table-cell>
          <table:table-cell table:style-name="ce39" table:formula="of:=[.B49]*[.H49]" office:value-type="float" office:value="0.01824" calcext:value-type="float">
            <text:p><text:s/>$0.01824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5">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office:value-type="string" calcext:value-type="string">
            <text:p>Resistor SMD 0603</text:p>
          </table:table-cell>
          <table:table-cell table:style-name="ce25" table:formula="of:=HYPERLINK(&quot;http://www.digikey.com/product-search/en?KeyWords=&quot;&amp;[.J50];[.J50])" office:value-type="string" office:string-value="311-59.0HRCT-ND" calcext:value-type="string">
            <text:p>311-59.0HRCT-ND</text:p>
          </table:table-cell>
          <table:table-cell table:style-name="ce25"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200</text:p>
          </table:table-cell>
          <table:table-cell table:style-name="ce39" office:value-type="float" office:value="0.006" calcext:value-type="float">
            <text:p><text:s/>$0.00600 </text:p>
          </table:table-cell>
          <table:table-cell table:style-name="ce39" table:formula="of:=[.B50]*[.H50]" office:value-type="float" office:value="0.012" calcext:value-type="float">
            <text:p><text:s/>$0.01200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5">
          <table:table-cell office:value-type="float" office:value="100" calcext:value-type="float">
            <text:p>100</text:p>
          </table:table-cell>
          <table:table-cell office:value-type="float" office:value="4" calcext:value-type="float">
            <text:p>4</text:p>
          </table:table-cell>
          <table:table-cell office:value-type="string" calcext:value-type="string">
            <text:p>R51 R54 R57 R60</text:p>
          </table:table-cell>
          <table:table-cell office:value-type="string" calcext:value-type="string">
            <text:p>Resistor SMD 0603</text:p>
          </table:table-cell>
          <table:table-cell table:style-name="ce25" table:formula="of:=HYPERLINK(&quot;http://www.digikey.com/product-search/en?KeyWords=&quot;&amp;[.J51];[.J51])" office:value-type="string" office:string-value="311-100GRCT-ND" calcext:value-type="string">
            <text:p>311-100GRCT-ND</text:p>
          </table:table-cell>
          <table:table-cell table:style-name="ce25" table:formula="of:=HYPERLINK(&quot;http://ar.mouser.com/Search/Refine.aspx?Keyword=&quot;&amp;[.K51];[.K51])" office:value-type="string" office:string-value="71-CRCW0603-100-E3" calcext:value-type="string">
            <text:p>71-CRCW0603-100-E3</text:p>
          </table:table-cell>
          <table:table-cell table:formula="of:=100*[.B51]" office:value-type="float" office:value="400" calcext:value-type="float">
            <text:p>400</text:p>
          </table:table-cell>
          <table:table-cell table:style-name="ce39" office:value-type="float" office:value="0.00204" calcext:value-type="float">
            <text:p><text:s/>$0.00204 </text:p>
          </table:table-cell>
          <table:table-cell table:style-name="ce39" table:formula="of:=[.B51]*[.H51]" office:value-type="float" office:value="0.00816" calcext:value-type="float">
            <text:p><text:s/>$0.00816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5">
          <table:table-cell office:value-type="float" office:value="220" calcext:value-type="float">
            <text:p>220</text:p>
          </table:table-cell>
          <table:table-cell office:value-type="float" office:value="1" calcext:value-type="float">
            <text:p>1</text:p>
          </table:table-cell>
          <table:table-cell office:value-type="string" calcext:value-type="string">
            <text:p>R35</text:p>
          </table:table-cell>
          <table:table-cell office:value-type="string" calcext:value-type="string">
            <text:p>Resistor SMD 0603</text:p>
          </table:table-cell>
          <table:table-cell table:style-name="ce25" table:formula="of:=HYPERLINK(&quot;http://www.digikey.com/product-search/en?KeyWords=&quot;&amp;[.J52];[.J52])" office:value-type="string" office:string-value="311-220GRCT-ND" calcext:value-type="string">
            <text:p>311-220GRCT-ND</text:p>
          </table:table-cell>
          <table:table-cell table:style-name="ce25" table:formula="of:=HYPERLINK(&quot;http://ar.mouser.com/Search/Refine.aspx?Keyword=&quot;&amp;[.K52];[.K52])" office:value-type="string" office:string-value="71-CRCW0603-220-E3" calcext:value-type="string">
            <text:p>71-CRCW0603-220-E3</text:p>
          </table:table-cell>
          <table:table-cell table:formula="of:=100*[.B52]" office:value-type="float" office:value="100" calcext:value-type="float">
            <text:p>100</text:p>
          </table:table-cell>
          <table:table-cell table:style-name="ce39" office:value-type="float" office:value="0.0045" calcext:value-type="float">
            <text:p><text:s/>$0.00450 </text:p>
          </table:table-cell>
          <table:table-cell table:style-name="ce39" table:formula="of:=[.B52]*[.H52]" office:value-type="float" office:value="0.0045" calcext:value-type="float">
            <text:p><text:s/>$0.00450 </text:p>
          </table:table-cell>
          <table:table-cell office:value-type="string" calcext:value-type="string">
            <text:p>311-220GRCT-ND</text:p>
          </table:table-cell>
          <table:table-cell office:value-type="string" calcext:value-type="string">
            <text:p>71-CRCW0603-220-E3</text:p>
          </table:table-cell>
          <table:table-cell table:number-columns-repeated="1013"/>
        </table:table-row>
        <table:table-row table:style-name="ro5">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office:value-type="string" calcext:value-type="string">
            <text:p>Resistor SMD 0603</text:p>
          </table:table-cell>
          <table:table-cell table:style-name="ce25" table:formula="of:=HYPERLINK(&quot;http://www.digikey.com/product-search/en?KeyWords=&quot;&amp;[.J53];[.J53])" office:value-type="string" office:string-value="P237DBCT-ND" calcext:value-type="string">
            <text:p>P237DBCT-ND</text:p>
          </table:table-cell>
          <table:table-cell table:style-name="ce25"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400</text:p>
          </table:table-cell>
          <table:table-cell table:style-name="ce39" office:value-type="float" office:value="0.11" calcext:value-type="float">
            <text:p><text:s/>$0.11000 </text:p>
          </table:table-cell>
          <table:table-cell table:style-name="ce39" table:formula="of:=[.B53]*[.H53]" office:value-type="float" office:value="0.44" calcext:value-type="float">
            <text:p><text:s/>$0.44000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5">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office:value-type="string" calcext:value-type="string">
            <text:p>Resistor SMD 0603</text:p>
          </table:table-cell>
          <table:table-cell table:style-name="ce25" table:formula="of:=HYPERLINK(&quot;http://www.digikey.com/product-search/en?KeyWords=&quot;&amp;[.J54];[.J54])" office:value-type="string" office:string-value="311-270GRCT-ND" calcext:value-type="string">
            <text:p>311-270GRCT-ND</text:p>
          </table:table-cell>
          <table:table-cell table:style-name="ce25"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400</text:p>
          </table:table-cell>
          <table:table-cell table:style-name="ce39" office:value-type="float" office:value="0.00348" calcext:value-type="float">
            <text:p><text:s/>$0.00348 </text:p>
          </table:table-cell>
          <table:table-cell table:style-name="ce39" table:formula="of:=[.B54]*[.H54]" office:value-type="float" office:value="0.01392" calcext:value-type="float">
            <text:p><text:s/>$0.01392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5">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office:value-type="string" calcext:value-type="string">
            <text:p>Resistor SMD 0603</text:p>
          </table:table-cell>
          <table:table-cell table:style-name="ce25" table:formula="of:=HYPERLINK(&quot;http://www.digikey.com/product-search/en?KeyWords=&quot;&amp;[.J55];[.J55])" office:value-type="string" office:string-value="311-330GRCT-ND" calcext:value-type="string">
            <text:p>311-330GRCT-ND</text:p>
          </table:table-cell>
          <table:table-cell table:style-name="ce25"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800</text:p>
          </table:table-cell>
          <table:table-cell table:style-name="ce39" office:value-type="float" office:value="0.00278" calcext:value-type="float">
            <text:p><text:s/>$0.00278 </text:p>
          </table:table-cell>
          <table:table-cell table:style-name="ce39" table:formula="of:=[.B55]*[.H55]" office:value-type="float" office:value="0.02224" calcext:value-type="float">
            <text:p><text:s/>$0.02224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5">
          <table:table-cell office:value-type="float" office:value="390" calcext:value-type="float">
            <text:p>390</text:p>
          </table:table-cell>
          <table:table-cell office:value-type="float" office:value="2" calcext:value-type="float">
            <text:p>2</text:p>
          </table:table-cell>
          <table:table-cell office:value-type="string" calcext:value-type="string">
            <text:p>R32 R39</text:p>
          </table:table-cell>
          <table:table-cell office:value-type="string" calcext:value-type="string">
            <text:p>Resistor SMD 0603</text:p>
          </table:table-cell>
          <table:table-cell table:style-name="ce25" table:formula="of:=HYPERLINK(&quot;http://www.digikey.com/product-search/en?KeyWords=&quot;&amp;[.J56];[.J56])" office:value-type="string" office:string-value="311-390GRCT-ND" calcext:value-type="string">
            <text:p>311-390GRCT-ND</text:p>
          </table:table-cell>
          <table:table-cell table:style-name="ce25" table:formula="of:=HYPERLINK(&quot;http://ar.mouser.com/Search/Refine.aspx?Keyword=&quot;&amp;[.K56];[.K56])" office:value-type="string" office:string-value="71-CRCW0603-390-E3" calcext:value-type="string">
            <text:p>71-CRCW0603-390-E3</text:p>
          </table:table-cell>
          <table:table-cell table:formula="of:=100*[.B56]" office:value-type="float" office:value="200" calcext:value-type="float">
            <text:p>200</text:p>
          </table:table-cell>
          <table:table-cell table:style-name="ce39" office:value-type="float" office:value="0.0045" calcext:value-type="float">
            <text:p><text:s/>$0.00450 </text:p>
          </table:table-cell>
          <table:table-cell table:style-name="ce39" table:formula="of:=[.B56]*[.H56]" office:value-type="float" office:value="0.009" calcext:value-type="float">
            <text:p><text:s/>$0.00900 </text:p>
          </table:table-cell>
          <table:table-cell office:value-type="string" calcext:value-type="string">
            <text:p>311-390GRCT-ND</text:p>
          </table:table-cell>
          <table:table-cell office:value-type="string" calcext:value-type="string">
            <text:p>71-CRCW0603-390-E3</text:p>
          </table:table-cell>
          <table:table-cell table:number-columns-repeated="1013"/>
        </table:table-row>
        <table:table-row table:style-name="ro5">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office:value-type="string" calcext:value-type="string">
            <text:p>Resistor SMD 0603</text:p>
          </table:table-cell>
          <table:table-cell table:style-name="ce25" table:formula="of:=HYPERLINK(&quot;http://www.digikey.com/product-search/en?KeyWords=&quot;&amp;[.J57];[.J57])" office:value-type="string" office:string-value="311-1.0KGRCT-ND" calcext:value-type="string">
            <text:p>311-1.0KGRCT-ND</text:p>
          </table:table-cell>
          <table:table-cell table:style-name="ce25"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200</text:p>
          </table:table-cell>
          <table:table-cell table:style-name="ce39" office:value-type="float" office:value="0.0045" calcext:value-type="float">
            <text:p><text:s/>$0.00450 </text:p>
          </table:table-cell>
          <table:table-cell table:style-name="ce39" table:formula="of:=[.B57]*[.H57]" office:value-type="float" office:value="0.009" calcext:value-type="float">
            <text:p><text:s/>$0.00900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office:value-type="string" calcext:value-type="string">
            <text:p>Resistor SMD 0603</text:p>
          </table:table-cell>
          <table:table-cell table:style-name="ce25" table:formula="of:=HYPERLINK(&quot;http://www.digikey.com/product-search/en?KeyWords=&quot;&amp;[.J58];[.J58])" office:value-type="string" office:string-value="311-1.5KGRCT-ND" calcext:value-type="string">
            <text:p>311-1.5KGRCT-ND</text:p>
          </table:table-cell>
          <table:table-cell table:style-name="ce25"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300</text:p>
          </table:table-cell>
          <table:table-cell table:style-name="ce39" office:value-type="float" office:value="0.00348" calcext:value-type="float">
            <text:p><text:s/>$0.00348 </text:p>
          </table:table-cell>
          <table:table-cell table:style-name="ce39" table:formula="of:=[.B58]*[.H58]" office:value-type="float" office:value="0.01044" calcext:value-type="float">
            <text:p><text:s/>$0.01044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5">
          <table:table-cell office:value-type="string" calcext:value-type="string">
            <text:p>2.2k 250mW</text:p>
          </table:table-cell>
          <table:table-cell office:value-type="float" office:value="1" calcext:value-type="float">
            <text:p>1</text:p>
          </table:table-cell>
          <table:table-cell office:value-type="string" calcext:value-type="string">
            <text:p>R107</text:p>
          </table:table-cell>
          <table:table-cell office:value-type="string" calcext:value-type="string">
            <text:p>Resistor SMD 1206</text:p>
          </table:table-cell>
          <table:table-cell table:style-name="ce25" table:formula="of:=HYPERLINK(&quot;http://www.digikey.com/product-search/en?KeyWords=&quot;&amp;[.J59];[.J59])" office:value-type="string" office:string-value="P2.2KECT-ND" calcext:value-type="string">
            <text:p>P2.2KECT-ND</text:p>
          </table:table-cell>
          <table:table-cell table:style-name="ce25" table:formula="of:=HYPERLINK(&quot;http://ar.mouser.com/Search/Refine.aspx?Keyword=&quot;&amp;[.K59];[.K59])" office:value-type="string" office:string-value="667-ERJ-8GEYJ222V" calcext:value-type="string">
            <text:p>667-ERJ-8GEYJ222V</text:p>
          </table:table-cell>
          <table:table-cell table:formula="of:=100*[.B59]" office:value-type="float" office:value="100" calcext:value-type="float">
            <text:p>100</text:p>
          </table:table-cell>
          <table:table-cell table:style-name="ce40" office:value-type="float" office:value="0.021" calcext:value-type="float">
            <text:p><text:s/>$0.02100 </text:p>
          </table:table-cell>
          <table:table-cell table:style-name="ce39" table:formula="of:=[.B59]*[.H59]" office:value-type="float" office:value="0.021" calcext:value-type="float">
            <text:p><text:s/>$0.02100 </text:p>
          </table:table-cell>
          <table:table-cell office:value-type="string" calcext:value-type="string">
            <text:p>P2.2KECT-ND</text:p>
          </table:table-cell>
          <table:table-cell office:value-type="string" calcext:value-type="string">
            <text:p>667-ERJ-8GEYJ222V</text:p>
          </table:table-cell>
          <table:table-cell table:number-columns-repeated="1013"/>
        </table:table-row>
        <table:table-row table:style-name="ro10">
          <table:table-cell office:value-type="string" calcext:value-type="string">
            <text:p>2.2k</text:p>
          </table:table-cell>
          <table:table-cell office:value-type="float" office:value="11" calcext:value-type="float">
            <text:p>11</text:p>
          </table:table-cell>
          <table:table-cell office:value-type="string" calcext:value-type="string">
            <text:p>R99 R100 R141 R142 R144 R146 R148 R150 R152 R154 R104</text:p>
          </table:table-cell>
          <table:table-cell office:value-type="string" calcext:value-type="string">
            <text:p>Resistor SMD 0603</text:p>
          </table:table-cell>
          <table:table-cell table:style-name="ce25" table:formula="of:=HYPERLINK(&quot;http://www.digikey.com/product-search/en?KeyWords=&quot;&amp;[.J60];[.J60])" office:value-type="string" office:string-value="311-2.2KGRCT-ND" calcext:value-type="string">
            <text:p>311-2.2KGRCT-ND</text:p>
          </table:table-cell>
          <table:table-cell table:style-name="ce25" table:formula="of:=HYPERLINK(&quot;http://ar.mouser.com/Search/Refine.aspx?Keyword=&quot;&amp;[.K60];[.K60])" office:value-type="string" office:string-value="71-CRCW0603-2.2K-E3" calcext:value-type="string">
            <text:p>71-CRCW0603-2.2K-E3</text:p>
          </table:table-cell>
          <table:table-cell table:formula="of:=100*[.B60]" office:value-type="float" office:value="1100" calcext:value-type="float">
            <text:p>1100</text:p>
          </table:table-cell>
          <table:table-cell table:style-name="ce39" office:value-type="float" office:value="0.00348" calcext:value-type="float">
            <text:p><text:s/>$0.00348 </text:p>
          </table:table-cell>
          <table:table-cell table:style-name="ce39" table:formula="of:=[.B60]*[.H60]" office:value-type="float" office:value="0.03828" calcext:value-type="float">
            <text:p><text:s/>$0.03828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5">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office:value-type="string" calcext:value-type="string">
            <text:p>Resistor SMD 0603</text:p>
          </table:table-cell>
          <table:table-cell table:style-name="ce25" table:formula="of:=HYPERLINK(&quot;http://www.digikey.com/product-search/en?KeyWords=&quot;&amp;[.J61];[.J61])" office:value-type="string" office:string-value="P2.49KDBCT-ND" calcext:value-type="string">
            <text:p>P2.49KDBCT-ND</text:p>
          </table:table-cell>
          <table:table-cell table:style-name="ce25" table:formula="of:=HYPERLINK(&quot;http://ar.mouser.com/Search/Refine.aspx?Keyword=&quot;&amp;[.K61];[.K61])" office:value-type="string" office:string-value="756-PCF0603R-2K49BT1" calcext:value-type="string">
            <text:p>756-PCF0603R-2K49BT1</text:p>
          </table:table-cell>
          <table:table-cell table:formula="of:=100*[.B61]" office:value-type="float" office:value="100" calcext:value-type="float">
            <text:p>100</text:p>
          </table:table-cell>
          <table:table-cell table:style-name="ce39" office:value-type="float" office:value="0.1434" calcext:value-type="float">
            <text:p><text:s/>$0.14340 </text:p>
          </table:table-cell>
          <table:table-cell table:style-name="ce39" table:formula="of:=[.B61]*[.H61]" office:value-type="float" office:value="0.1434" calcext:value-type="float">
            <text:p><text:s/>$0.14340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5">
          <table:table-cell office:value-type="string" calcext:value-type="string">
            <text:p>3.3k 250mW</text:p>
          </table:table-cell>
          <table:table-cell office:value-type="float" office:value="8" calcext:value-type="float">
            <text:p>8</text:p>
          </table:table-cell>
          <table:table-cell table:style-name="ce21" office:value-type="string" calcext:value-type="string">
            <text:p>R65 R66 R67 R68 R69 R70 R71 R72</text:p>
          </table:table-cell>
          <table:table-cell office:value-type="string" calcext:value-type="string">
            <text:p>Resistor SMD 1206</text:p>
          </table:table-cell>
          <table:table-cell table:style-name="ce25" table:formula="of:=HYPERLINK(&quot;http://www.digikey.com/product-search/en?KeyWords=&quot;&amp;[.J62];[.J62])" office:value-type="string" office:string-value="P3.3KECT-ND" calcext:value-type="string">
            <text:p>P3.3KECT-ND</text:p>
          </table:table-cell>
          <table:table-cell table:style-name="ce25" table:formula="of:=HYPERLINK(&quot;http://ar.mouser.com/Search/Refine.aspx?Keyword=&quot;&amp;[.K62];[.K62])" office:value-type="string" office:string-value="667-ERJ-8GEYJ332V" calcext:value-type="string">
            <text:p>667-ERJ-8GEYJ332V</text:p>
          </table:table-cell>
          <table:table-cell table:formula="of:=100*[.B62]" office:value-type="float" office:value="800" calcext:value-type="float">
            <text:p>800</text:p>
          </table:table-cell>
          <table:table-cell table:style-name="ce40" office:value-type="float" office:value="0.01152" calcext:value-type="float">
            <text:p><text:s/>$0.01152 </text:p>
          </table:table-cell>
          <table:table-cell table:style-name="ce39" table:formula="of:=[.B62]*[.H62]" office:value-type="float" office:value="0.09216" calcext:value-type="float">
            <text:p><text:s/>$0.09216 </text:p>
          </table:table-cell>
          <table:table-cell office:value-type="string" calcext:value-type="string">
            <text:p>P3.3KECT-ND</text:p>
          </table:table-cell>
          <table:table-cell office:value-type="string" calcext:value-type="string">
            <text:p>667-ERJ-8GEYJ332V</text:p>
          </table:table-cell>
          <table:table-cell table:number-columns-repeated="1013"/>
        </table:table-row>
        <table:table-row table:style-name="ro10">
          <table:table-cell office:value-type="string" calcext:value-type="string">
            <text:p>4.7k</text:p>
          </table:table-cell>
          <table:table-cell office:value-type="float" office:value="13" calcext:value-type="float">
            <text:p>13</text:p>
          </table:table-cell>
          <table:table-cell office:value-type="string" calcext:value-type="string">
            <text:p>R34 R36 R37 R41 R47 R73 R74 R75 R76 R77 R78 R79 R140</text:p>
          </table:table-cell>
          <table:table-cell office:value-type="string" calcext:value-type="string">
            <text:p>Resistor SMD 0603</text:p>
          </table:table-cell>
          <table:table-cell table:style-name="ce25" table:formula="of:=HYPERLINK(&quot;http://www.digikey.com/product-search/en?KeyWords=&quot;&amp;[.J63];[.J63])" office:value-type="string" office:string-value="311-4.7KGRCT-ND" calcext:value-type="string">
            <text:p>311-4.7KGRCT-ND</text:p>
          </table:table-cell>
          <table:table-cell table:style-name="ce25" table:formula="of:=HYPERLINK(&quot;http://ar.mouser.com/Search/Refine.aspx?Keyword=&quot;&amp;[.K63];[.K63])" office:value-type="string" office:string-value="71-CRCW0603-4.7K-E3" calcext:value-type="string">
            <text:p>71-CRCW0603-4.7K-E3</text:p>
          </table:table-cell>
          <table:table-cell table:formula="of:=100*[.B63]" office:value-type="float" office:value="1300" calcext:value-type="float">
            <text:p>1300</text:p>
          </table:table-cell>
          <table:table-cell table:style-name="ce39" office:value-type="float" office:value="0.00278" calcext:value-type="float">
            <text:p><text:s/>$0.00278 </text:p>
          </table:table-cell>
          <table:table-cell table:style-name="ce39" table:formula="of:=[.B63]*[.H63]" office:value-type="float" office:value="0.03614" calcext:value-type="float">
            <text:p><text:s/>$0.03614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10">
          <table:table-cell office:value-type="string" calcext:value-type="string">
            <text:p>10k</text:p>
          </table:table-cell>
          <table:table-cell office:value-type="float" office:value="15" calcext:value-type="float">
            <text:p>15</text:p>
          </table:table-cell>
          <table:table-cell office:value-type="string" calcext:value-type="string">
            <text:p>R2 R15 R16 R48 R49 R85 R117 R118 R119 R120 R91 R101 R102 R103 R109</text:p>
          </table:table-cell>
          <table:table-cell office:value-type="string" calcext:value-type="string">
            <text:p>Resistor SMD 0603</text:p>
          </table:table-cell>
          <table:table-cell table:style-name="ce25" table:formula="of:=HYPERLINK(&quot;http://www.digikey.com/product-search/en?KeyWords=&quot;&amp;[.J64];[.J64])" office:value-type="string" office:string-value="311-10KGRCT-ND" calcext:value-type="string">
            <text:p>311-10KGRCT-ND</text:p>
          </table:table-cell>
          <table:table-cell table:style-name="ce25" table:formula="of:=HYPERLINK(&quot;http://ar.mouser.com/Search/Refine.aspx?Keyword=&quot;&amp;[.K64];[.K64])" office:value-type="string" office:string-value="71-CRCW0603-10K-E3" calcext:value-type="string">
            <text:p>71-CRCW0603-10K-E3</text:p>
          </table:table-cell>
          <table:table-cell table:formula="of:=100*[.B64]" office:value-type="float" office:value="1500" calcext:value-type="float">
            <text:p>1500</text:p>
          </table:table-cell>
          <table:table-cell table:style-name="ce39" office:value-type="float" office:value="0.00177" calcext:value-type="float">
            <text:p><text:s/>$0.00177 </text:p>
          </table:table-cell>
          <table:table-cell table:style-name="ce39" table:formula="of:=[.B64]*[.H64]" office:value-type="float" office:value="0.02655" calcext:value-type="float">
            <text:p><text:s/>$0.02655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5">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office:value-type="string" calcext:value-type="string">
            <text:p>Resistor SMD 0603</text:p>
          </table:table-cell>
          <table:table-cell table:style-name="ce25" table:formula="of:=HYPERLINK(&quot;http://www.digikey.com/product-search/en?KeyWords=&quot;&amp;[.J65];[.J65])" office:value-type="string" office:string-value="311-12.1KHRCT-ND" calcext:value-type="string">
            <text:p>311-12.1KHRCT-ND</text:p>
          </table:table-cell>
          <table:table-cell table:style-name="ce25" table:formula="of:=HYPERLINK(&quot;http://ar.mouser.com/Search/Refine.aspx?Keyword=&quot;&amp;[.K65];[.K65])" office:value-type="string" office:string-value="71-CRCW0603-12.1K-E3" calcext:value-type="string">
            <text:p>71-CRCW0603-12.1K-E3</text:p>
          </table:table-cell>
          <table:table-cell table:formula="of:=100*[.B65]" office:value-type="float" office:value="300" calcext:value-type="float">
            <text:p>300</text:p>
          </table:table-cell>
          <table:table-cell table:style-name="ce39" office:value-type="float" office:value="0.00456" calcext:value-type="float">
            <text:p><text:s/>$0.00456 </text:p>
          </table:table-cell>
          <table:table-cell table:style-name="ce39" table:formula="of:=[.B65]*[.H65]" office:value-type="float" office:value="0.01368" calcext:value-type="float">
            <text:p><text:s/>$0.01368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10">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office:value-type="string" calcext:value-type="string">
            <text:p>Resistor SMD 0603</text:p>
          </table:table-cell>
          <table:table-cell table:style-name="ce25" table:formula="of:=HYPERLINK(&quot;http://www.digikey.com/product-search/en?KeyWords=&quot;&amp;[.J66];[.J66])" office:value-type="string" office:string-value="RG16P15.0KBCT-ND" calcext:value-type="string">
            <text:p>RG16P15.0KBCT-ND</text:p>
          </table:table-cell>
          <table:table-cell table:style-name="ce25" table:formula="of:=HYPERLINK(&quot;http://ar.mouser.com/Search/Refine.aspx?Keyword=&quot;&amp;[.K66];[.K66])" office:value-type="string" office:string-value="756-PCF0603R-15KBT1" calcext:value-type="string">
            <text:p>756-PCF0603R-15KBT1</text:p>
          </table:table-cell>
          <table:table-cell table:formula="of:=100*[.B66]" office:value-type="float" office:value="1500" calcext:value-type="float">
            <text:p>1500</text:p>
          </table:table-cell>
          <table:table-cell table:style-name="ce39" office:value-type="float" office:value="0.07461" calcext:value-type="float">
            <text:p><text:s/>$0.07461 </text:p>
          </table:table-cell>
          <table:table-cell table:style-name="ce39" table:formula="of:=[.B66]*[.H66]" office:value-type="float" office:value="1.11915" calcext:value-type="float">
            <text:p><text:s/>$1.11915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5">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office:value-type="string" calcext:value-type="string">
            <text:p>Resistor SMD 0603</text:p>
          </table:table-cell>
          <table:table-cell table:style-name="ce25" table:formula="of:=HYPERLINK(&quot;http://www.digikey.com/product-search/en?KeyWords=&quot;&amp;[.J67];[.J67])" office:value-type="string" office:string-value="P33KDBCT-ND" calcext:value-type="string">
            <text:p>P33KDBCT-ND</text:p>
          </table:table-cell>
          <table:table-cell table:style-name="ce25" table:formula="of:=HYPERLINK(&quot;http://ar.mouser.com/Search/Refine.aspx?Keyword=&quot;&amp;[.K67];[.K67])" office:value-type="string" office:string-value="754-RG1608P-333-BT5" calcext:value-type="string">
            <text:p>754-RG1608P-333-BT5</text:p>
          </table:table-cell>
          <table:table-cell table:formula="of:=100*[.B67]" office:value-type="float" office:value="100" calcext:value-type="float">
            <text:p>100</text:p>
          </table:table-cell>
          <table:table-cell table:style-name="ce39" office:value-type="float" office:value="0.1434" calcext:value-type="float">
            <text:p><text:s/>$0.14340 </text:p>
          </table:table-cell>
          <table:table-cell table:style-name="ce39" table:formula="of:=[.B67]*[.H67]" office:value-type="float" office:value="0.1434" calcext:value-type="float">
            <text:p><text:s/>$0.14340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10">
          <table:table-cell office:value-type="string" calcext:value-type="string">
            <text:p>100k</text:p>
          </table:table-cell>
          <table:table-cell office:value-type="float" office:value="21" calcext:value-type="float">
            <text:p>21</text:p>
          </table:table-cell>
          <table:table-cell table:style-name="ce22" office:value-type="string" calcext:value-type="string">
            <text:p>R21 R31 R64 R81 R106 R108 R111 R112 R115 R116 R143 R145 R147 R149 R151 R153 R155 R33 R38 R90 R92</text:p>
          </table:table-cell>
          <table:table-cell office:value-type="string" calcext:value-type="string">
            <text:p>Resistor SMD 0603</text:p>
          </table:table-cell>
          <table:table-cell table:style-name="ce25" table:formula="of:=HYPERLINK(&quot;http://www.digikey.com/product-search/en?KeyWords=&quot;&amp;[.J68];[.J68])" office:value-type="string" office:string-value="311-100KGRCT-ND" calcext:value-type="string">
            <text:p>311-100KGRCT-ND</text:p>
          </table:table-cell>
          <table:table-cell table:style-name="ce25" table:formula="of:=HYPERLINK(&quot;http://ar.mouser.com/Search/Refine.aspx?Keyword=&quot;&amp;[.K68];[.K68])" office:value-type="string" office:string-value="71-CRCW0603-100K-E3" calcext:value-type="string">
            <text:p>71-CRCW0603-100K-E3</text:p>
          </table:table-cell>
          <table:table-cell table:formula="of:=100*[.B68]" office:value-type="float" office:value="2100" calcext:value-type="float">
            <text:p>2100</text:p>
          </table:table-cell>
          <table:table-cell table:style-name="ce39" office:value-type="float" office:value="0.00204" calcext:value-type="float">
            <text:p><text:s/>$0.00204 </text:p>
          </table:table-cell>
          <table:table-cell table:style-name="ce39" table:formula="of:=[.B68]*[.H68]" office:value-type="float" office:value="0.04284" calcext:value-type="float">
            <text:p><text:s/>$0.04284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5">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office:value-type="string" calcext:value-type="string">
            <text:p>Resistor SMD 0603</text:p>
          </table:table-cell>
          <table:table-cell table:style-name="ce25" table:formula="of:=HYPERLINK(&quot;http://www.digikey.com/product-search/en?KeyWords=&quot;&amp;[.J69];[.J69])" office:value-type="string" office:string-value="311-10MGRCT-ND" calcext:value-type="string">
            <text:p>311-10MGRCT-ND</text:p>
          </table:table-cell>
          <table:table-cell table:style-name="ce25" table:formula="of:=HYPERLINK(&quot;http://ar.mouser.com/Search/Refine.aspx?Keyword=&quot;&amp;[.K69];[.K69])" office:value-type="string" office:string-value="71-CRCW0603-10M-E3" calcext:value-type="string">
            <text:p>71-CRCW0603-10M-E3</text:p>
          </table:table-cell>
          <table:table-cell table:formula="of:=100*[.B69]" office:value-type="float" office:value="100" calcext:value-type="float">
            <text:p>100</text:p>
          </table:table-cell>
          <table:table-cell table:style-name="ce39" office:value-type="float" office:value="0.0045" calcext:value-type="float">
            <text:p><text:s/>$0.00450 </text:p>
          </table:table-cell>
          <table:table-cell table:style-name="ce39" table:formula="of:=[.B69]*[.H69]" office:value-type="float" office:value="0.0045" calcext:value-type="float">
            <text:p><text:s/>$0.00450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5">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office:value-type="string" calcext:value-type="string">
            <text:p>Resistor SMD 2010</text:p>
          </table:table-cell>
          <table:table-cell table:style-name="ce25" table:formula="of:=HYPERLINK(&quot;http://www.digikey.com/product-search/en?KeyWords=&quot;&amp;[.J70];[.J70])" office:value-type="string" office:string-value="CR2010-JW-101ELFCT-ND" calcext:value-type="string">
            <text:p>CR2010-JW-101ELFCT-ND</text:p>
          </table:table-cell>
          <table:table-cell table:style-name="ce25" table:formula="of:=HYPERLINK(&quot;http://ar.mouser.com/Search/Refine.aspx?Keyword=&quot;&amp;[.K70];[.K70])" office:value-type="string" office:string-value="660-SG73P2ETTD1000F" calcext:value-type="string">
            <text:p>660-SG73P2ETTD1000F</text:p>
          </table:table-cell>
          <table:table-cell table:formula="of:=100*[.B70]" office:value-type="float" office:value="100" calcext:value-type="float">
            <text:p>100</text:p>
          </table:table-cell>
          <table:table-cell table:style-name="ce39" office:value-type="float" office:value="0.1378" calcext:value-type="float">
            <text:p><text:s/>$0.13780 </text:p>
          </table:table-cell>
          <table:table-cell table:style-name="ce39" table:formula="of:=[.B70]*[.H70]" office:value-type="float" office:value="0.1378" calcext:value-type="float">
            <text:p><text:s/>$0.13780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5">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office:value-type="string" calcext:value-type="string">
            <text:p>Tact switch SPST</text:p>
          </table:table-cell>
          <table:table-cell table:style-name="ce25" table:formula="of:=HYPERLINK(&quot;http://www.digikey.com/product-search/en?KeyWords=&quot;&amp;[.J71];[.J71])" office:value-type="string" office:string-value="450-1792-1-ND" calcext:value-type="string">
            <text:p>450-1792-1-ND</text:p>
          </table:table-cell>
          <table:table-cell table:style-name="ce25" table:formula="of:=HYPERLINK(&quot;http://ar.mouser.com/Search/Refine.aspx?Keyword=&quot;&amp;[.K71];[.K71])" office:value-type="string" office:string-value="612-TL3301BF260QG" calcext:value-type="string">
            <text:p>612-TL3301BF260QG</text:p>
          </table:table-cell>
          <table:table-cell table:formula="of:=100*[.B71]" office:value-type="float" office:value="100" calcext:value-type="float">
            <text:p>100</text:p>
          </table:table-cell>
          <table:table-cell table:style-name="ce39" office:value-type="float" office:value="0.1582" calcext:value-type="float">
            <text:p><text:s/>$0.15820 </text:p>
          </table:table-cell>
          <table:table-cell table:style-name="ce39" table:formula="of:=[.B71]*[.H71]" office:value-type="float" office:value="0.1582" calcext:value-type="float">
            <text:p><text:s/>$0.15820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5">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25" table:formula="of:=HYPERLINK(&quot;http://www.digikey.com/product-search/en?KeyWords=&quot;&amp;[.J72];[.J72])" office:value-type="string" office:string-value="MF-USMF005-2CT-ND" calcext:value-type="string">
            <text:p>MF-USMF005-2CT-ND</text:p>
          </table:table-cell>
          <table:table-cell table:style-name="ce25" table:formula="of:=HYPERLINK(&quot;http://ar.mouser.com/Search/Refine.aspx?Keyword=&quot;&amp;[.K72];[.K72])" office:value-type="string" office:string-value="652-MF-USMF005-2" calcext:value-type="string">
            <text:p>652-MF-USMF005-2</text:p>
          </table:table-cell>
          <table:table-cell table:formula="of:=100*[.B72]" office:value-type="float" office:value="100" calcext:value-type="float">
            <text:p>100</text:p>
          </table:table-cell>
          <table:table-cell table:style-name="ce39" office:value-type="float" office:value="0.2264" calcext:value-type="float">
            <text:p><text:s/>$0.22640 </text:p>
          </table:table-cell>
          <table:table-cell table:style-name="ce39" table:formula="of:=[.B72]*[.H72]" office:value-type="float" office:value="0.2264" calcext:value-type="float">
            <text:p><text:s/>$0.22640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5">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office:value-type="string" calcext:value-type="string">
            <text:p>Polyswitch 3A SMD</text:p>
          </table:table-cell>
          <table:table-cell table:style-name="ce25" table:formula="of:=HYPERLINK(&quot;http://www.digikey.com/product-search/en?KeyWords=&quot;&amp;[.J73];[.J73])" office:value-type="string" office:string-value="MF-SM300-2CT-ND" calcext:value-type="string">
            <text:p>MF-SM300-2CT-ND</text:p>
          </table:table-cell>
          <table:table-cell table:style-name="ce25" table:formula="of:=HYPERLINK(&quot;http://ar.mouser.com/Search/Refine.aspx?Keyword=&quot;&amp;[.K73];[.K73])" office:value-type="string" office:string-value="504-PTS18126V300" calcext:value-type="string">
            <text:p>504-PTS18126V300</text:p>
          </table:table-cell>
          <table:table-cell table:formula="of:=100*[.B73]" office:value-type="float" office:value="100" calcext:value-type="float">
            <text:p>100</text:p>
          </table:table-cell>
          <table:table-cell table:style-name="ce39" office:value-type="float" office:value="0.4158" calcext:value-type="float">
            <text:p><text:s/>$0.41580 </text:p>
          </table:table-cell>
          <table:table-cell table:style-name="ce39" table:formula="of:=[.B73]*[.H73]" office:value-type="float" office:value="0.4158" calcext:value-type="float">
            <text:p><text:s/>$0.41580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5">
          <table:table-cell office:value-type="string" calcext:value-type="string">
            <text:p>PTS12066V100</text:p>
          </table:table-cell>
          <table:table-cell office:value-type="float" office:value="6" calcext:value-type="float">
            <text:p>6</text:p>
          </table:table-cell>
          <table:table-cell office:value-type="string" calcext:value-type="string">
            <text:p><text:s/>TH3 TH4 TH5 TH6 TH7 TH9</text:p>
          </table:table-cell>
          <table:table-cell office:value-type="string" calcext:value-type="string">
            <text:p>Polyswitch 1A SMD</text:p>
          </table:table-cell>
          <table:table-cell table:style-name="ce25" table:formula="of:=HYPERLINK(&quot;http://www.digikey.com/product-search/en?KeyWords=&quot;&amp;[.J74];[.J74])" office:value-type="string" office:string-value="MF-USMF110-2CT-ND" calcext:value-type="string">
            <text:p>MF-USMF110-2CT-ND</text:p>
          </table:table-cell>
          <table:table-cell table:style-name="ce25" table:formula="of:=HYPERLINK(&quot;http://ar.mouser.com/Search/Refine.aspx?Keyword=&quot;&amp;[.K74];[.K74])" office:value-type="string" office:string-value="504-PTS12066V100" calcext:value-type="string">
            <text:p>504-PTS12066V100</text:p>
          </table:table-cell>
          <table:table-cell table:formula="of:=100*[.B74]" office:value-type="float" office:value="600" calcext:value-type="float">
            <text:p>600</text:p>
          </table:table-cell>
          <table:table-cell table:style-name="ce39" office:value-type="float" office:value="0.168" calcext:value-type="float">
            <text:p><text:s/>$0.16800 </text:p>
          </table:table-cell>
          <table:table-cell table:style-name="ce39" table:formula="of:=[.B74]*[.H74]" office:value-type="float" office:value="1.008" calcext:value-type="float">
            <text:p><text:s/>$1.00800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5">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office:value-type="string" calcext:value-type="string">
            <text:p>Polyswitch 0.3A SMD</text:p>
          </table:table-cell>
          <table:table-cell table:style-name="ce25" table:formula="of:=HYPERLINK(&quot;http://www.digikey.com/product-search/en?KeyWords=&quot;&amp;[.J75];[.J75])" office:value-type="string" office:string-value="MF-MSMF030-2CT-ND" calcext:value-type="string">
            <text:p>MF-MSMF030-2CT-ND</text:p>
          </table:table-cell>
          <table:table-cell table:style-name="ce25" table:formula="of:=HYPERLINK(&quot;http://ar.mouser.com/Search/Refine.aspx?Keyword=&quot;&amp;[.K75];[.K75])" office:value-type="string" office:string-value="652-MF-MSMF030-2" calcext:value-type="string">
            <text:p>652-MF-MSMF030-2</text:p>
          </table:table-cell>
          <table:table-cell table:formula="of:=100*[.B75]" office:value-type="float" office:value="100" calcext:value-type="float">
            <text:p>100</text:p>
          </table:table-cell>
          <table:table-cell table:style-name="ce39" office:value-type="float" office:value="0.2426" calcext:value-type="float">
            <text:p><text:s/>$0.24260 </text:p>
          </table:table-cell>
          <table:table-cell table:style-name="ce39" table:formula="of:=[.B75]*[.H75]" office:value-type="float" office:value="0.2426" calcext:value-type="float">
            <text:p><text:s/>$0.24260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5">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office:value-type="string" calcext:value-type="string">
            <text:p>Choke USB</text:p>
          </table:table-cell>
          <table:table-cell table:style-name="ce25" table:formula="of:=HYPERLINK(&quot;http://www.digikey.com/product-search/en?KeyWords=&quot;&amp;[.J76];[.J76])" office:value-type="string" office:string-value="SRF2012-900YCT-ND" calcext:value-type="string">
            <text:p>SRF2012-900YCT-ND</text:p>
          </table:table-cell>
          <table:table-cell table:style-name="ce25" table:formula="of:=HYPERLINK(&quot;http://ar.mouser.com/Search/Refine.aspx?Keyword=&quot;&amp;[.K76];[.K76])" office:value-type="string" office:string-value="81-DLW21HN900SQ2L" calcext:value-type="string">
            <text:p>81-DLW21HN900SQ2L</text:p>
          </table:table-cell>
          <table:table-cell table:formula="of:=100*[.B76]" office:value-type="float" office:value="300" calcext:value-type="float">
            <text:p>300</text:p>
          </table:table-cell>
          <table:table-cell table:style-name="ce39" office:value-type="float" office:value="0.29924" calcext:value-type="float">
            <text:p><text:s/>$0.29924 </text:p>
          </table:table-cell>
          <table:table-cell table:style-name="ce39" table:formula="of:=[.B76]*[.H76]" office:value-type="float" office:value="0.89772" calcext:value-type="float">
            <text:p><text:s/>$0.89772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5">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25" table:formula="of:=HYPERLINK(&quot;http://www.digikey.com/product-search/en?KeyWords=&quot;&amp;[.J77];[.J77])" office:value-type="string" office:string-value="LAN8720A-CP-CT-ND" calcext:value-type="string">
            <text:p>LAN8720A-CP-CT-ND</text:p>
          </table:table-cell>
          <table:table-cell table:style-name="ce25" table:formula="of:=HYPERLINK(&quot;http://ar.mouser.com/Search/Refine.aspx?Keyword=&quot;&amp;[.K77];[.K77])" office:value-type="string" office:string-value="886-LAN8720A-CP-TR" calcext:value-type="string">
            <text:p>886-LAN8720A-CP-TR</text:p>
          </table:table-cell>
          <table:table-cell table:formula="of:=100*[.B77]" office:value-type="float" office:value="100" calcext:value-type="float">
            <text:p>100</text:p>
          </table:table-cell>
          <table:table-cell table:style-name="ce39" office:value-type="float" office:value="0.76" calcext:value-type="float">
            <text:p><text:s/>$0.76000 </text:p>
          </table:table-cell>
          <table:table-cell table:style-name="ce39" table:formula="of:=[.B77]*[.H77]" office:value-type="float" office:value="0.76" calcext:value-type="float">
            <text:p><text:s/>$0.76000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5">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25" table:formula="of:=HYPERLINK(&quot;http://www.digikey.com/product-search/en?KeyWords=&quot;&amp;[.J78];[.J78])" office:value-type="string" office:string-value="497-6538-1-ND" calcext:value-type="string">
            <text:p>497-6538-1-ND</text:p>
          </table:table-cell>
          <table:table-cell table:style-name="ce25" table:formula="of:=HYPERLINK(&quot;http://ar.mouser.com/Search/Refine.aspx?Keyword=&quot;&amp;[.K78];[.K78])" office:value-type="string" office:string-value="511-ST3232EC" calcext:value-type="string">
            <text:p>511-ST3232EC</text:p>
          </table:table-cell>
          <table:table-cell table:formula="of:=100*[.B78]" office:value-type="float" office:value="100" calcext:value-type="float">
            <text:p>100</text:p>
          </table:table-cell>
          <table:table-cell table:style-name="ce39" office:value-type="float" office:value="0.7182" calcext:value-type="float">
            <text:p><text:s/>$0.71820 </text:p>
          </table:table-cell>
          <table:table-cell table:style-name="ce39" table:formula="of:=[.B78]*[.H78]" office:value-type="float" office:value="0.7182" calcext:value-type="float">
            <text:p><text:s/>$0.71820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5">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office:value-type="string" calcext:value-type="string">
            <text:p>Transceiver CAN 8-SOIC</text:p>
          </table:table-cell>
          <table:table-cell table:style-name="ce25" table:formula="of:=HYPERLINK(&quot;http://www.digikey.com/product-search/en?KeyWords=&quot;&amp;[.J79];[.J79])" office:value-type="string" office:string-value="568-10289-1-ND" calcext:value-type="string">
            <text:p>568-10289-1-ND</text:p>
          </table:table-cell>
          <table:table-cell table:style-name="ce25" table:formula="of:=HYPERLINK(&quot;http://ar.mouser.com/Search/Refine.aspx?Keyword=&quot;&amp;[.K79];[.K79])" office:value-type="string" office:string-value="771-TJA1040T/CM118" calcext:value-type="string">
            <text:p>771-TJA1040T/CM118</text:p>
          </table:table-cell>
          <table:table-cell table:formula="of:=100*[.B79]" office:value-type="float" office:value="100" calcext:value-type="float">
            <text:p>100</text:p>
          </table:table-cell>
          <table:table-cell table:style-name="ce39" office:value-type="float" office:value="0.9233" calcext:value-type="float">
            <text:p><text:s/>$0.92330 </text:p>
          </table:table-cell>
          <table:table-cell table:style-name="ce39" table:formula="of:=[.B79]*[.H79]" office:value-type="float" office:value="0.9233" calcext:value-type="float">
            <text:p><text:s/>$0.92330 </text:p>
          </table:table-cell>
          <table:table-cell office:value-type="string" calcext:value-type="string">
            <text:p>568-10289-1-ND</text:p>
          </table:table-cell>
          <table:table-cell office:value-type="string" calcext:value-type="string">
            <text:p>771-TJA1040T/CM118</text:p>
          </table:table-cell>
          <table:table-cell table:number-columns-repeated="1013"/>
        </table:table-row>
        <table:table-row table:style-name="ro5">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office:value-type="string" calcext:value-type="string">
            <text:p>TVS para CAN</text:p>
          </table:table-cell>
          <table:table-cell table:style-name="ce25" table:formula="of:=HYPERLINK(&quot;http://www.digikey.com/product-search/en?KeyWords=&quot;&amp;[.J80];[.J80])" office:value-type="string" office:string-value="568-4032-1-ND" calcext:value-type="string">
            <text:p>568-4032-1-ND</text:p>
          </table:table-cell>
          <table:table-cell table:style-name="ce25" table:formula="of:=HYPERLINK(&quot;http://ar.mouser.com/Search/Refine.aspx?Keyword=&quot;&amp;[.K80];[.K80])" office:value-type="string" office:string-value="771-PESD1CAN-T/R" calcext:value-type="string">
            <text:p>771-PESD1CAN-T/R</text:p>
          </table:table-cell>
          <table:table-cell table:formula="of:=100*[.B80]" office:value-type="float" office:value="100" calcext:value-type="float">
            <text:p>100</text:p>
          </table:table-cell>
          <table:table-cell table:style-name="ce39" office:value-type="float" office:value="0.2537" calcext:value-type="float">
            <text:p><text:s/>$0.25370 </text:p>
          </table:table-cell>
          <table:table-cell table:style-name="ce39" table:formula="of:=[.B80]*[.H80]" office:value-type="float" office:value="0.2537" calcext:value-type="float">
            <text:p><text:s/>$0.25370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5">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office:value-type="string" calcext:value-type="string">
            <text:p>Switch USB 8-TSSOP</text:p>
          </table:table-cell>
          <table:table-cell table:style-name="ce25" table:formula="of:=HYPERLINK(&quot;http://www.digikey.com/product-search/en?KeyWords=&quot;&amp;[.J81];[.J81])" office:value-type="string" office:string-value="576-1058-ND" calcext:value-type="string">
            <text:p>576-1058-ND</text:p>
          </table:table-cell>
          <table:table-cell table:style-name="ce25" table:formula="of:=HYPERLINK(&quot;http://ar.mouser.com/Search/Refine.aspx?Keyword=&quot;&amp;[.K81];[.K81])" office:value-type="string" office:string-value="998-MIC2025-2YMTR" calcext:value-type="string">
            <text:p>998-MIC2025-2YMTR</text:p>
          </table:table-cell>
          <table:table-cell table:formula="of:=100*[.B81]" office:value-type="float" office:value="100" calcext:value-type="float">
            <text:p>100</text:p>
          </table:table-cell>
          <table:table-cell table:style-name="ce39" office:value-type="float" office:value="0.7671" calcext:value-type="float">
            <text:p><text:s/>$0.76710 </text:p>
          </table:table-cell>
          <table:table-cell table:style-name="ce39" table:formula="of:=[.B81]*[.H81]" office:value-type="float" office:value="0.7671" calcext:value-type="float">
            <text:p><text:s/>$0.76710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5">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office:value-type="string" calcext:value-type="string">
            <text:p>OpAmp 14-TSSOP</text:p>
          </table:table-cell>
          <table:table-cell table:style-name="ce25" table:formula="of:=HYPERLINK(&quot;http://www.digikey.com/product-search/en?KeyWords=&quot;&amp;[.J82];[.J82])" office:value-type="string" office:string-value="MCP6024-I/ST-ND" calcext:value-type="string">
            <text:p>MCP6024-I/ST-ND</text:p>
          </table:table-cell>
          <table:table-cell table:style-name="ce25" table:formula="of:=HYPERLINK(&quot;http://ar.mouser.com/Search/Refine.aspx?Keyword=&quot;&amp;[.K82];[.K82])" office:value-type="string" office:string-value="579-MCP6024-I/ST" calcext:value-type="string">
            <text:p>579-MCP6024-I/ST</text:p>
          </table:table-cell>
          <table:table-cell table:formula="of:=100*[.B82]" office:value-type="float" office:value="100" calcext:value-type="float">
            <text:p>100</text:p>
          </table:table-cell>
          <table:table-cell table:style-name="ce39" office:value-type="float" office:value="1.44" calcext:value-type="float">
            <text:p><text:s/>$1.44000 </text:p>
          </table:table-cell>
          <table:table-cell table:style-name="ce39" table:formula="of:=[.B82]*[.H82]" office:value-type="float" office:value="1.44" calcext:value-type="float">
            <text:p><text:s/>$1.44000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5">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office:value-type="string" calcext:value-type="string">
            <text:p>EEPROM 1Mb</text:p>
          </table:table-cell>
          <table:table-cell table:style-name="ce25" table:formula="of:=HYPERLINK(&quot;http://www.digikey.com/product-search/en?KeyWords=&quot;&amp;[.J83];[.J83])" office:value-type="string" office:string-value="24AA1025-I/SN-ND" calcext:value-type="string">
            <text:p>24AA1025-I/SN-ND</text:p>
          </table:table-cell>
          <table:table-cell table:style-name="ce25" table:formula="of:=HYPERLINK(&quot;http://ar.mouser.com/Search/Refine.aspx?Keyword=&quot;&amp;[.K83];[.K83])" office:value-type="string" office:string-value="579-24AA1025T-I/SN" calcext:value-type="string">
            <text:p>579-24AA1025T-I/SN</text:p>
          </table:table-cell>
          <table:table-cell table:formula="of:=100*[.B83]" office:value-type="float" office:value="100" calcext:value-type="float">
            <text:p>100</text:p>
          </table:table-cell>
          <table:table-cell table:style-name="ce39" office:value-type="float" office:value="2.675" calcext:value-type="float">
            <text:p><text:s/>$2.67500 </text:p>
          </table:table-cell>
          <table:table-cell table:style-name="ce39" table:formula="of:=[.B83]*[.H83]" office:value-type="float" office:value="2.675" calcext:value-type="float">
            <text:p><text:s/>$2.67500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5">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office:value-type="string" calcext:value-type="string">
            <text:p>EEPROM 2kb</text:p>
          </table:table-cell>
          <table:table-cell table:style-name="ce25" table:formula="of:=HYPERLINK(&quot;http://www.digikey.com/product-search/en?KeyWords=&quot;&amp;[.J84];[.J84])" office:value-type="string" office:string-value="24AA025E48-I/SN-ND" calcext:value-type="string">
            <text:p>24AA025E48-I/SN-ND</text:p>
          </table:table-cell>
          <table:table-cell table:style-name="ce25" table:formula="of:=HYPERLINK(&quot;http://ar.mouser.com/Search/Refine.aspx?Keyword=&quot;&amp;[.K84];[.K84])" office:value-type="string" office:string-value="579-24AA025E48T-I/SN" calcext:value-type="string">
            <text:p>579-24AA025E48T-I/SN</text:p>
          </table:table-cell>
          <table:table-cell table:formula="of:=100*[.B84]" office:value-type="float" office:value="100" calcext:value-type="float">
            <text:p>100</text:p>
          </table:table-cell>
          <table:table-cell table:style-name="ce39" office:value-type="float" office:value="0.2652" calcext:value-type="float">
            <text:p><text:s/>$0.26520 </text:p>
          </table:table-cell>
          <table:table-cell table:style-name="ce39" table:formula="of:=[.B84]*[.H84]" office:value-type="float" office:value="0.2652" calcext:value-type="float">
            <text:p><text:s/>$0.26520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5">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25" table:formula="of:=HYPERLINK(&quot;http://www.digikey.com/product-search/en?KeyWords=&quot;&amp;[.J85];[.J85])" office:value-type="string" office:string-value="296-21527-1-ND" calcext:value-type="string">
            <text:p>296-21527-1-ND</text:p>
          </table:table-cell>
          <table:table-cell table:style-name="ce25" table:formula="of:=HYPERLINK(&quot;http://ar.mouser.com/Search/Refine.aspx?Keyword=&quot;&amp;[.K85];[.K85])" office:value-type="string" office:string-value="595-TXB0108PWR" calcext:value-type="string">
            <text:p>595-TXB0108PWR</text:p>
          </table:table-cell>
          <table:table-cell table:formula="of:=100*[.B85]" office:value-type="float" office:value="100" calcext:value-type="float">
            <text:p>100</text:p>
          </table:table-cell>
          <table:table-cell table:style-name="ce39" office:value-type="float" office:value="1.6704" calcext:value-type="float">
            <text:p><text:s/>$1.67040 </text:p>
          </table:table-cell>
          <table:table-cell table:style-name="ce39" table:formula="of:=[.B85]*[.H85]" office:value-type="float" office:value="1.6704" calcext:value-type="float">
            <text:p><text:s/>$1.67040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5">
          <table:table-cell office:value-type="string" calcext:value-type="string">
            <text:p>IS42S16800F-7TL</text:p>
          </table:table-cell>
          <table:table-cell office:value-type="float" office:value="1" calcext:value-type="float">
            <text:p>1</text:p>
          </table:table-cell>
          <table:table-cell office:value-type="string" calcext:value-type="string">
            <text:p>U15</text:p>
          </table:table-cell>
          <table:table-cell office:value-type="string" calcext:value-type="string">
            <text:p>SDRAM 128Mb 54-TSOP</text:p>
          </table:table-cell>
          <table:table-cell table:style-name="ce25" table:formula="of:=HYPERLINK(&quot;http://www.digikey.com/product-search/en?KeyWords=&quot;&amp;[.J86];[.J86])" office:value-type="string" office:string-value="IS42S16800F-7TL-TR" calcext:value-type="string">
            <text:p>IS42S16800F-7TL-TR</text:p>
          </table:table-cell>
          <table:table-cell table:style-name="ce25" table:formula="of:=HYPERLINK(&quot;http://ar.mouser.com/Search/Refine.aspx?Keyword=&quot;&amp;[.K86];[.K86])" office:value-type="string" office:string-value="870-IS42S16800F-7TL" calcext:value-type="string">
            <text:p>870-IS42S16800F-7TL</text:p>
          </table:table-cell>
          <table:table-cell table:formula="of:=100*[.B86]" office:value-type="float" office:value="100" calcext:value-type="float">
            <text:p>100</text:p>
          </table:table-cell>
          <table:table-cell table:style-name="ce39" office:value-type="float" office:value="3.5376" calcext:value-type="float">
            <text:p><text:s/>$3.53760 </text:p>
          </table:table-cell>
          <table:table-cell table:style-name="ce39" table:formula="of:=[.B86]*[.H86]" office:value-type="float" office:value="3.5376" calcext:value-type="float">
            <text:p><text:s/>$3.53760 </text:p>
          </table:table-cell>
          <table:table-cell office:value-type="string" calcext:value-type="string">
            <text:p>IS42S16800F-7TL-TR</text:p>
          </table:table-cell>
          <table:table-cell office:value-type="string" calcext:value-type="string">
            <text:p>870-IS42S16800F-7TL</text:p>
          </table:table-cell>
          <table:table-cell table:number-columns-repeated="1013"/>
        </table:table-row>
        <table:table-row table:style-name="ro5">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office:value-type="string" calcext:value-type="string">
            <text:p>USB IC 64-LQFP</text:p>
          </table:table-cell>
          <table:table-cell table:style-name="ce25" table:formula="of:=HYPERLINK(&quot;http://www.digikey.com/product-search/en?KeyWords=&quot;&amp;[.J87];[.J87])" office:value-type="string" office:string-value="768-1024-1-ND" calcext:value-type="string">
            <text:p>768-1024-1-ND</text:p>
          </table:table-cell>
          <table:table-cell table:style-name="ce25" table:formula="of:=HYPERLINK(&quot;http://ar.mouser.com/Search/Refine.aspx?Keyword=&quot;&amp;[.K87];[.K87])" office:value-type="string" office:string-value="895-FT2232HL" calcext:value-type="string">
            <text:p>895-FT2232HL</text:p>
          </table:table-cell>
          <table:table-cell table:formula="of:=100*[.B87]" office:value-type="float" office:value="100" calcext:value-type="float">
            <text:p>100</text:p>
          </table:table-cell>
          <table:table-cell table:style-name="ce39" office:value-type="float" office:value="5.4" calcext:value-type="float">
            <text:p><text:s/>$5.40000 </text:p>
          </table:table-cell>
          <table:table-cell table:style-name="ce39" table:formula="of:=[.B87]*[.H87]" office:value-type="float" office:value="5.4" calcext:value-type="float">
            <text:p><text:s/>$5.40000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5">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25" table:formula="of:=HYPERLINK(&quot;http://www.digikey.com/product-search/en?KeyWords=&quot;&amp;[.J88];[.J88])" office:value-type="string" office:string-value="LM358DGOS-ND" calcext:value-type="string">
            <text:p>LM358DGOS-ND</text:p>
          </table:table-cell>
          <table:table-cell table:style-name="ce25" table:formula="of:=HYPERLINK(&quot;http://ar.mouser.com/Search/Refine.aspx?Keyword=&quot;&amp;[.K88];[.K88])" office:value-type="string" office:string-value="863-LM358DG" calcext:value-type="string">
            <text:p>863-LM358DG</text:p>
          </table:table-cell>
          <table:table-cell table:formula="of:=100*[.B88]" office:value-type="float" office:value="100" calcext:value-type="float">
            <text:p>100</text:p>
          </table:table-cell>
          <table:table-cell table:style-name="ce39" office:value-type="float" office:value="0.2605" calcext:value-type="float">
            <text:p><text:s/>$0.26050 </text:p>
          </table:table-cell>
          <table:table-cell table:style-name="ce39" table:formula="of:=[.B88]*[.H88]" office:value-type="float" office:value="0.2605" calcext:value-type="float">
            <text:p><text:s/>$0.26050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5">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office:value-type="string" calcext:value-type="string">
            <text:p>EEPROM 8-TSSOP, MicroWire</text:p>
          </table:table-cell>
          <table:table-cell table:style-name="ce25" table:formula="of:=HYPERLINK(&quot;http://www.digikey.com/product-search/en?KeyWords=&quot;&amp;[.J89];[.J89])" office:value-type="string" office:string-value="AT93C46DN-SH-B-ND" calcext:value-type="string">
            <text:p>AT93C46DN-SH-B-ND</text:p>
          </table:table-cell>
          <table:table-cell table:style-name="ce25" table:formula="of:=HYPERLINK(&quot;http://ar.mouser.com/Search/Refine.aspx?Keyword=&quot;&amp;[.K89];[.K89])" office:value-type="string" office:string-value="579-93C46A-I/SN" calcext:value-type="string">
            <text:p>579-93C46A-I/SN</text:p>
          </table:table-cell>
          <table:table-cell table:formula="of:=100*[.B89]" office:value-type="float" office:value="100" calcext:value-type="float">
            <text:p>100</text:p>
          </table:table-cell>
          <table:table-cell table:style-name="ce39" office:value-type="float" office:value="0.2086" calcext:value-type="float">
            <text:p><text:s/>$0.20860 </text:p>
          </table:table-cell>
          <table:table-cell table:style-name="ce39" table:formula="of:=[.B89]*[.H89]" office:value-type="float" office:value="0.2086" calcext:value-type="float">
            <text:p><text:s/>$0.20860 </text:p>
          </table:table-cell>
          <table:table-cell office:value-type="string" calcext:value-type="string">
            <text:p>AT93C46DN-SH-B-ND</text:p>
          </table:table-cell>
          <table:table-cell office:value-type="string" calcext:value-type="string">
            <text:p>579-93C46A-I/SN</text:p>
          </table:table-cell>
          <table:table-cell table:number-columns-repeated="1013"/>
        </table:table-row>
        <table:table-row table:style-name="ro5">
          <table:table-cell office:value-type="string" calcext:value-type="string">
            <text:p>SN7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25" table:formula="of:=HYPERLINK(&quot;http://www.digikey.com/product-search/en?KeyWords=&quot;&amp;[.J90];[.J90])" office:value-type="string" office:string-value="SN75HVD1176DR" calcext:value-type="string">
            <text:p>SN75HVD1176DR</text:p>
          </table:table-cell>
          <table:table-cell table:style-name="ce25" table:formula="of:=HYPERLINK(&quot;http://ar.mouser.com/Search/Refine.aspx?Keyword=&quot;&amp;[.K90];[.K90])" office:value-type="string" office:string-value="595-SN75HVD1176DR" calcext:value-type="string">
            <text:p>595-SN75HVD1176DR</text:p>
          </table:table-cell>
          <table:table-cell table:formula="of:=100*[.B90]" office:value-type="float" office:value="100" calcext:value-type="float">
            <text:p>100</text:p>
          </table:table-cell>
          <table:table-cell table:style-name="ce39" office:value-type="float" office:value="3.1017" calcext:value-type="float">
            <text:p><text:s/>$3.10170 </text:p>
          </table:table-cell>
          <table:table-cell table:style-name="ce39" table:formula="of:=[.B90]*[.H90]" office:value-type="float" office:value="3.1017" calcext:value-type="float">
            <text:p><text:s/>$3.10170 </text:p>
          </table:table-cell>
          <table:table-cell office:value-type="string" calcext:value-type="string">
            <text:p>SN75HVD1176DR</text:p>
          </table:table-cell>
          <table:table-cell office:value-type="string" calcext:value-type="string">
            <text:p>595-SN75HVD1176DR</text:p>
          </table:table-cell>
          <table:table-cell table:number-columns-repeated="1013"/>
        </table:table-row>
        <table:table-row table:style-name="ro5">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text:s/>30ppm</text:p>
          </table:table-cell>
          <table:table-cell table:style-name="ce25" table:formula="of:=HYPERLINK(&quot;http://www.digikey.com/product-search/en?KeyWords=&quot;&amp;[.J91];[.J91])" office:value-type="string" office:string-value="535-10829-1-ND" calcext:value-type="string">
            <text:p>535-10829-1-ND</text:p>
          </table:table-cell>
          <table:table-cell table:style-name="ce25" table:formula="of:=HYPERLINK(&quot;http://ar.mouser.com/Search/Refine.aspx?Keyword=&quot;&amp;[.K91];[.K91])" office:value-type="string" office:string-value="815-ASV-50.000M-EK-T" calcext:value-type="string">
            <text:p>815-ASV-50.000M-EK-T</text:p>
          </table:table-cell>
          <table:table-cell table:formula="of:=100*[.B91]" office:value-type="float" office:value="100" calcext:value-type="float">
            <text:p>100</text:p>
          </table:table-cell>
          <table:table-cell table:style-name="ce39" office:value-type="float" office:value="1.0017" calcext:value-type="float">
            <text:p><text:s/>$1.00170 </text:p>
          </table:table-cell>
          <table:table-cell table:style-name="ce39" table:formula="of:=[.B91]*[.H91]" office:value-type="float" office:value="1.0017" calcext:value-type="float">
            <text:p><text:s/>$1.00170 </text:p>
          </table:table-cell>
          <table:table-cell office:value-type="string" calcext:value-type="string">
            <text:p>535-10829-1-ND</text:p>
          </table:table-cell>
          <table:table-cell office:value-type="string" calcext:value-type="string">
            <text:p>815-ASV-50.000M-EK-T</text:p>
          </table:table-cell>
          <table:table-cell table:number-columns-repeated="1013"/>
        </table:table-row>
        <table:table-row table:style-name="ro5">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office:value-type="string" calcext:value-type="string">
            <text:p>Regulador 5V TO263-5</text:p>
          </table:table-cell>
          <table:table-cell table:style-name="ce25" table:formula="of:=HYPERLINK(&quot;http://www.digikey.com/product-search/en?KeyWords=&quot;&amp;[.J92];[.J92])" office:value-type="string" office:string-value="LM2596SX-5.0/NOPBCT-ND" calcext:value-type="string">
            <text:p>LM2596SX-5.0/NOPBCT-ND</text:p>
          </table:table-cell>
          <table:table-cell table:style-name="ce25" table:formula="of:=HYPERLINK(&quot;http://ar.mouser.com/Search/Refine.aspx?Keyword=&quot;&amp;[.K92];[.K92])" office:value-type="string" office:string-value="926-LM2596SX-5.0NOPB" calcext:value-type="string">
            <text:p>926-LM2596SX-5.0NOPB</text:p>
          </table:table-cell>
          <table:table-cell table:formula="of:=100*[.B92]" office:value-type="float" office:value="100" calcext:value-type="float">
            <text:p>100</text:p>
          </table:table-cell>
          <table:table-cell table:style-name="ce39" office:value-type="float" office:value="3.4182" calcext:value-type="float">
            <text:p><text:s/>$3.41820 </text:p>
          </table:table-cell>
          <table:table-cell table:style-name="ce39" table:formula="of:=[.B92]*[.H92]" office:value-type="float" office:value="3.4182" calcext:value-type="float">
            <text:p><text:s/>$3.41820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5">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25" table:formula="of:=HYPERLINK(&quot;http://www.digikey.com/product-search/en?KeyWords=&quot;&amp;[.J93];[.J93])" office:value-type="string" office:string-value="NCP1117ST33T3GOSCT-ND" calcext:value-type="string">
            <text:p>NCP1117ST33T3GOSCT-ND</text:p>
          </table:table-cell>
          <table:table-cell table:style-name="ce25" table:formula="of:=HYPERLINK(&quot;http://ar.mouser.com/Search/Refine.aspx?Keyword=&quot;&amp;[.K93];[.K93])" office:value-type="string" office:string-value="863-NCP1117ST33T3G" calcext:value-type="string">
            <text:p>863-NCP1117ST33T3G</text:p>
          </table:table-cell>
          <table:table-cell table:formula="of:=100*[.B93]" office:value-type="float" office:value="100" calcext:value-type="float">
            <text:p>100</text:p>
          </table:table-cell>
          <table:table-cell table:style-name="ce39" office:value-type="float" office:value="0.3127" calcext:value-type="float">
            <text:p><text:s/>$0.31270 </text:p>
          </table:table-cell>
          <table:table-cell table:style-name="ce39" table:formula="of:=[.B93]*[.H93]" office:value-type="float" office:value="0.3127" calcext:value-type="float">
            <text:p><text:s/>$0.31270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5">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office:value-type="string" calcext:value-type="string">
            <text:p>TVS para USB</text:p>
          </table:table-cell>
          <table:table-cell table:style-name="ce25" table:formula="of:=HYPERLINK(&quot;http://www.digikey.com/product-search/en?KeyWords=&quot;&amp;[.J94];[.J94])" office:value-type="string" office:string-value="568-4140-1-ND" calcext:value-type="string">
            <text:p>568-4140-1-ND</text:p>
          </table:table-cell>
          <table:table-cell table:style-name="ce25" table:formula="of:=HYPERLINK(&quot;http://ar.mouser.com/Search/Refine.aspx?Keyword=&quot;&amp;[.K94];[.K94])" office:value-type="string" office:string-value="771-PRTR5V0U2X-T/R" calcext:value-type="string">
            <text:p>771-PRTR5V0U2X-T/R</text:p>
          </table:table-cell>
          <table:table-cell table:formula="of:=100*[.B94]" office:value-type="float" office:value="100" calcext:value-type="float">
            <text:p>100</text:p>
          </table:table-cell>
          <table:table-cell table:style-name="ce39" office:value-type="float" office:value="0.3578" calcext:value-type="float">
            <text:p><text:s/>$0.35780 </text:p>
          </table:table-cell>
          <table:table-cell table:style-name="ce39" table:formula="of:=[.B94]*[.H94]" office:value-type="float" office:value="0.3578" calcext:value-type="float">
            <text:p><text:s/>$0.35780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5">
          <table:table-cell office:value-type="string" calcext:value-type="string">
            <text:p>LPC4337JBD144<text:span text:style-name="T2"> rev. A</text:span></text:p>
          </table:table-cell>
          <table:table-cell office:value-type="float" office:value="1" calcext:value-type="float">
            <text:p>1</text:p>
          </table:table-cell>
          <table:table-cell office:value-type="string" calcext:value-type="string">
            <text:p>U16</text:p>
          </table:table-cell>
          <table:table-cell office:value-type="string" calcext:value-type="string">
            <text:p>Microcontrolador LPC4337 <text:span text:style-name="T2">Rev. A</text:span></text:p>
          </table:table-cell>
          <table:table-cell table:style-name="ce25" table:formula="of:=HYPERLINK(&quot;http://www.digikey.com/product-search/en?KeyWords=&quot;&amp;[.J95];[.J95])" office:value-type="string" office:string-value="568-10159-ND" calcext:value-type="string">
            <text:p>568-10159-ND</text:p>
          </table:table-cell>
          <table:table-cell table:style-name="ce25" table:formula="of:=HYPERLINK(&quot;http://ar.mouser.com/Search/Refine.aspx?Keyword=&quot;&amp;[.K95];[.K95])" office:value-type="string" office:string-value="771-LPC4337JBD144E" calcext:value-type="string">
            <text:p>771-LPC4337JBD144E</text:p>
          </table:table-cell>
          <table:table-cell table:formula="of:=100*[.B95]" office:value-type="float" office:value="100" calcext:value-type="float">
            <text:p>100</text:p>
          </table:table-cell>
          <table:table-cell table:style-name="ce39" office:value-type="float" office:value="11.05" calcext:value-type="float">
            <text:p><text:s/>$11.05000 </text:p>
          </table:table-cell>
          <table:table-cell table:style-name="ce39" table:formula="of:=[.B95]*[.H95]" office:value-type="float" office:value="11.05" calcext:value-type="float">
            <text:p><text:s/>$11.05000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5">
          <table:table-cell office:value-type="string" calcext:value-type="string">
            <text:p>S25FL127SABNFI101</text:p>
          </table:table-cell>
          <table:table-cell office:value-type="float" office:value="1" calcext:value-type="float">
            <text:p>1</text:p>
          </table:table-cell>
          <table:table-cell office:value-type="string" calcext:value-type="string">
            <text:p>U20</text:p>
          </table:table-cell>
          <table:table-cell office:value-type="string" calcext:value-type="string">
            <text:p>Flash qSPI 128Mb WSON-8</text:p>
          </table:table-cell>
          <table:table-cell table:style-name="ce25" table:formula="of:=HYPERLINK(&quot;http://www.digikey.com/product-search/en?KeyWords=&quot;&amp;[.J96];[.J96])" office:value-type="string" office:string-value="1274-1046-ND" calcext:value-type="string">
            <text:p>1274-1046-ND</text:p>
          </table:table-cell>
          <table:table-cell table:style-name="ce25" table:formula="of:=HYPERLINK(&quot;http://ar.mouser.com/Search/Refine.aspx?Keyword=&quot;&amp;[.K96];[.K96])" office:value-type="string" office:string-value="797-25FL127SABNFI101" calcext:value-type="string">
            <text:p>797-25FL127SABNFI101</text:p>
          </table:table-cell>
          <table:table-cell table:formula="of:=100*[.B96]" office:value-type="float" office:value="100" calcext:value-type="float">
            <text:p>100</text:p>
          </table:table-cell>
          <table:table-cell table:style-name="ce39" office:value-type="float" office:value="2.12" calcext:value-type="float">
            <text:p><text:s/>$2.12000 </text:p>
          </table:table-cell>
          <table:table-cell table:style-name="ce39" table:formula="of:=[.B96]*[.H96]" office:value-type="float" office:value="2.12" calcext:value-type="float">
            <text:p><text:s/>$2.12000 </text:p>
          </table:table-cell>
          <table:table-cell office:value-type="string" calcext:value-type="string">
            <text:p>1274-1046-ND</text:p>
          </table:table-cell>
          <table:table-cell office:value-type="string" calcext:value-type="string">
            <text:p>797-25FL127SABNFI101</text:p>
          </table:table-cell>
          <table:table-cell table:number-columns-repeated="1013"/>
        </table:table-row>
        <table:table-row table:style-name="ro5">
          <table:table-cell office:value-type="string" calcext:value-type="string">
            <text:p>MCP1416T</text:p>
          </table:table-cell>
          <table:table-cell office:value-type="float" office:value="4" calcext:value-type="float">
            <text:p>4</text:p>
          </table:table-cell>
          <table:table-cell office:value-type="string" calcext:value-type="string">
            <text:p>U21 U22 U23 U24</text:p>
          </table:table-cell>
          <table:table-cell office:value-type="string" calcext:value-type="string">
            <text:p>Driver MOSFET</text:p>
          </table:table-cell>
          <table:table-cell table:style-name="ce25" table:formula="of:=HYPERLINK(&quot;http://www.digikey.com/product-search/en?KeyWords=&quot;&amp;[.J97];[.J97])" office:value-type="string" office:string-value="MCP1416T-E/OTCT-ND" calcext:value-type="string">
            <text:p>MCP1416T-E/OTCT-ND</text:p>
          </table:table-cell>
          <table:table-cell table:style-name="ce25" table:formula="of:=HYPERLINK(&quot;http://ar.mouser.com/Search/Refine.aspx?Keyword=&quot;&amp;[.K97];[.K97])" office:value-type="string" office:string-value="579-MCP1416T-E/OT" calcext:value-type="string">
            <text:p>579-MCP1416T-E/OT</text:p>
          </table:table-cell>
          <table:table-cell table:formula="of:=100*[.B97]" office:value-type="float" office:value="400" calcext:value-type="float">
            <text:p>400</text:p>
          </table:table-cell>
          <table:table-cell table:style-name="ce40" office:value-type="float" office:value="0.47" calcext:value-type="float">
            <text:p><text:s/>$0.47000 </text:p>
          </table:table-cell>
          <table:table-cell table:style-name="ce39" table:formula="of:=[.B97]*[.H97]" office:value-type="float" office:value="1.88" calcext:value-type="float">
            <text:p><text:s/>$1.88000 </text:p>
          </table:table-cell>
          <table:table-cell office:value-type="string" calcext:value-type="string">
            <text:p>MCP1416T-E/OTCT-ND</text:p>
          </table:table-cell>
          <table:table-cell office:value-type="string" calcext:value-type="string">
            <text:p>579-MCP1416T-E/OT</text:p>
          </table:table-cell>
          <table:table-cell table:number-columns-repeated="1013"/>
        </table:table-row>
        <table:table-row table:style-name="ro5">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office:value-type="string" calcext:value-type="string">
            <text:p>Cristal SMD</text:p>
          </table:table-cell>
          <table:table-cell table:style-name="ce25" table:formula="of:=HYPERLINK(&quot;http://www.digikey.com/product-search/en?KeyWords=&quot;&amp;[.J98];[.J98])" office:value-type="string" office:string-value="535-9166-1-ND" calcext:value-type="string">
            <text:p>535-9166-1-ND</text:p>
          </table:table-cell>
          <table:table-cell table:style-name="ce25" table:formula="of:=HYPERLINK(&quot;http://ar.mouser.com/Search/Refine.aspx?Keyword=&quot;&amp;[.K98];[.K98])" office:value-type="string" office:string-value="815-ABS25-32.768KHZT" calcext:value-type="string">
            <text:p>815-ABS25-32.768KHZT</text:p>
          </table:table-cell>
          <table:table-cell table:formula="of:=100*[.B98]" office:value-type="float" office:value="100" calcext:value-type="float">
            <text:p>100</text:p>
          </table:table-cell>
          <table:table-cell table:style-name="ce39" office:value-type="float" office:value="0.432" calcext:value-type="float">
            <text:p><text:s/>$0.43200 </text:p>
          </table:table-cell>
          <table:table-cell table:style-name="ce39" table:formula="of:=[.B98]*[.H98]" office:value-type="float" office:value="0.432" calcext:value-type="float">
            <text:p><text:s/>$0.43200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5">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office:value-type="string" calcext:value-type="string">
            <text:p>Cristal SMD</text:p>
          </table:table-cell>
          <table:table-cell table:style-name="ce25" table:formula="of:=HYPERLINK(&quot;http://www.digikey.com/product-search/en?KeyWords=&quot;&amp;[.J99];[.J99])" office:value-type="string" office:string-value="SER3683CT-ND" calcext:value-type="string">
            <text:p>SER3683CT-ND</text:p>
          </table:table-cell>
          <table:table-cell table:style-name="ce25" table:formula="of:=HYPERLINK(&quot;http://ar.mouser.com/Search/Refine.aspx?Keyword=&quot;&amp;[.K99];[.K99])" office:value-type="string" office:string-value="732-FA-238V12MB-W3" calcext:value-type="string">
            <text:p>732-FA-238V12MB-W3</text:p>
          </table:table-cell>
          <table:table-cell table:formula="of:=100*[.B99]" office:value-type="float" office:value="200" calcext:value-type="float">
            <text:p>200</text:p>
          </table:table-cell>
          <table:table-cell table:style-name="ce39" office:value-type="float" office:value="0.8" calcext:value-type="float">
            <text:p><text:s/>$0.80000 </text:p>
          </table:table-cell>
          <table:table-cell table:style-name="ce39" table:formula="of:=[.B99]*[.H99]" office:value-type="float" office:value="1.6" calcext:value-type="float">
            <text:p><text:s/>$1.60000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5">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office:value-type="string" calcext:value-type="string">
            <text:p>TVS SMD</text:p>
          </table:table-cell>
          <table:table-cell table:style-name="ce25" table:formula="of:=HYPERLINK(&quot;http://www.digikey.com/product-search/en?KeyWords=&quot;&amp;[.J100];[.J100])" office:value-type="string" office:string-value="P6SMB20CAT3GOSCT-ND" calcext:value-type="string">
            <text:p>P6SMB20CAT3GOSCT-ND</text:p>
          </table:table-cell>
          <table:table-cell table:style-name="ce25" table:formula="of:=HYPERLINK(&quot;http://ar.mouser.com/Search/Refine.aspx?Keyword=&quot;&amp;[.K100];[.K100])" office:value-type="string" office:string-value="576-P6SMB20CA" calcext:value-type="string">
            <text:p>576-P6SMB20CA</text:p>
          </table:table-cell>
          <table:table-cell table:formula="of:=100*[.B100]" office:value-type="float" office:value="400" calcext:value-type="float">
            <text:p>400</text:p>
          </table:table-cell>
          <table:table-cell table:style-name="ce39" office:value-type="float" office:value="0.24968" calcext:value-type="float">
            <text:p><text:s/>$0.24968 </text:p>
          </table:table-cell>
          <table:table-cell table:style-name="ce39" table:formula="of:=[.B100]*[.H100]" office:value-type="float" office:value="0.99872" calcext:value-type="float">
            <text:p><text:s/>$0.99872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5">
          <table:table-cell office:value-type="string" calcext:value-type="string">
            <text:p>P6SMB33CA</text:p>
          </table:table-cell>
          <table:table-cell office:value-type="float" office:value="1" calcext:value-type="float">
            <text:p>1</text:p>
          </table:table-cell>
          <table:table-cell office:value-type="string" calcext:value-type="string">
            <text:p>ZA1</text:p>
          </table:table-cell>
          <table:table-cell office:value-type="string" calcext:value-type="string">
            <text:p>TVS SMD</text:p>
          </table:table-cell>
          <table:table-cell table:style-name="ce25" table:formula="of:=HYPERLINK(&quot;http://www.digikey.com/product-search/en?KeyWords=&quot;&amp;[.J101];[.J101])" office:value-type="string" office:string-value="P6SMB33CA-E3/52GICT-ND" calcext:value-type="string">
            <text:p>P6SMB33CA-E3/52GICT-ND</text:p>
          </table:table-cell>
          <table:table-cell table:style-name="ce25" table:formula="of:=HYPERLINK(&quot;http://ar.mouser.com/Search/Refine.aspx?Keyword=&quot;&amp;[.K101];[.K101])" office:value-type="string" office:string-value="576-P6SMB33CA" calcext:value-type="string">
            <text:p>576-P6SMB33CA</text:p>
          </table:table-cell>
          <table:table-cell table:formula="of:=100*[.B101]" office:value-type="float" office:value="100" calcext:value-type="float">
            <text:p>100</text:p>
          </table:table-cell>
          <table:table-cell table:style-name="ce39" office:value-type="float" office:value="0.22992" calcext:value-type="float">
            <text:p><text:s/>$0.22992 </text:p>
          </table:table-cell>
          <table:table-cell table:style-name="ce39" table:formula="of:=[.B101]*[.H101]" office:value-type="float" office:value="0.22992" calcext:value-type="float">
            <text:p><text:s/>$0.22992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5">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office:value-type="string" calcext:value-type="string">
            <text:p>Zener SMD</text:p>
          </table:table-cell>
          <table:table-cell table:style-name="ce25" table:formula="of:=HYPERLINK(&quot;http://www.digikey.com/product-search/en?KeyWords=&quot;&amp;[.J102];[.J102])" office:value-type="string" office:string-value="MMSZ5V6T1GOSCT-ND" calcext:value-type="string">
            <text:p>MMSZ5V6T1GOSCT-ND</text:p>
          </table:table-cell>
          <table:table-cell table:style-name="ce25" table:formula="of:=HYPERLINK(&quot;http://ar.mouser.com/Search/Refine.aspx?Keyword=&quot;&amp;[.K102];[.K102])" office:value-type="string" office:string-value="78-BZT52C5V6-E3-08" calcext:value-type="string">
            <text:p>78-BZT52C5V6-E3-08</text:p>
          </table:table-cell>
          <table:table-cell table:formula="of:=100*[.B102]" office:value-type="float" office:value="100" calcext:value-type="float">
            <text:p>100</text:p>
          </table:table-cell>
          <table:table-cell table:style-name="ce39" office:value-type="float" office:value="0.1247" calcext:value-type="float">
            <text:p><text:s/>$0.12470 </text:p>
          </table:table-cell>
          <table:table-cell table:style-name="ce39" table:formula="of:=[.B102]*[.H102]" office:value-type="float" office:value="0.1247" calcext:value-type="float">
            <text:p><text:s/>$0.12470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12">
          <table:table-cell table:number-columns-repeated="6"/>
          <table:table-cell table:style-name="ce33" office:value-type="string" calcext:value-type="string" table:number-columns-spanned="2" table:number-rows-spanned="1">
            <text:p>Costo de componentes FOB:</text:p>
          </table:table-cell>
          <table:covered-table-cell table:style-name="ce41"/>
          <table:table-cell table:style-name="ce39" table:formula="of:=SUM([.I2:.I102])" office:value-type="float" office:value="92.74128" calcext:value-type="float">
            <text:p><text:s/>$92.74128 </text:p>
          </table:table-cell>
          <table:table-cell table:number-columns-repeated="1015"/>
        </table:table-row>
        <table:table-row table:style-name="ro12">
          <table:table-cell table:number-columns-repeated="3"/>
          <table:table-cell>
            <draw:custom-shape table:end-cell-address="'ciaa-nxp'.F110" table:end-x="1.3106in" table:end-y="0.1307in" draw:z-index="0" draw:name="CustomShape 1" draw:style-name="gr1" draw:text-style-name="P2" svg:width="3.9169in" svg:height="1.0654in" svg:x="0.9776in" svg:y="0.1323in">
              <text:p text:style-name="P1"><text:span text:style-name="T1">Las celdas de fondo naranja pueden modificarse según las regulaciones y disponibilidad de proveedores de cada país.</text:span></text:p>
              <draw:enhanced-geometry svg:viewBox="0 0 21600 21600" draw:mirror-horizontal="false" draw:mirror-vertical="false" draw:type="rectangle" draw:enhanced-path="M 0 0 L 21600 0 21600 21600 0 21600 0 0 Z N"/>
            </draw:custom-shape>
          </table:table-cell>
          <table:table-cell table:number-columns-repeated="5"/>
          <table:table-cell table:style-name="ce60"/>
          <table:table-cell table:number-columns-repeated="1014"/>
        </table:table-row>
        <table:table-row table:style-name="ro12">
          <table:table-cell table:number-columns-repeated="5"/>
          <table:table-cell table:style-name="ce29" table:number-columns-repeated="2"/>
          <table:table-cell table:style-name="ce43" office:value-type="string" office:string-value="Envío:" calcext:value-type="string">
            <text:p>Envío: </text:p>
          </table:table-cell>
          <table:table-cell table:style-name="ce46" office:value-type="float" office:value="40" calcext:value-type="float">
            <text:p><text:s/>$40.00 </text:p>
          </table:table-cell>
          <table:table-cell table:style-name="ce60"/>
          <table:table-cell table:number-columns-repeated="1014"/>
        </table:table-row>
        <table:table-row table:style-name="ro12">
          <table:table-cell table:number-columns-repeated="5"/>
          <table:table-cell table:style-name="ce29"/>
          <table:table-cell table:style-name="ce34" office:value-type="string" calcext:value-type="string" table:number-columns-spanned="2" table:number-rows-spanned="1">
            <text:p>Impuestos de importación (%):</text:p>
          </table:table-cell>
          <table:covered-table-cell table:style-name="ce44"/>
          <table:table-cell table:style-name="ce47" office:value-type="percentage" office:value="0.3" calcext:value-type="percentage">
            <text:p>30%</text:p>
          </table:table-cell>
          <table:table-cell table:style-name="ce60"/>
          <table:table-cell table:number-columns-repeated="1014"/>
        </table:table-row>
        <table:table-row table:style-name="ro12">
          <table:table-cell table:number-columns-repeated="6"/>
          <table:table-cell table:style-name="ce29"/>
          <table:table-cell table:style-name="ce45" office:value-type="string" calcext:value-type="string">
            <text:p>Impuestos de importación ($):</text:p>
          </table:table-cell>
          <table:table-cell table:style-name="ce39" table:formula="of:=[.I106]*([.I103]+[.I105]/100)" office:value-type="float" office:value="27.942384" calcext:value-type="float">
            <text:p><text:s/>$27.94238 </text:p>
          </table:table-cell>
          <table:table-cell table:style-name="ce60"/>
          <table:table-cell table:number-columns-repeated="1014"/>
        </table:table-row>
        <table:table-row table:style-name="ro12">
          <table:table-cell table:number-columns-repeated="1024"/>
        </table:table-row>
        <table:table-row table:style-name="ro12">
          <table:table-cell table:number-columns-repeated="7"/>
          <table:table-cell table:style-name="ce43" office:value-type="string" office:string-value="Montaje:" calcext:value-type="string">
            <text:p>Montaj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PCB:" calcext:value-type="string">
            <text:p>PCB: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7"/>
          <table:table-cell table:style-name="ce43" office:value-type="string" office:string-value="Gabinete:" calcext:value-type="string">
            <text:p>Gabinete: </text:p>
          </table:table-cell>
          <table:table-cell table:style-name="ce57" office:value-type="string" office:string-value="tbd" calcext:value-type="string">
            <text:p>tbd </text:p>
          </table:table-cell>
          <table:table-cell table:style-name="ce61"/>
          <table:table-cell/>
          <table:table-cell table:style-name="ce64"/>
          <table:table-cell table:number-columns-repeated="1012"/>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03];[.I107];[.I105]/100)" office:value-type="float" office:value="121.083664" calcext:value-type="float">
            <text:p><text:s/>$121.08 </text:p>
          </table:table-cell>
          <table:table-cell table:style-name="ce62"/>
          <table:table-cell table:number-columns-repeated="1014"/>
        </table:table-row>
        <table:table-row table:style-name="ro12">
          <table:table-cell table:number-columns-repeated="1024"/>
        </table:table-row>
        <table:table-row table:style-name="ro12">
          <table:table-cell table:style-name="ce13" office:value-type="string" calcext:value-type="string" table:number-columns-spanned="9" table:number-rows-spanned="1">
            <text:p>Opción: CIAA con Borneras Desmontables</text:p>
          </table:table-cell>
          <table:covered-table-cell table:style-name="ce16"/>
          <table:covered-table-cell table:style-name="ce23"/>
          <table:covered-table-cell table:number-columns-repeated="6" table:style-name="ce16"/>
          <table:table-cell table:number-columns-repeated="1015"/>
        </table:table-row>
        <table:table-row table:style-name="ro5">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25" table:formula="of:=HYPERLINK(&quot;http://www.digikey.com/product-search/en?KeyWords=&quot;&amp;[.J116];[.J116])" office:value-type="string" office:string-value="ED1723-ND" calcext:value-type="string">
            <text:p>ED1723-ND</text:p>
          </table:table-cell>
          <table:table-cell table:style-name="ce25" table:formula="of:=HYPERLINK(&quot;http://ar.mouser.com/Search/Refine.aspx?Keyword=&quot;&amp;[.K116];[.K116])" office:value-type="string" office:string-value="538-39530-0008" calcext:value-type="string">
            <text:p>538-39530-0008</text:p>
          </table:table-cell>
          <table:table-cell table:formula="of:=100*[.B116]" office:value-type="float" office:value="400" calcext:value-type="float">
            <text:p>400</text:p>
          </table:table-cell>
          <table:table-cell table:style-name="ce39" office:value-type="float" office:value="3.03624" calcext:value-type="float">
            <text:p><text:s/>$3.03624 </text:p>
          </table:table-cell>
          <table:table-cell table:style-name="ce39" table:formula="of:=[.B116]*[.H116]" office:value-type="float" office:value="12.14496" calcext:value-type="float">
            <text:p><text:s/>$12.14496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5">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25" table:formula="of:=HYPERLINK(&quot;http://www.digikey.com/product-search/en?KeyWords=&quot;&amp;[.J117];[.J117])" office:value-type="string" office:string-value="ED2910-ND" calcext:value-type="string">
            <text:p>ED2910-ND</text:p>
          </table:table-cell>
          <table:table-cell table:style-name="ce25" table:formula="of:=HYPERLINK(&quot;http://ar.mouser.com/Search/Refine.aspx?Keyword=&quot;&amp;[.K117];[.K117])" office:value-type="string" office:string-value="538-39530-0004" calcext:value-type="string">
            <text:p>538-39530-0004</text:p>
          </table:table-cell>
          <table:table-cell table:formula="of:=100*[.B117]" office:value-type="float" office:value="200" calcext:value-type="float">
            <text:p>200</text:p>
          </table:table-cell>
          <table:table-cell table:style-name="ce39" office:value-type="float" office:value="1.197" calcext:value-type="float">
            <text:p><text:s/>$1.19700 </text:p>
          </table:table-cell>
          <table:table-cell table:style-name="ce39" table:formula="of:=[.B117]*[.H117]" office:value-type="float" office:value="2.394" calcext:value-type="float">
            <text:p><text:s/>$2.39400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5">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25" table:formula="of:=HYPERLINK(&quot;http://www.digikey.com/product-search/en?KeyWords=&quot;&amp;[.J118];[.J118])" office:value-type="string" office:string-value="277-1101-ND" calcext:value-type="string">
            <text:p>277-1101-ND</text:p>
          </table:table-cell>
          <table:table-cell table:style-name="ce25" table:formula="of:=HYPERLINK(&quot;http://ar.mouser.com/Search/Refine.aspx?Keyword=&quot;&amp;[.K118];[.K118])" office:value-type="string" office:string-value="651-1757307" calcext:value-type="string">
            <text:p>651-1757307</text:p>
          </table:table-cell>
          <table:table-cell table:formula="of:=100*[.B118]" office:value-type="float" office:value="400" calcext:value-type="float">
            <text:p>400</text:p>
          </table:table-cell>
          <table:table-cell table:style-name="ce39" office:value-type="float" office:value="1.8674" calcext:value-type="float">
            <text:p><text:s/>$1.86740 </text:p>
          </table:table-cell>
          <table:table-cell table:style-name="ce39" table:formula="of:=[.B118]*[.H118]" office:value-type="float" office:value="7.4696" calcext:value-type="float">
            <text:p><text:s/>$7.46960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5">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25" table:formula="of:=HYPERLINK(&quot;http://www.digikey.com/product-search/en?KeyWords=&quot;&amp;[.J119];[.J119])" office:value-type="string" office:string-value="A98067-ND" calcext:value-type="string">
            <text:p>A98067-ND</text:p>
          </table:table-cell>
          <table:table-cell table:style-name="ce25" table:formula="of:=HYPERLINK(&quot;http://ar.mouser.com/Search/Refine.aspx?Keyword=&quot;&amp;[.K119];[.K119])" office:value-type="string" office:string-value="571-282814-4" calcext:value-type="string">
            <text:p>571-282814-4</text:p>
          </table:table-cell>
          <table:table-cell table:formula="of:=100*[.B119]" office:value-type="float" office:value="200" calcext:value-type="float">
            <text:p>200</text:p>
          </table:table-cell>
          <table:table-cell table:style-name="ce39" office:value-type="float" office:value="0.794" calcext:value-type="float">
            <text:p><text:s/>$0.79400 </text:p>
          </table:table-cell>
          <table:table-cell table:style-name="ce39" table:formula="of:=[.B119]*[.H119]" office:value-type="float" office:value="1.588" calcext:value-type="float">
            <text:p><text:s/>$1.58800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12">
          <table:table-cell table:number-columns-repeated="1024"/>
        </table:table-row>
        <table:table-row table:style-name="ro12">
          <table:table-cell table:number-columns-repeated="5"/>
          <table:table-cell table:style-name="ce31" office:value-type="string" calcext:value-type="string" table:number-columns-spanned="3" table:number-rows-spanned="1">
            <text:p>Costo de componentes FOB:</text:p>
          </table:table-cell>
          <table:covered-table-cell table:style-name="ce36"/>
          <table:covered-table-cell table:style-name="ce43"/>
          <table:table-cell table:style-name="ce39" table:formula="of:=SUM([.I2:.I29];[.I32:.I102];[.I116:.I119])" office:value-type="float" office:value="112.54284" calcext:value-type="float">
            <text:p><text:s/>$112.54284 </text:p>
          </table:table-cell>
          <table:table-cell table:number-columns-repeated="1015"/>
        </table:table-row>
        <table:table-row table:style-name="ro12">
          <table:table-cell table:number-columns-repeated="6"/>
          <table:table-cell table:style-name="ce37" office:value-type="string" calcext:value-type="string" table:number-columns-spanned="2" table:number-rows-spanned="1">
            <text:p>Diferencia usando bornes fijos:</text:p>
          </table:table-cell>
          <table:covered-table-cell table:style-name="ce45"/>
          <table:table-cell table:style-name="ce39" table:formula="of:=[.I121]-[.I103]" office:value-type="float" office:value="19.80156" calcext:value-type="float">
            <text:p><text:s/>$19.80156 </text:p>
          </table:table-cell>
          <table:table-cell table:number-columns-repeated="1015"/>
        </table:table-row>
        <table:table-row table:style-name="ro12">
          <table:table-cell table:number-columns-repeated="1024"/>
        </table:table-row>
        <table:table-row table:style-name="ro12">
          <table:table-cell table:number-columns-repeated="7"/>
          <table:table-cell table:style-name="ce45" office:value-type="string" calcext:value-type="string">
            <text:p>Impuestos de importación ($):</text:p>
          </table:table-cell>
          <table:table-cell table:style-name="ce39" table:formula="of:=[.I106]*([.I121]+[.I105]/100)" office:value-type="float" office:value="33.882852" calcext:value-type="float">
            <text:p><text:s/>$33.88285 </text:p>
          </table:table-cell>
          <table:table-cell table:number-columns-repeated="1015"/>
        </table:table-row>
        <table:table-row table:style-name="ro12">
          <table:table-cell table:number-columns-repeated="1024"/>
        </table:table-row>
        <table:table-row table:style-name="ro12">
          <table:table-cell table:number-columns-repeated="5"/>
          <table:table-cell table:style-name="ce30" office:value-type="string" calcext:value-type="string" table:number-columns-spanned="3" table:number-rows-spanned="1">
            <text:p>Costo por CIAA, fabricando 100 CIAAs:</text:p>
          </table:table-cell>
          <table:covered-table-cell table:number-columns-repeated="2" table:style-name="ce35"/>
          <table:table-cell table:style-name="ce58" table:formula="of:=SUM([.I109:.I111];[.I121];[.I124];[.I105]/100)" office:value-type="float" office:value="146.825692" calcext:value-type="float">
            <text:p><text:s/>$146.83 </text:p>
          </table:table-cell>
          <table:table-cell table:number-columns-repeated="1015"/>
        </table:table-row>
        <table:table-row table:style-name="ro12" table:number-rows-repeated="1048449">
          <table:table-cell table:number-columns-repeated="1024"/>
        </table:table-row>
        <table:table-row table:style-name="ro12">
          <table:table-cell table:number-columns-repeated="1024"/>
        </table:table-row>
      </table:table>
      <table:table table:name="ciaa-nxp-industrial" table:style-name="ta1" table:print="false">
        <table:table-column table:style-name="co14" table:default-cell-style-name="ce49"/>
        <table:table-column table:style-name="co15" table:default-cell-style-name="ce50"/>
        <table:table-column table:style-name="co16" table:default-cell-style-name="ce51"/>
        <table:table-column table:style-name="co17" table:default-cell-style-name="ce51"/>
        <table:table-column table:style-name="co18" table:default-cell-style-name="ce50"/>
        <table:table-column table:style-name="co19" table:default-cell-style-name="ce50"/>
        <table:table-column table:style-name="co20" table:default-cell-style-name="ce50"/>
        <table:table-column table:style-name="co21" table:default-cell-style-name="ce55"/>
        <table:table-column table:style-name="co22" table:default-cell-style-name="ce55"/>
        <table:table-column table:style-name="co18" table:default-cell-style-name="ce50"/>
        <table:table-column table:style-name="co19" table:default-cell-style-name="ce50"/>
        <table:table-column table:style-name="co13" table:number-columns-repeated="1013" table:default-cell-style-name="ce50"/>
        <table:table-row table:style-name="ro1">
          <table:table-cell table:style-name="ce48" office:value-type="string" calcext:value-type="string">
            <text:p>Componente</text:p>
          </table:table-cell>
          <table:table-cell table:style-name="ce48" office:value-type="string" calcext:value-type="string">
            <text:p>Cantidad por PCB</text:p>
          </table:table-cell>
          <table:table-cell table:style-name="ce48" office:value-type="string" calcext:value-type="string">
            <text:p>Referencia</text:p>
          </table:table-cell>
          <table:table-cell table:style-name="ce48" office:value-type="string" calcext:value-type="string">
            <text:p>Descripción</text:p>
          </table:table-cell>
          <table:table-cell table:style-name="ce48" office:value-type="string" calcext:value-type="string">
            <text:p>Código Digi-Key</text:p>
          </table:table-cell>
          <table:table-cell table:style-name="ce48" office:value-type="string" calcext:value-type="string">
            <text:p>Código Mouser</text:p>
          </table:table-cell>
          <table:table-cell table:style-name="ce48" office:value-type="string" calcext:value-type="string">
            <text:p>Cantidad para 100 PCBs</text:p>
          </table:table-cell>
          <table:table-cell table:style-name="ce53" office:value-type="string" office:string-value="Costo unitario (USD FOB DigiKey)" calcext:value-type="string">
            <text:p>Costo unitario (USD FOB DigiKey) </text:p>
          </table:table-cell>
          <table:table-cell table:style-name="ce53" office:value-type="string" office:string-value="Costo por PCB (USD FOB DigiKey)" calcext:value-type="string">
            <text:p>Costo por PCB (USD FOB DigiKey) </text:p>
          </table:table-cell>
          <table:table-cell table:style-name="ce56" table:number-columns-repeated="1015"/>
        </table:table-row>
        <table:table-row table:style-name="ro7">
          <table:table-cell office:value-type="string" calcext:value-type="string">
            <text:p>LAN8720AI-CP</text:p>
          </table:table-cell>
          <table:table-cell office:value-type="float" office:value="1" calcext:value-type="float">
            <text:p>1</text:p>
          </table:table-cell>
          <table:table-cell office:value-type="string" calcext:value-type="string">
            <text:p>U1</text:p>
          </table:table-cell>
          <table:table-cell office:value-type="string" calcext:value-type="string">
            <text:p>Ethernet PHY</text:p>
          </table:table-cell>
          <table:table-cell table:style-name="ce52" table:formula="of:=HYPERLINK(&quot;http://www.digikey.com/product-search/en?KeyWords=&quot;&amp;[.J2];[.J2])" office:value-type="string" office:string-value="LAN8720AI-CP-TR-ND" calcext:value-type="string">
            <text:p>LAN8720AI-CP-TR-ND</text:p>
          </table:table-cell>
          <table:table-cell table:style-name="ce52" table:formula="of:=HYPERLINK(&quot;http://ar.mouser.com/Search/Refine.aspx?Keyword=&quot;&amp;[.K2];[.K2])" office:value-type="string" office:string-value="886-LAN8720AI-CP-TR" calcext:value-type="string">
            <text:p>886-LAN8720AI-CP-TR</text:p>
          </table:table-cell>
          <table:table-cell table:formula="of:=100*[.B2]" office:value-type="float" office:value="100" calcext:value-type="float">
            <text:p>100</text:p>
          </table:table-cell>
          <table:table-cell table:style-name="ce54"/>
          <table:table-cell table:style-name="ce54" table:formula="of:=[.B2]*[.H2]" office:value-type="float" office:value="0" calcext:value-type="float">
            <text:p><text:s/>$- </text:p>
          </table:table-cell>
          <table:table-cell office:value-type="string" calcext:value-type="string">
            <text:p>LAN8720AI-CP-TR-ND</text:p>
          </table:table-cell>
          <table:table-cell office:value-type="string" calcext:value-type="string">
            <text:p>886-LAN8720AI-CP-TR</text:p>
          </table:table-cell>
          <table:table-cell table:number-columns-repeated="1013"/>
        </table:table-row>
        <table:table-row table:style-name="ro7">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office:value-type="string" calcext:value-type="string">
            <text:p>Transceiver RS232 16-TSSOP</text:p>
          </table:table-cell>
          <table:table-cell table:style-name="ce52" table:formula="of:=HYPERLINK(&quot;http://www.digikey.com/product-search/en?KeyWords=&quot;&amp;[.J3];[.J3])" office:value-type="string" office:string-value="497-6536-1-ND" calcext:value-type="string">
            <text:p>497-6536-1-ND</text:p>
          </table:table-cell>
          <table:table-cell table:style-name="ce52" table:formula="of:=HYPERLINK(&quot;http://ar.mouser.com/Search/Refine.aspx?Keyword=&quot;&amp;[.K3];[.K3])" office:value-type="string" office:string-value="511-ST3232EB" calcext:value-type="string">
            <text:p>511-ST3232EB</text:p>
          </table:table-cell>
          <table:table-cell table:formula="of:=100*[.B3]" office:value-type="float" office:value="100" calcext:value-type="float">
            <text:p>100</text:p>
          </table:table-cell>
          <table:table-cell table:style-name="ce54"/>
          <table:table-cell table:style-name="ce54" table:formula="of:=[.B3]*[.H3]" office:value-type="float" office:value="0" calcext:value-type="float">
            <text:p><text:s/>$- </text:p>
          </table:table-cell>
          <table:table-cell office:value-type="string" calcext:value-type="string">
            <text:p>497-6536-1-ND</text:p>
          </table:table-cell>
          <table:table-cell office:value-type="string" calcext:value-type="string">
            <text:p>511-ST3232EB</text:p>
          </table:table-cell>
          <table:table-cell table:number-columns-repeated="1013"/>
        </table:table-row>
        <table:table-row table:style-name="ro7">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office:value-type="string" calcext:value-type="string">
            <text:p>Buffer bidireccional 20-TSSOP</text:p>
          </table:table-cell>
          <table:table-cell table:style-name="ce52" table:formula="of:=HYPERLINK(&quot;http://www.digikey.com/product-search/en?KeyWords=&quot;&amp;[.J4];[.J4])" office:value-type="string" office:string-value="296-21527-1-ND" calcext:value-type="string">
            <text:p>296-21527-1-ND</text:p>
          </table:table-cell>
          <table:table-cell table:style-name="ce52" table:formula="of:=HYPERLINK(&quot;http://ar.mouser.com/Search/Refine.aspx?Keyword=&quot;&amp;[.K4];[.K4])" office:value-type="string" office:string-value="595-TXB0108PWR" calcext:value-type="string">
            <text:p>595-TXB0108PWR</text:p>
          </table:table-cell>
          <table:table-cell table:formula="of:=100*[.B4]" office:value-type="float" office:value="100" calcext:value-type="float">
            <text:p>100</text:p>
          </table:table-cell>
          <table:table-cell table:style-name="ce54"/>
          <table:table-cell table:style-name="ce54" table:formula="of:=[.B4]*[.H4]" office:value-type="float" office:value="0" calcext:value-type="float">
            <text:p><text:s/>$-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7">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office:value-type="string" calcext:value-type="string">
            <text:p>SDRAM 64Mb 54-TSOP</text:p>
          </table:table-cell>
          <table:table-cell table:style-name="ce52" table:formula="of:=HYPERLINK(&quot;http://www.digikey.com/product-search/en?KeyWords=&quot;&amp;[.J5];[.J5])" office:value-type="string" office:string-value="IS42S16400F-7TLI" calcext:value-type="string">
            <text:p>IS42S16400F-7TLI</text:p>
          </table:table-cell>
          <table:table-cell table:style-name="ce52" table:formula="of:=HYPERLINK(&quot;http://ar.mouser.com/Search/Refine.aspx?Keyword=&quot;&amp;[.K5];[.K5])" office:value-type="string" office:string-value="870-42S16400F-7TLI" calcext:value-type="string">
            <text:p>870-42S16400F-7TLI</text:p>
          </table:table-cell>
          <table:table-cell table:formula="of:=100*[.B5]" office:value-type="float" office:value="100" calcext:value-type="float">
            <text:p>100</text:p>
          </table:table-cell>
          <table:table-cell table:style-name="ce54"/>
          <table:table-cell table:style-name="ce54" table:formula="of:=[.B5]*[.H5]" office:value-type="float" office:value="0" calcext:value-type="float">
            <text:p><text:s/>$- </text:p>
          </table:table-cell>
          <table:table-cell office:value-type="string" calcext:value-type="string">
            <text:p>IS42S16400F-7TLI</text:p>
          </table:table-cell>
          <table:table-cell office:value-type="string" calcext:value-type="string">
            <text:p>870-42S16400F-7TLI</text:p>
          </table:table-cell>
          <table:table-cell table:number-columns-repeated="1013"/>
        </table:table-row>
        <table:table-row table:style-name="ro7">
          <table:table-cell office:value-type="string" calcext:value-type="string">
            <text:p>LM2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52" table:formula="of:=HYPERLINK(&quot;http://www.digikey.com/product-search/en?KeyWords=&quot;&amp;[.J6];[.J6])" office:value-type="string" office:string-value="LM258DGOS-ND" calcext:value-type="string">
            <text:p>LM258DGOS-ND</text:p>
          </table:table-cell>
          <table:table-cell table:style-name="ce52" table:formula="of:=HYPERLINK(&quot;http://ar.mouser.com/Search/Refine.aspx?Keyword=&quot;&amp;[.K6];[.K6])" office:value-type="string" office:string-value="863-LM258DG" calcext:value-type="string">
            <text:p>863-LM258DG</text:p>
          </table:table-cell>
          <table:table-cell table:formula="of:=100*[.B6]" office:value-type="float" office:value="100" calcext:value-type="float">
            <text:p>100</text:p>
          </table:table-cell>
          <table:table-cell table:style-name="ce54"/>
          <table:table-cell table:style-name="ce54" table:formula="of:=[.B6]*[.H6]" office:value-type="float" office:value="0" calcext:value-type="float">
            <text:p><text:s/>$- </text:p>
          </table:table-cell>
          <table:table-cell office:value-type="string" calcext:value-type="string">
            <text:p>LM258DGOS-ND</text:p>
          </table:table-cell>
          <table:table-cell office:value-type="string" calcext:value-type="string">
            <text:p>863-LM258DG</text:p>
          </table:table-cell>
          <table:table-cell table:number-columns-repeated="1013"/>
        </table:table-row>
        <table:table-row table:style-name="ro7">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office:value-type="string" calcext:value-type="string">
            <text:p>Transceiver RS485/Profibus 8-SOIC</text:p>
          </table:table-cell>
          <table:table-cell table:style-name="ce52" table:formula="of:=HYPERLINK(&quot;http://www.digikey.com/product-search/en?KeyWords=&quot;&amp;[.J7];[.J7])" office:value-type="string" office:string-value="296-26337-1-ND" calcext:value-type="string">
            <text:p>296-26337-1-ND</text:p>
          </table:table-cell>
          <table:table-cell table:style-name="ce52" table:formula="of:=HYPERLINK(&quot;http://ar.mouser.com/Search/Refine.aspx?Keyword=&quot;&amp;[.K7];[.K7])" office:value-type="string" office:string-value="595-SN65HVD1176DR" calcext:value-type="string">
            <text:p>595-SN65HVD1176DR</text:p>
          </table:table-cell>
          <table:table-cell table:formula="of:=100*[.B7]" office:value-type="float" office:value="100" calcext:value-type="float">
            <text:p>100</text:p>
          </table:table-cell>
          <table:table-cell table:style-name="ce54"/>
          <table:table-cell table:style-name="ce54" table:formula="of:=[.B7]*[.H7]" office:value-type="float" office:value="0" calcext:value-type="float">
            <text:p><text:s/>$-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7">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office:value-type="string" calcext:value-type="string">
            <text:p>Oscilador 50MHz SMD 30ppm</text:p>
          </table:table-cell>
          <table:table-cell table:style-name="ce52" table:formula="of:=HYPERLINK(&quot;http://www.digikey.com/product-search/en?KeyWords=&quot;&amp;[.J8];[.J8])" office:value-type="string" office:string-value="535-10829-1-ND" calcext:value-type="string">
            <text:p>535-10829-1-ND</text:p>
          </table:table-cell>
          <table:table-cell table:style-name="ce52" table:formula="of:=HYPERLINK(&quot;http://ar.mouser.com/Search/Refine.aspx?Keyword=&quot;&amp;[.K8];[.K8])" office:value-type="string" office:string-value="815-ASV-50.000M-NK-T" calcext:value-type="string">
            <text:p>815-ASV-50.000M-NK-T</text:p>
          </table:table-cell>
          <table:table-cell table:formula="of:=100*[.B8]" office:value-type="float" office:value="100" calcext:value-type="float">
            <text:p>100</text:p>
          </table:table-cell>
          <table:table-cell table:style-name="ce54"/>
          <table:table-cell table:style-name="ce54" table:formula="of:=[.B8]*[.H8]" office:value-type="float" office:value="0" calcext:value-type="float">
            <text:p><text:s/>$- </text:p>
          </table:table-cell>
          <table:table-cell office:value-type="string" calcext:value-type="string">
            <text:p>535-10829-1-ND</text:p>
          </table:table-cell>
          <table:table-cell office:value-type="string" calcext:value-type="string">
            <text:p>815-ASV-50.000M-NK-T</text:p>
          </table:table-cell>
          <table:table-cell table:number-columns-repeated="1013"/>
        </table:table-row>
        <table:table-row table:style-name="ro7">
          <table:table-cell office:value-type="string" calcext:value-type="string">
            <text:p>NCV1117ST33T3G</text:p>
          </table:table-cell>
          <table:table-cell office:value-type="float" office:value="1" calcext:value-type="float">
            <text:p>1</text:p>
          </table:table-cell>
          <table:table-cell office:value-type="string" calcext:value-type="string">
            <text:p>U4</text:p>
          </table:table-cell>
          <table:table-cell office:value-type="string" calcext:value-type="string">
            <text:p>Regulador 3.3V SOT223</text:p>
          </table:table-cell>
          <table:table-cell table:style-name="ce52" table:formula="of:=HYPERLINK(&quot;http://www.digikey.com/product-search/en?KeyWords=&quot;&amp;[.J9];[.J9])" office:value-type="string" office:string-value="NCV1117ST33T3GOSCT-ND" calcext:value-type="string">
            <text:p>NCV1117ST33T3GOSCT-ND</text:p>
          </table:table-cell>
          <table:table-cell table:style-name="ce52" table:formula="of:=HYPERLINK(&quot;http://ar.mouser.com/Search/Refine.aspx?Keyword=&quot;&amp;[.K9];[.K9])" office:value-type="string" office:string-value="863-NCV1117ST33T3G" calcext:value-type="string">
            <text:p>863-NCV1117ST33T3G</text:p>
          </table:table-cell>
          <table:table-cell table:formula="of:=100*[.B9]" office:value-type="float" office:value="100" calcext:value-type="float">
            <text:p>100</text:p>
          </table:table-cell>
          <table:table-cell table:style-name="ce54"/>
          <table:table-cell table:style-name="ce54" table:formula="of:=[.B9]*[.H9]" office:value-type="float" office:value="0" calcext:value-type="float">
            <text:p><text:s/>$- </text:p>
          </table:table-cell>
          <table:table-cell office:value-type="string" calcext:value-type="string">
            <text:p>NCV1117ST33T3GOSCT-ND</text:p>
          </table:table-cell>
          <table:table-cell office:value-type="string" calcext:value-type="string">
            <text:p>863-NCV1117ST33T3G</text:p>
          </table:table-cell>
          <table:table-cell table:number-columns-repeated="1013"/>
        </table:table-row>
        <table:table-row table:style-name="ro8" table:number-rows-repeated="24">
          <table:table-cell table:number-columns-repeated="1024"/>
        </table:table-row>
        <table:table-row table:style-name="ro9" table:number-rows-repeated="2">
          <table:table-cell table:number-columns-repeated="1024"/>
        </table:table-row>
        <table:table-row table:style-name="ro8" table:number-rows-repeated="4">
          <table:table-cell table:number-columns-repeated="1024"/>
        </table:table-row>
        <table:table-row table:style-name="ro9" table:number-rows-repeated="4">
          <table:table-cell table:number-columns-repeated="1024"/>
        </table:table-row>
        <table:table-row table:style-name="ro8">
          <table:table-cell table:number-columns-repeated="1024"/>
        </table:table-row>
        <table:table-row table:style-name="ro9" table:number-rows-repeated="59">
          <table:table-cell table:number-columns-repeated="1024"/>
        </table:table-row>
        <table:table-row table:style-name="ro8">
          <table:table-cell table:number-columns-repeated="1024"/>
        </table:table-row>
        <table:table-row table:style-name="ro9" table:number-rows-repeated="1048471">
          <table:table-cell table:number-columns-repeated="1024"/>
        </table:table-row>
        <table:table-row table:style-name="ro9">
          <table:table-cell table:number-columns-repeated="1024"/>
        </table:table-row>
      </table:table>
      <table:named-expressions>
        <table:named-range table:name="ciaa_nxp_1" table:base-cell-address="$'ciaa-nxp'.$A$1" table:cell-range-address="$'ciaa-nxp'.$A$2:.$C$102"/>
        <table:named-range table:name="_xlnm.Print_Area" table:base-cell-address="$'ciaa-nxp'.$A$1" table:cell-range-address="$'ciaa-nxp'.$A$1:.$C$102" table:range-usable-as="print-range"/>
        <table:named-range table:name="_xlnm.Print_Area_1" table:base-cell-address="$'ciaa-nxp'.$A$1" table:cell-range-address="$'ciaa-nxp'.$A$1:.$C$10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s" fo:country="AR" style:font-name-asian="Lucida Sans Unicode" style:language-asian="zh" style:country-asian="CN" style:font-name-complex="Tahoma"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1P0" style:volatile="true">
      <number:currency-symbol number:language="es" number:country="AR">$</number:currency-symbol>
      <number:number number:decimal-places="2" number:min-integer-digits="1" number:grouping="true"/>
    </number:currency-style>
    <number:currency-style style:name="N121">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21P0"/>
    </number:currency-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8P0" style:volatile="true">
      <number:text> $</number:text>
      <number:number number:decimal-places="5" number:min-integer-digits="1" number:grouping="true"/>
      <number:text> </number:text>
    </number:number-style>
    <number:number-style style:name="N128P1" style:volatile="true">
      <number:text> $(</number:text>
      <number:number number:decimal-places="5"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number:number number:decimal-places="0" number:min-integer-digits="1" number:grouping="true"/>
      <number:text> </number:text>
    </number:number-style>
    <number:number-style style:name="N10123P1" style:volatile="true" number:language="es" number:country="AR">
      <number:text> -</number:text>
      <number:number number:decimal-places="0" number:min-integer-digits="1" number:grouping="true"/>
      <number:text> </number:text>
    </number:number-style>
    <number:number-style style:name="N10123P2" style:volatile="true" number:language="es" number:country="AR">
      <number:text> -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number:number number:decimal-places="0" number:min-integer-digits="1" number:grouping="true"/>
      <number:text> </number:text>
    </number:currency-style>
    <number:currency-style style:name="N10127P1" style:volatile="true" number:language="es" number:country="AR">
      <number:currency-symbol/>
      <number:text> -</number:text>
      <number:number number:decimal-places="0" number:min-integer-digits="1" number:grouping="true"/>
      <number:text> </number:text>
    </number:currency-style>
    <number:currency-style style:name="N10127P2" style:volatile="true" number:language="es" number:country="AR">
      <number:currency-symbol/>
      <number:text> -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number:number number:decimal-places="2" number:min-integer-digits="1" number:grouping="true"/>
      <number:text> </number:text>
    </number:number-style>
    <number:number-style style:name="N10131P1" style:volatile="true" number:language="es" number:country="AR">
      <number:text> -</number:text>
      <number:number number:decimal-places="2" number:min-integer-digits="1" number:grouping="true"/>
      <number:text> </number:text>
    </number:number-style>
    <number:number-style style:name="N10131P2" style:volatile="true" number:language="es" number:country="AR">
      <number:text> -</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number:number number:decimal-places="2" number:min-integer-digits="1" number:grouping="true"/>
      <number:text> </number:text>
    </number:currency-style>
    <number:currency-style style:name="N10135P1" style:volatile="true" number:language="es" number:country="AR">
      <number:currency-symbol/>
      <number:text> -</number:text>
      <number:number number:decimal-places="2" number:min-integer-digits="1" number:grouping="true"/>
      <number:text> </number:text>
    </number:currency-style>
    <number:currency-style style:name="N10135P2" style:volatile="true" number:language="es" number:country="AR">
      <number:currency-symbol/>
      <number:text> -</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s" number:country="AR">
      <number:minutes number:style="long"/>
      <number:text>:</number:text>
      <number:seconds number:style="long"/>
    </number:time-style>
    <number:time-style style:name="N10137" number:language="es" number:country="AR" number:truncate-on-overflow="false">
      <number:hours/>
      <number:text>:</number:text>
      <number:minutes number:style="long"/>
      <number:text>:</number:text>
      <number:seconds number:style="long"/>
    </number:time-style>
    <number:time-style style:name="N10138" number:language="es" number:country="AR">
      <number:minutes number:style="long"/>
      <number:text>:</number:text>
      <number:seconds number:style="long" number:decimal-places="1"/>
    </number:time-style>
    <number:number-style style:name="N10139" number:language="es" number:country="AR">
      <number:scientific-number number:decimal-places="1" number:min-integer-digits="3" number:min-exponent-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Accent1" style:display-name="Excel Built-in Excel Built-in Accent1" style:family="table-cell" style:parent-style-name="Default" style:data-style-name="N0">
      <style:table-cell-properties fo:background-color="#4f81bd" style:text-align-source="value-type" style:repeat-content="false" fo:wrap-option="no-wrap" style:direction="ltr" style:rotation-angle="0" style:rotation-align="none" style:shrink-to-fit="false" style:vertical-align="bottom"/>
      <style:paragraph-properties fo:margin-left="0in" style:writing-mode="page"/>
      <style:text-properties fo:color="#ffffff"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Good" style:display-name="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style:paragraph-properties fo:margin-left="0in" style:writing-mode="page"/>
      <style:text-properties fo:color="#0061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Input" style:display-name="Excel Built-in Excel Built-in Input" style:family="table-cell" style:parent-style-name="Default" style:data-style-name="N0">
      <style:table-cell-properties fo:background-color="#ffcc99" style:diagonal-bl-tr="none" style:diagonal-tl-br="none" style:text-align-source="value-type" style:repeat-content="false" fo:wrap-option="no-wrap" fo:border="0.99pt solid #7f7f7f" style:direction="ltr" style:rotation-angle="0" style:rotation-align="none" style:shrink-to-fit="false" style:vertical-align="bottom"/>
      <style:paragraph-properties fo:margin-left="0in" style:writing-mode="page"/>
      <style:text-properties fo:color="#3f3f76"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25">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6">00/00/0000</text:date>, <text:time style:data-style-name="N2" text:time-value="18:14:12.050992525">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16T20:09:49.327936684</dc:date>
    <meta:generator>LibreOffice/4.2.8.2$Linux_X86_64 LibreOffice_project/420m0$Build-2</meta:generator>
    <meta:editing-duration>PT2H47M1S</meta:editing-duration>
    <meta:editing-cycles>27</meta:editing-cycles>
    <dc:creator>Pablo </dc:creator>
    <meta:document-statistic meta:table-count="2" meta:cell-count="1275" meta:object-count="1"/>
  </office:meta>
</office:document-meta>
</file>